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Bold Italic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08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457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7091in"/>
    </style:style>
    <style:style style:name="co11" style:family="table-column">
      <style:table-column-properties fo:break-before="auto" style:column-width="0.381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 DOA4 E3 Fri Sep 30 20.22.19 200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 DOA4 E3 Fri Sep 30 20.22.19 2005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>
            <text:p>file</text:p>
          </table:table-cell>
          <table:table-cell table:style-name="Default" office:value-type="string">
            <text:p>CRC</text:p>
          </table:table-cell>
          <table:table-cell office:value-type="string">
            <text:p>filesize</text:p>
          </table:table-cell>
          <table:table-cell table:number-columns-repeated="8"/>
        </table:table-row>
        <table:table-row table:style-name="ro3">
          <table:table-cell office:value-type="string">
            <text:p>bin\anime_cm.bin</text:p>
          </table:table-cell>
          <table:table-cell office:value-type="string">
            <text:p>8c2bf86e</text:p>
          </table:table-cell>
          <table:table-cell office:value-type="float" office:value="78676">
            <text:p>78676</text:p>
          </table:table-cell>
          <table:table-cell table:number-columns-repeated="8"/>
        </table:table-row>
        <table:table-row table:style-name="ro3">
          <table:table-cell office:value-type="string">
            <text:p>bin\ayane.bin</text:p>
          </table:table-cell>
          <table:table-cell office:value-type="string">
            <text:p>55301a63</text:p>
          </table:table-cell>
          <table:table-cell office:value-type="float" office:value="106224">
            <text:p>106224</text:p>
          </table:table-cell>
          <table:table-cell table:number-columns-repeated="8"/>
        </table:table-row>
        <table:table-row table:style-name="ro3">
          <table:table-cell office:value-type="string">
            <text:p>bin\ayane.mot</text:p>
          </table:table-cell>
          <table:table-cell office:value-type="string">
            <text:p>de5363e7</text:p>
          </table:table-cell>
          <table:table-cell office:value-type="float" office:value="2146368">
            <text:p>2146368</text:p>
          </table:table-cell>
          <table:table-cell table:number-columns-repeated="8"/>
        </table:table-row>
        <table:table-row table:style-name="ro3">
          <table:table-cell office:value-type="string">
            <text:p>bin\boy.bin</text:p>
          </table:table-cell>
          <table:table-cell office:value-type="string">
            <text:p>f5f2c05b</text:p>
          </table:table-cell>
          <table:table-cell office:value-type="float" office:value="71388">
            <text:p>71388</text:p>
          </table:table-cell>
          <table:table-cell table:number-columns-repeated="8"/>
        </table:table-row>
        <table:table-row table:style-name="ro3">
          <table:table-cell office:value-type="string">
            <text:p>bin\boy.mot</text:p>
          </table:table-cell>
          <table:table-cell office:value-type="string">
            <text:p>48daa747</text:p>
          </table:table-cell>
          <table:table-cell office:value-type="float" office:value="1162744">
            <text:p>1162744</text:p>
          </table:table-cell>
          <table:table-cell table:number-columns-repeated="8"/>
        </table:table-row>
        <table:table-row table:style-name="ro3">
          <table:table-cell office:value-type="string">
            <text:p>bin\c_ayane.mot</text:p>
          </table:table-cell>
          <table:table-cell office:value-type="string">
            <text:p>b7d3c634</text:p>
          </table:table-cell>
          <table:table-cell office:value-type="float" office:value="14984">
            <text:p>14984</text:p>
          </table:table-cell>
          <table:table-cell table:number-columns-repeated="8"/>
        </table:table-row>
        <table:table-row table:style-name="ro3">
          <table:table-cell office:value-type="string">
            <text:p>bin\c_boy.mot</text:p>
          </table:table-cell>
          <table:table-cell office:value-type="string">
            <text:p>502e92ee</text:p>
          </table:table-cell>
          <table:table-cell office:value-type="float" office:value="21456">
            <text:p>21456</text:p>
          </table:table-cell>
          <table:table-cell table:number-columns-repeated="8"/>
        </table:table-row>
        <table:table-row table:style-name="ro3">
          <table:table-cell office:value-type="string">
            <text:p>bin\c_gokei.mot</text:p>
          </table:table-cell>
          <table:table-cell office:value-type="string">
            <text:p>99117bcb</text:p>
          </table:table-cell>
          <table:table-cell office:value-type="float" office:value="27640">
            <text:p>27640</text:p>
          </table:table-cell>
          <table:table-cell table:number-columns-repeated="8"/>
        </table:table-row>
        <table:table-row table:style-name="ro3">
          <table:table-cell office:value-type="string">
            <text:p>bin\c_hakyo.mot</text:p>
          </table:table-cell>
          <table:table-cell office:value-type="string">
            <text:p>414a59d6</text:p>
          </table:table-cell>
          <table:table-cell office:value-type="float" office:value="23128">
            <text:p>23128</text:p>
          </table:table-cell>
          <table:table-cell table:number-columns-repeated="8"/>
        </table:table-row>
        <table:table-row table:style-name="ro3">
          <table:table-cell office:value-type="string">
            <text:p>bin\c_janlee.mot</text:p>
          </table:table-cell>
          <table:table-cell office:value-type="string">
            <text:p>dcbfc2</text:p>
          </table:table-cell>
          <table:table-cell office:value-type="float" office:value="32000">
            <text:p>32000</text:p>
          </table:table-cell>
          <table:table-cell table:number-columns-repeated="8"/>
        </table:table-row>
        <table:table-row table:style-name="ro3">
          <table:table-cell office:value-type="string">
            <text:p>bin\c_kasumi.mot</text:p>
          </table:table-cell>
          <table:table-cell office:value-type="string">
            <text:p>3ea73b9b</text:p>
          </table:table-cell>
          <table:table-cell office:value-type="float" office:value="84696">
            <text:p>84696</text:p>
          </table:table-cell>
          <table:table-cell table:number-columns-repeated="8"/>
        </table:table-row>
        <table:table-row table:style-name="ro3">
          <table:table-cell office:value-type="string">
            <text:p>bin\c_koryu.mot</text:p>
          </table:table-cell>
          <table:table-cell office:value-type="string">
            <text:p>d1be29b9</text:p>
          </table:table-cell>
          <table:table-cell office:value-type="float" office:value="52728">
            <text:p>52728</text:p>
          </table:table-cell>
          <table:table-cell table:number-columns-repeated="8"/>
        </table:table-row>
        <table:table-row table:style-name="ro3">
          <table:table-cell office:value-type="string">
            <text:p>bin\c_leifan.mot</text:p>
          </table:table-cell>
          <table:table-cell office:value-type="string">
            <text:p>cd56e562</text:p>
          </table:table-cell>
          <table:table-cell office:value-type="float" office:value="30952">
            <text:p>30952</text:p>
          </table:table-cell>
          <table:table-cell table:number-columns-repeated="8"/>
        </table:table-row>
        <table:table-row table:style-name="ro3">
          <table:table-cell office:value-type="string">
            <text:p>bin\c_lisa.mot</text:p>
          </table:table-cell>
          <table:table-cell office:value-type="string">
            <text:p>b21a4f04</text:p>
          </table:table-cell>
          <table:table-cell office:value-type="float" office:value="91960">
            <text:p>91960</text:p>
          </table:table-cell>
          <table:table-cell table:number-columns-repeated="8"/>
        </table:table-row>
        <table:table-row table:style-name="ro3">
          <table:table-cell office:value-type="string">
            <text:p>bin\c_ryu.mot</text:p>
          </table:table-cell>
          <table:table-cell office:value-type="string">
            <text:p>8e1eeb2f</text:p>
          </table:table-cell>
          <table:table-cell office:value-type="float" office:value="70984">
            <text:p>70984</text:p>
          </table:table-cell>
          <table:table-cell table:number-columns-repeated="8"/>
        </table:table-row>
        <table:table-row table:style-name="ro3">
          <table:table-cell office:value-type="string">
            <text:p>bin\c_zack.mot</text:p>
          </table:table-cell>
          <table:table-cell office:value-type="string">
            <text:p>b5cffaf5</text:p>
          </table:table-cell>
          <table:table-cell office:value-type="float" office:value="32368">
            <text:p>32368</text:p>
          </table:table-cell>
          <table:table-cell table:number-columns-repeated="8"/>
        </table:table-row>
        <table:table-row table:style-name="ro3">
          <table:table-cell office:value-type="string">
            <text:p>bin\comon.mot</text:p>
          </table:table-cell>
          <table:table-cell office:value-type="string">
            <text:p>481fe863</text:p>
          </table:table-cell>
          <table:table-cell office:value-type="float" office:value="3116508">
            <text:p>3116508</text:p>
          </table:table-cell>
          <table:table-cell table:number-columns-repeated="8"/>
        </table:table-row>
        <table:table-row table:style-name="ro3">
          <table:table-cell office:value-type="string">
            <text:p>bin\gokei.bin</text:p>
          </table:table-cell>
          <table:table-cell office:value-type="string">
            <text:p>bc72ea69</text:p>
          </table:table-cell>
          <table:table-cell office:value-type="float" office:value="98572">
            <text:p>98572</text:p>
          </table:table-cell>
          <table:table-cell table:number-columns-repeated="8"/>
        </table:table-row>
        <table:table-row table:style-name="ro3">
          <table:table-cell office:value-type="string">
            <text:p>bin\gokei.mot</text:p>
          </table:table-cell>
          <table:table-cell office:value-type="string">
            <text:p>5ca76136</text:p>
          </table:table-cell>
          <table:table-cell office:value-type="float" office:value="1895384">
            <text:p>1895384</text:p>
          </table:table-cell>
          <table:table-cell table:number-columns-repeated="8"/>
        </table:table-row>
        <table:table-row table:style-name="ro3">
          <table:table-cell office:value-type="string">
            <text:p>bin\hakyo.bin</text:p>
          </table:table-cell>
          <table:table-cell office:value-type="string">
            <text:p>2f86f71</text:p>
          </table:table-cell>
          <table:table-cell office:value-type="float" office:value="67792">
            <text:p>67792</text:p>
          </table:table-cell>
          <table:table-cell table:number-columns-repeated="8"/>
        </table:table-row>
        <table:table-row table:style-name="ro3">
          <table:table-cell office:value-type="string">
            <text:p>bin\hakyo.mot</text:p>
          </table:table-cell>
          <table:table-cell office:value-type="string">
            <text:p>e8df3e30</text:p>
          </table:table-cell>
          <table:table-cell office:value-type="float" office:value="1160024">
            <text:p>1160024</text:p>
          </table:table-cell>
          <table:table-cell table:number-columns-repeated="8"/>
        </table:table-row>
        <table:table-row table:style-name="ro3">
          <table:table-cell office:value-type="string">
            <text:p>bin\janlee.bin</text:p>
          </table:table-cell>
          <table:table-cell office:value-type="string">
            <text:p>d512090a</text:p>
          </table:table-cell>
          <table:table-cell office:value-type="float" office:value="90045">
            <text:p>90045</text:p>
          </table:table-cell>
          <table:table-cell table:number-columns-repeated="8"/>
        </table:table-row>
        <table:table-row table:style-name="ro3">
          <table:table-cell office:value-type="string">
            <text:p>bin\janlee.mot</text:p>
          </table:table-cell>
          <table:table-cell office:value-type="string">
            <text:p>efe6896f</text:p>
          </table:table-cell>
          <table:table-cell office:value-type="float" office:value="2392012">
            <text:p>2392012</text:p>
          </table:table-cell>
          <table:table-cell table:number-columns-repeated="8"/>
        </table:table-row>
        <table:table-row table:style-name="ro3">
          <table:table-cell office:value-type="string">
            <text:p>bin\kasumi.bin</text:p>
          </table:table-cell>
          <table:table-cell office:value-type="string">
            <text:p>4bab4833</text:p>
          </table:table-cell>
          <table:table-cell office:value-type="float" office:value="104265">
            <text:p>104265</text:p>
          </table:table-cell>
          <table:table-cell table:number-columns-repeated="8"/>
        </table:table-row>
        <table:table-row table:style-name="ro3">
          <table:table-cell office:value-type="string">
            <text:p>bin\kasumi.mot</text:p>
          </table:table-cell>
          <table:table-cell office:value-type="string">
            <text:p>1b5fa705</text:p>
          </table:table-cell>
          <table:table-cell office:value-type="float" office:value="2222976">
            <text:p>2222976</text:p>
          </table:table-cell>
          <table:table-cell table:number-columns-repeated="8"/>
        </table:table-row>
        <table:table-row table:style-name="ro3">
          <table:table-cell office:value-type="string">
            <text:p>bin\koryu.bin</text:p>
          </table:table-cell>
          <table:table-cell office:value-type="string">
            <text:p>14a7154a</text:p>
          </table:table-cell>
          <table:table-cell office:value-type="float" office:value="105704">
            <text:p>105704</text:p>
          </table:table-cell>
          <table:table-cell table:number-columns-repeated="8"/>
        </table:table-row>
        <table:table-row table:style-name="ro3">
          <table:table-cell office:value-type="string">
            <text:p>bin\koryu.mot</text:p>
          </table:table-cell>
          <table:table-cell office:value-type="string">
            <text:p>2c891d75</text:p>
          </table:table-cell>
          <table:table-cell office:value-type="float" office:value="2720484">
            <text:p>2720484</text:p>
          </table:table-cell>
          <table:table-cell table:number-columns-repeated="8"/>
        </table:table-row>
        <table:table-row table:style-name="ro3">
          <table:table-cell office:value-type="string">
            <text:p>bin\leifan.mot</text:p>
          </table:table-cell>
          <table:table-cell office:value-type="string">
            <text:p>8988cf61</text:p>
          </table:table-cell>
          <table:table-cell office:value-type="float" office:value="2350320">
            <text:p>2350320</text:p>
          </table:table-cell>
          <table:table-cell table:number-columns-repeated="8"/>
        </table:table-row>
        <table:table-row table:style-name="ro3">
          <table:table-cell office:value-type="string">
            <text:p>bin\leifang.bin</text:p>
          </table:table-cell>
          <table:table-cell office:value-type="string">
            <text:p>90a22f29</text:p>
          </table:table-cell>
          <table:table-cell office:value-type="float" office:value="91621">
            <text:p>91621</text:p>
          </table:table-cell>
          <table:table-cell table:number-columns-repeated="8"/>
        </table:table-row>
        <table:table-row table:style-name="ro3">
          <table:table-cell office:value-type="string">
            <text:p>bin\lisa.bin</text:p>
          </table:table-cell>
          <table:table-cell office:value-type="string">
            <text:p>fca59ba2</text:p>
          </table:table-cell>
          <table:table-cell office:value-type="float" office:value="75037">
            <text:p>75037</text:p>
          </table:table-cell>
          <table:table-cell table:number-columns-repeated="8"/>
        </table:table-row>
        <table:table-row table:style-name="ro3">
          <table:table-cell office:value-type="string">
            <text:p>bin\lisa.mot</text:p>
          </table:table-cell>
          <table:table-cell office:value-type="string">
            <text:p>d399fd2a</text:p>
          </table:table-cell>
          <table:table-cell office:value-type="float" office:value="2067976">
            <text:p>2067976</text:p>
          </table:table-cell>
          <table:table-cell table:number-columns-repeated="8"/>
        </table:table-row>
        <table:table-row table:style-name="ro3">
          <table:table-cell office:value-type="string">
            <text:p>bin\ryu.bin</text:p>
          </table:table-cell>
          <table:table-cell office:value-type="string">
            <text:p>6d766491</text:p>
          </table:table-cell>
          <table:table-cell office:value-type="float" office:value="104408">
            <text:p>104408</text:p>
          </table:table-cell>
          <table:table-cell table:number-columns-repeated="8"/>
        </table:table-row>
        <table:table-row table:style-name="ro3">
          <table:table-cell office:value-type="string">
            <text:p>bin\ryu.mot</text:p>
          </table:table-cell>
          <table:table-cell office:value-type="string">
            <text:p>f66ef84e</text:p>
          </table:table-cell>
          <table:table-cell office:value-type="float" office:value="2479848">
            <text:p>2479848</text:p>
          </table:table-cell>
          <table:table-cell table:number-columns-repeated="8"/>
        </table:table-row>
        <table:table-row table:style-name="ro3">
          <table:table-cell office:value-type="string">
            <text:p>bin\zack.bin</text:p>
          </table:table-cell>
          <table:table-cell office:value-type="string">
            <text:p>74e95041</text:p>
          </table:table-cell>
          <table:table-cell office:value-type="float" office:value="101160">
            <text:p>101160</text:p>
          </table:table-cell>
          <table:table-cell table:number-columns-repeated="8"/>
        </table:table-row>
        <table:table-row table:style-name="ro3">
          <table:table-cell office:value-type="string">
            <text:p>bin\zack.mot</text:p>
          </table:table-cell>
          <table:table-cell office:value-type="string">
            <text:p>7103f8cf</text:p>
          </table:table-cell>
          <table:table-cell office:value-type="float" office:value="1998568">
            <text:p>1998568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0_body.ctb</text:p>
          </table:table-cell>
          <table:table-cell office:value-type="string">
            <text:p>fc37ae8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0_fac.ctb</text:p>
          </table:table-cell>
          <table:table-cell office:value-type="string">
            <text:p>cc34ca1d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1_body.ctb</text:p>
          </table:table-cell>
          <table:table-cell office:value-type="string">
            <text:p>918a6d5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1_fac.ctb</text:p>
          </table:table-cell>
          <table:table-cell office:value-type="string">
            <text:p>c5dea1c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2_body.ctb</text:p>
          </table:table-cell>
          <table:table-cell office:value-type="string">
            <text:p>ec1170d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2_fac.ctb</text:p>
          </table:table-cell>
          <table:table-cell office:value-type="string">
            <text:p>3c89d309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3_body.ctb</text:p>
          </table:table-cell>
          <table:table-cell office:value-type="string">
            <text:p>ef8202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3_fac.ctb</text:p>
          </table:table-cell>
          <table:table-cell office:value-type="string">
            <text:p>5bda003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4_body.ctb</text:p>
          </table:table-cell>
          <table:table-cell office:value-type="string">
            <text:p>aa57769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4_fac.ctb</text:p>
          </table:table-cell>
          <table:table-cell office:value-type="string">
            <text:p>86ab276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5_body.ctb</text:p>
          </table:table-cell>
          <table:table-cell office:value-type="string">
            <text:p>a74def7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5_fac.ctb</text:p>
          </table:table-cell>
          <table:table-cell office:value-type="string">
            <text:p>33ba599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6_body.ctb</text:p>
          </table:table-cell>
          <table:table-cell office:value-type="string">
            <text:p>40cd637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6_fac.ctb</text:p>
          </table:table-cell>
          <table:table-cell office:value-type="string">
            <text:p>e462789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7_body.ctb</text:p>
          </table:table-cell>
          <table:table-cell office:value-type="string">
            <text:p>b205c9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7_fac.ctb</text:p>
          </table:table-cell>
          <table:table-cell office:value-type="string">
            <text:p>fc4f60d5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0_body.ctb</text:p>
          </table:table-cell>
          <table:table-cell office:value-type="string">
            <text:p>5def21c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1_body.ctb</text:p>
          </table:table-cell>
          <table:table-cell office:value-type="string">
            <text:p>66f3e7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2_body.ctb</text:p>
          </table:table-cell>
          <table:table-cell office:value-type="string">
            <text:p>3d3739e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3_body.ctb</text:p>
          </table:table-cell>
          <table:table-cell office:value-type="string">
            <text:p>7e06468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4_body.ctb</text:p>
          </table:table-cell>
          <table:table-cell office:value-type="string">
            <text:p>70ecc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5_body.ctb</text:p>
          </table:table-cell>
          <table:table-cell office:value-type="string">
            <text:p>ee7618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6_body.ctb</text:p>
          </table:table-cell>
          <table:table-cell office:value-type="string">
            <text:p>60ed05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7_body.ctb</text:p>
          </table:table-cell>
          <table:table-cell office:value-type="string">
            <text:p>bdbbe0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0_body.ctb</text:p>
          </table:table-cell>
          <table:table-cell office:value-type="string">
            <text:p>9d4452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1_body.ctb</text:p>
          </table:table-cell>
          <table:table-cell office:value-type="string">
            <text:p>9a3f2af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2_body.ctb</text:p>
          </table:table-cell>
          <table:table-cell office:value-type="string">
            <text:p>d00bdcd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3_body.ctb</text:p>
          </table:table-cell>
          <table:table-cell office:value-type="string">
            <text:p>7f4e71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4_body.ctb</text:p>
          </table:table-cell>
          <table:table-cell office:value-type="string">
            <text:p>7bbb482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5_body.ctb</text:p>
          </table:table-cell>
          <table:table-cell office:value-type="string">
            <text:p>fc37c8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6_body.ctb</text:p>
          </table:table-cell>
          <table:table-cell office:value-type="string">
            <text:p>f9ab64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7_body.ctb</text:p>
          </table:table-cell>
          <table:table-cell office:value-type="string">
            <text:p>73b2c8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0_body.ctb</text:p>
          </table:table-cell>
          <table:table-cell office:value-type="string">
            <text:p>81b9b4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1_body.ctb</text:p>
          </table:table-cell>
          <table:table-cell office:value-type="string">
            <text:p>8394131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2_body.ctb</text:p>
          </table:table-cell>
          <table:table-cell office:value-type="string">
            <text:p>ed15d14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3_body.ctb</text:p>
          </table:table-cell>
          <table:table-cell office:value-type="string">
            <text:p>b727f01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4_body.ctb</text:p>
          </table:table-cell>
          <table:table-cell office:value-type="string">
            <text:p>9438cc9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5_body.ctb</text:p>
          </table:table-cell>
          <table:table-cell office:value-type="string">
            <text:p>f988b62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6_body.ctb</text:p>
          </table:table-cell>
          <table:table-cell office:value-type="string">
            <text:p>e7a6d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7_body.ctb</text:p>
          </table:table-cell>
          <table:table-cell office:value-type="string">
            <text:p>f7e24c0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0_body.ctb</text:p>
          </table:table-cell>
          <table:table-cell office:value-type="string">
            <text:p>fbbba3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1_body.ctb</text:p>
          </table:table-cell>
          <table:table-cell office:value-type="string">
            <text:p>a20adc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2_body.ctb</text:p>
          </table:table-cell>
          <table:table-cell office:value-type="string">
            <text:p>aa79ae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3_body.ctb</text:p>
          </table:table-cell>
          <table:table-cell office:value-type="string">
            <text:p>d3d776d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4_body.ctb</text:p>
          </table:table-cell>
          <table:table-cell office:value-type="string">
            <text:p>7de1fe5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5_body.ctb</text:p>
          </table:table-cell>
          <table:table-cell office:value-type="string">
            <text:p>51125d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6_body.ctb</text:p>
          </table:table-cell>
          <table:table-cell office:value-type="string">
            <text:p>db8a359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7_body.ctb</text:p>
          </table:table-cell>
          <table:table-cell office:value-type="string">
            <text:p>4ff7cae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body.ctb</text:p>
          </table:table-cell>
          <table:table-cell office:value-type="string">
            <text:p>a1951d6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face.ctb</text:p>
          </table:table-cell>
          <table:table-cell office:value-type="string">
            <text:p>bf02a56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hair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wing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body.ctb</text:p>
          </table:table-cell>
          <table:table-cell office:value-type="string">
            <text:p>183ceeb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face.ctb</text:p>
          </table:table-cell>
          <table:table-cell office:value-type="string">
            <text:p>b852579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body.ctb</text:p>
          </table:table-cell>
          <table:table-cell office:value-type="string">
            <text:p>5bfc228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face.ctb</text:p>
          </table:table-cell>
          <table:table-cell office:value-type="string">
            <text:p>41f68aa8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body.ctb</text:p>
          </table:table-cell>
          <table:table-cell office:value-type="string">
            <text:p>ff6bec6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face.ctb</text:p>
          </table:table-cell>
          <table:table-cell office:value-type="string">
            <text:p>8a1add2e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body.ctb</text:p>
          </table:table-cell>
          <table:table-cell office:value-type="string">
            <text:p>b4521f1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face.ctb</text:p>
          </table:table-cell>
          <table:table-cell office:value-type="string">
            <text:p>c637699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body.ctb</text:p>
          </table:table-cell>
          <table:table-cell office:value-type="string">
            <text:p>97877fa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face.ctb</text:p>
          </table:table-cell>
          <table:table-cell office:value-type="string">
            <text:p>42f7af4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body.ctb</text:p>
          </table:table-cell>
          <table:table-cell office:value-type="string">
            <text:p>c0befe3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face.ctb</text:p>
          </table:table-cell>
          <table:table-cell office:value-type="string">
            <text:p>71f4399f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body.ctb</text:p>
          </table:table-cell>
          <table:table-cell office:value-type="string">
            <text:p>4689a817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face.ctb</text:p>
          </table:table-cell>
          <table:table-cell office:value-type="string">
            <text:p>1300ca8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0_body.ctb</text:p>
          </table:table-cell>
          <table:table-cell office:value-type="string">
            <text:p>49d7b28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1_body.ctb</text:p>
          </table:table-cell>
          <table:table-cell office:value-type="string">
            <text:p>22b30ffe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2_body.ctb</text:p>
          </table:table-cell>
          <table:table-cell office:value-type="string">
            <text:p>998bcb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3_body.ctb</text:p>
          </table:table-cell>
          <table:table-cell office:value-type="string">
            <text:p>5986ce4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4_body.ctb</text:p>
          </table:table-cell>
          <table:table-cell office:value-type="string">
            <text:p>2ab761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5_body.ctb</text:p>
          </table:table-cell>
          <table:table-cell office:value-type="string">
            <text:p>4e675e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6_body.ctb</text:p>
          </table:table-cell>
          <table:table-cell office:value-type="string">
            <text:p>c6e2b2f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7_body.ctb</text:p>
          </table:table-cell>
          <table:table-cell office:value-type="string">
            <text:p>b5b7228a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00.ctb</text:p>
          </table:table-cell>
          <table:table-cell office:value-type="string">
            <text:p>212acef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06.ctb</text:p>
          </table:table-cell>
          <table:table-cell office:value-type="string">
            <text:p>fa7054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dbd.ctb</text:p>
          </table:table-cell>
          <table:table-cell office:value-type="string">
            <text:p>5a2d382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nim.ctb</text:p>
          </table:table-cell>
          <table:table-cell office:value-type="string">
            <text:p>48043a9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0_body.ctb</text:p>
          </table:table-cell>
          <table:table-cell office:value-type="string">
            <text:p>f94313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1_body.ctb</text:p>
          </table:table-cell>
          <table:table-cell office:value-type="string">
            <text:p>ecd3064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2_body.ctb</text:p>
          </table:table-cell>
          <table:table-cell office:value-type="string">
            <text:p>a0c8e1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3_body.ctb</text:p>
          </table:table-cell>
          <table:table-cell office:value-type="string">
            <text:p>b201426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4_body.ctb</text:p>
          </table:table-cell>
          <table:table-cell office:value-type="string">
            <text:p>555980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5_body.ctb</text:p>
          </table:table-cell>
          <table:table-cell office:value-type="string">
            <text:p>4a01ae6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6_body.ctb</text:p>
          </table:table-cell>
          <table:table-cell office:value-type="string">
            <text:p>eaa6c6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7_body.ctb</text:p>
          </table:table-cell>
          <table:table-cell office:value-type="string">
            <text:p>3074d0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brwfat_bla.ctb</text:p>
          </table:table-cell>
          <table:table-cell office:value-type="string">
            <text:p>68c10ae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brwthn_bla.ctb</text:p>
          </table:table-cell>
          <table:table-cell office:value-type="string">
            <text:p>5524192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big_bla.ctb</text:p>
          </table:table-cell>
          <table:table-cell office:value-type="string">
            <text:p>5a6df59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hdw_bla.ctb</text:p>
          </table:table-cell>
          <table:table-cell office:value-type="string">
            <text:p>1868ab0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hup_bla.ctb</text:p>
          </table:table-cell>
          <table:table-cell office:value-type="string">
            <text:p>a8f963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sml_bla.ctb</text:p>
          </table:table-cell>
          <table:table-cell office:value-type="string">
            <text:p>7632483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brwfat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brwthn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big_bro.ctb</text:p>
          </table:table-cell>
          <table:table-cell office:value-type="string">
            <text:p>b5866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hdw_bro.ctb</text:p>
          </table:table-cell>
          <table:table-cell office:value-type="string">
            <text:p>bc48285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hup_bro.ctb</text:p>
          </table:table-cell>
          <table:table-cell office:value-type="string">
            <text:p>1fb064e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sml_bro.ctb</text:p>
          </table:table-cell>
          <table:table-cell office:value-type="string">
            <text:p>8ade9c7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brwfat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brwthn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big_blu.ctb</text:p>
          </table:table-cell>
          <table:table-cell office:value-type="string">
            <text:p>8138f5f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hdw_blu.ctb</text:p>
          </table:table-cell>
          <table:table-cell office:value-type="string">
            <text:p>2e20d73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hup_blu.ctb</text:p>
          </table:table-cell>
          <table:table-cell office:value-type="string">
            <text:p>cd12d62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sml_blu.ctb</text:p>
          </table:table-cell>
          <table:table-cell office:value-type="string">
            <text:p>c0f002e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brwfat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brwthn_gre.ctb</text:p>
          </table:table-cell>
          <table:table-cell office:value-type="string">
            <text:p>c5dfa7e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big_gre.ctb</text:p>
          </table:table-cell>
          <table:table-cell office:value-type="string">
            <text:p>f696a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hdw_gre.ctb</text:p>
          </table:table-cell>
          <table:table-cell office:value-type="string">
            <text:p>a817960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hup_gre.ctb</text:p>
          </table:table-cell>
          <table:table-cell office:value-type="string">
            <text:p>4e0b04a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sml_gre.ctb</text:p>
          </table:table-cell>
          <table:table-cell office:value-type="string">
            <text:p>e8e12b30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brwfat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brwthn_gol.ctb</text:p>
          </table:table-cell>
          <table:table-cell office:value-type="string">
            <text:p>c16114f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big_gol.ctb</text:p>
          </table:table-cell>
          <table:table-cell office:value-type="string">
            <text:p>ba69416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hdw_gol.ctb</text:p>
          </table:table-cell>
          <table:table-cell office:value-type="string">
            <text:p>ef32cbf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hup_gol.ctb</text:p>
          </table:table-cell>
          <table:table-cell office:value-type="string">
            <text:p>6def12d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sml_gol.ctb</text:p>
          </table:table-cell>
          <table:table-cell office:value-type="string">
            <text:p>adb987e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brwfat_whi.ctb</text:p>
          </table:table-cell>
          <table:table-cell office:value-type="string">
            <text:p>1fd3484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brwthn_whi.ctb</text:p>
          </table:table-cell>
          <table:table-cell office:value-type="string">
            <text:p>23ab047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big_whi.ctb</text:p>
          </table:table-cell>
          <table:table-cell office:value-type="string">
            <text:p>f5975c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hdw_whi.ctb</text:p>
          </table:table-cell>
          <table:table-cell office:value-type="string">
            <text:p>6b8cc1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hup_whi.ctb</text:p>
          </table:table-cell>
          <table:table-cell office:value-type="string">
            <text:p>14b15dd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sml_whi.ctb</text:p>
          </table:table-cell>
          <table:table-cell office:value-type="string">
            <text:p>dec1b04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0_body.ctb</text:p>
          </table:table-cell>
          <table:table-cell office:value-type="string">
            <text:p>a172d0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1_body.ctb</text:p>
          </table:table-cell>
          <table:table-cell office:value-type="string">
            <text:p>837583d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2_body.ctb</text:p>
          </table:table-cell>
          <table:table-cell office:value-type="string">
            <text:p>9219c0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3_body.ctb</text:p>
          </table:table-cell>
          <table:table-cell office:value-type="string">
            <text:p>e29b01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4_body.ctb</text:p>
          </table:table-cell>
          <table:table-cell office:value-type="string">
            <text:p>d0ff10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5_body.ctb</text:p>
          </table:table-cell>
          <table:table-cell office:value-type="string">
            <text:p>629c10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6_body.ctb</text:p>
          </table:table-cell>
          <table:table-cell office:value-type="string">
            <text:p>3e887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7_body.ctb</text:p>
          </table:table-cell>
          <table:table-cell office:value-type="string">
            <text:p>e1c1902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0_body.ctb</text:p>
          </table:table-cell>
          <table:table-cell office:value-type="string">
            <text:p>dcf2242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1_body.ctb</text:p>
          </table:table-cell>
          <table:table-cell office:value-type="string">
            <text:p>6798574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2_body.ctb</text:p>
          </table:table-cell>
          <table:table-cell office:value-type="string">
            <text:p>85174af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3_body.ctb</text:p>
          </table:table-cell>
          <table:table-cell office:value-type="string">
            <text:p>4b0e9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4_body.ctb</text:p>
          </table:table-cell>
          <table:table-cell office:value-type="string">
            <text:p>fc9a410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5_body.ctb</text:p>
          </table:table-cell>
          <table:table-cell office:value-type="string">
            <text:p>65880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6_body.ctb</text:p>
          </table:table-cell>
          <table:table-cell office:value-type="string">
            <text:p>acdd9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7_body.ctb</text:p>
          </table:table-cell>
          <table:table-cell office:value-type="string">
            <text:p>c58b8b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ago_bla.ctb</text:p>
          </table:table-cell>
          <table:table-cell office:value-type="string">
            <text:p>c2c96b9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ber_bla.ctb</text:p>
          </table:table-cell>
          <table:table-cell office:value-type="string">
            <text:p>ef07a91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chb_bla.ctb</text:p>
          </table:table-cell>
          <table:table-cell office:value-type="string">
            <text:p>79fe877b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nbe_non.ctb</text:p>
          </table:table-cell>
          <table:table-cell office:value-type="string">
            <text:p>54ebfd1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skin_wht.ctb</text:p>
          </table:table-cell>
          <table:table-cell office:value-type="string">
            <text:p>c274aff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beaago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beaber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beachb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beaago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beaber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beachb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beaago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beaber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beachb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beaago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beaber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beachb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beaago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beaber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beachb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eye_brown.ctb</text:p>
          </table:table-cell>
          <table:table-cell office:value-type="string">
            <text:p>22ae6d1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eye_green.ctb</text:p>
          </table:table-cell>
          <table:table-cell office:value-type="string">
            <text:p>6e42449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face_black.ctb</text:p>
          </table:table-cell>
          <table:table-cell office:value-type="string">
            <text:p>b836e67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face_orange.ctb</text:p>
          </table:table-cell>
          <table:table-cell office:value-type="string">
            <text:p>59b67bd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face_white.ctb</text:p>
          </table:table-cell>
          <table:table-cell office:value-type="string">
            <text:p>d8f2cf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skin_black.ctb</text:p>
          </table:table-cell>
          <table:table-cell office:value-type="float" office:value="5335062">
            <text:p>533506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skin_white.ctb</text:p>
          </table:table-cell>
          <table:table-cell office:value-type="string">
            <text:p>3c1e430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0_body.ctb</text:p>
          </table:table-cell>
          <table:table-cell office:value-type="string">
            <text:p>64bdd27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1_body.ctb</text:p>
          </table:table-cell>
          <table:table-cell office:value-type="string">
            <text:p>1b565f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2_body.ctb</text:p>
          </table:table-cell>
          <table:table-cell office:value-type="string">
            <text:p>812e3f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3_body.ctb</text:p>
          </table:table-cell>
          <table:table-cell office:value-type="string">
            <text:p>dd238c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4_body.ctb</text:p>
          </table:table-cell>
          <table:table-cell office:value-type="string">
            <text:p>3f2d4f2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5_body.ctb</text:p>
          </table:table-cell>
          <table:table-cell office:value-type="string">
            <text:p>c1e658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6_body.ctb</text:p>
          </table:table-cell>
          <table:table-cell office:value-type="string">
            <text:p>1f00df1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7_body.ctb</text:p>
          </table:table-cell>
          <table:table-cell office:value-type="string">
            <text:p>2f2824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0_body.ctb</text:p>
          </table:table-cell>
          <table:table-cell office:value-type="string">
            <text:p>baf735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1_body.ctb</text:p>
          </table:table-cell>
          <table:table-cell office:value-type="string">
            <text:p>d4b1283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2_body.ctb</text:p>
          </table:table-cell>
          <table:table-cell office:value-type="string">
            <text:p>1280e0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3_body.ctb</text:p>
          </table:table-cell>
          <table:table-cell office:value-type="string">
            <text:p>dde803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4_body.ctb</text:p>
          </table:table-cell>
          <table:table-cell office:value-type="string">
            <text:p>3d00651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5_body.ctb</text:p>
          </table:table-cell>
          <table:table-cell office:value-type="string">
            <text:p>d4b0bed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6_body.ctb</text:p>
          </table:table-cell>
          <table:table-cell office:value-type="string">
            <text:p>596c26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7_body.ctb</text:p>
          </table:table-cell>
          <table:table-cell office:value-type="string">
            <text:p>7719a6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0_body.ctb</text:p>
          </table:table-cell>
          <table:table-cell office:value-type="string">
            <text:p>ed260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1_body.ctb</text:p>
          </table:table-cell>
          <table:table-cell office:value-type="string">
            <text:p>8b2404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2_body.ctb</text:p>
          </table:table-cell>
          <table:table-cell office:value-type="string">
            <text:p>c9703cc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3_body.ctb</text:p>
          </table:table-cell>
          <table:table-cell office:value-type="string">
            <text:p>2d6cc0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4_body.ctb</text:p>
          </table:table-cell>
          <table:table-cell office:value-type="string">
            <text:p>495613b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5_body.ctb</text:p>
          </table:table-cell>
          <table:table-cell office:value-type="string">
            <text:p>bc883e3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6_body.ctb</text:p>
          </table:table-cell>
          <table:table-cell office:value-type="string">
            <text:p>d3c5eee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7_body.ctb</text:p>
          </table:table-cell>
          <table:table-cell office:value-type="string">
            <text:p>8ba0e2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0_body.ctb</text:p>
          </table:table-cell>
          <table:table-cell office:value-type="string">
            <text:p>81dc52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1_body.ctb</text:p>
          </table:table-cell>
          <table:table-cell office:value-type="string">
            <text:p>a07c6ca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2_body.ctb</text:p>
          </table:table-cell>
          <table:table-cell office:value-type="string">
            <text:p>9001dd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3_body.ctb</text:p>
          </table:table-cell>
          <table:table-cell office:value-type="string">
            <text:p>f80dfa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4_body.ctb</text:p>
          </table:table-cell>
          <table:table-cell office:value-type="string">
            <text:p>9743ca3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5_body.ctb</text:p>
          </table:table-cell>
          <table:table-cell office:value-type="string">
            <text:p>e2eb25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6_body.ctb</text:p>
          </table:table-cell>
          <table:table-cell office:value-type="string">
            <text:p>e4accb4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7_body.ctb</text:p>
          </table:table-cell>
          <table:table-cell office:value-type="string">
            <text:p>b0ec486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0_body.ctb</text:p>
          </table:table-cell>
          <table:table-cell office:value-type="string">
            <text:p>c58cca8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1_body.ctb</text:p>
          </table:table-cell>
          <table:table-cell office:value-type="string">
            <text:p>1f2307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2_body.ctb</text:p>
          </table:table-cell>
          <table:table-cell office:value-type="string">
            <text:p>1d2b95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3_body.ctb</text:p>
          </table:table-cell>
          <table:table-cell office:value-type="string">
            <text:p>b88b05c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4_body.ctb</text:p>
          </table:table-cell>
          <table:table-cell office:value-type="string">
            <text:p>909a953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5_body.ctb</text:p>
          </table:table-cell>
          <table:table-cell office:value-type="string">
            <text:p>d5cb83a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6_body.ctb</text:p>
          </table:table-cell>
          <table:table-cell office:value-type="string">
            <text:p>fc44569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7_body.ctb</text:p>
          </table:table-cell>
          <table:table-cell office:value-type="string">
            <text:p>95ce441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0_body.ctb</text:p>
          </table:table-cell>
          <table:table-cell office:value-type="string">
            <text:p>1dbe0da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1_body.ctb</text:p>
          </table:table-cell>
          <table:table-cell office:value-type="string">
            <text:p>1c6dc0f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2_body.ctb</text:p>
          </table:table-cell>
          <table:table-cell office:value-type="string">
            <text:p>747f365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3_body.ctb</text:p>
          </table:table-cell>
          <table:table-cell office:value-type="string">
            <text:p>776b76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4_body.ctb</text:p>
          </table:table-cell>
          <table:table-cell office:value-type="string">
            <text:p>3b0b260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5_body.ctb</text:p>
          </table:table-cell>
          <table:table-cell office:value-type="string">
            <text:p>fafe817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6_body.ctb</text:p>
          </table:table-cell>
          <table:table-cell office:value-type="string">
            <text:p>12c02a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7_body.ctb</text:p>
          </table:table-cell>
          <table:table-cell office:value-type="string">
            <text:p>e368df0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blue.ctb</text:p>
          </table:table-cell>
          <table:table-cell office:value-type="string">
            <text:p>fed0a98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green.ctb</text:p>
          </table:table-cell>
          <table:table-cell office:value-type="string">
            <text:p>744d46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red.ctb</text:p>
          </table:table-cell>
          <table:table-cell office:value-type="string">
            <text:p>618dca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yellow.ctb</text:p>
          </table:table-cell>
          <table:table-cell office:value-type="string">
            <text:p>378e79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0_body.ctb</text:p>
          </table:table-cell>
          <table:table-cell office:value-type="string">
            <text:p>d80ff5f3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1_body.ctb</text:p>
          </table:table-cell>
          <table:table-cell office:value-type="string">
            <text:p>190ea3d1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2_body.ctb</text:p>
          </table:table-cell>
          <table:table-cell office:value-type="string">
            <text:p>30f4a419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3_body.ctb</text:p>
          </table:table-cell>
          <table:table-cell office:value-type="string">
            <text:p>ab9f1d00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4_body.ctb</text:p>
          </table:table-cell>
          <table:table-cell office:value-type="string">
            <text:p>2ca008ac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5_body.ctb</text:p>
          </table:table-cell>
          <table:table-cell office:value-type="string">
            <text:p>e3649ec2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6_body.ctb</text:p>
          </table:table-cell>
          <table:table-cell office:value-type="string">
            <text:p>a1d164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7_body.ctb</text:p>
          </table:table-cell>
          <table:table-cell office:value-type="string">
            <text:p>4e92173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0_body.ctb</text:p>
          </table:table-cell>
          <table:table-cell office:value-type="string">
            <text:p>819fac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1_body.ctb</text:p>
          </table:table-cell>
          <table:table-cell office:value-type="string">
            <text:p>442a67f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2_body.ctb</text:p>
          </table:table-cell>
          <table:table-cell office:value-type="float" office:value="98562195">
            <text:p>985621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3_body.ctb</text:p>
          </table:table-cell>
          <table:table-cell office:value-type="string">
            <text:p>db4320e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4_body.ctb</text:p>
          </table:table-cell>
          <table:table-cell office:value-type="string">
            <text:p>664014d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5_body.ctb</text:p>
          </table:table-cell>
          <table:table-cell office:value-type="string">
            <text:p>c53cb5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6_body.ctb</text:p>
          </table:table-cell>
          <table:table-cell office:value-type="string">
            <text:p>cdf01fc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7_body.ctb</text:p>
          </table:table-cell>
          <table:table-cell office:value-type="string">
            <text:p>9a000a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0_body.ctb</text:p>
          </table:table-cell>
          <table:table-cell office:value-type="string">
            <text:p>f23b94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1_body.ctb</text:p>
          </table:table-cell>
          <table:table-cell office:value-type="string">
            <text:p>145d83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2_body.ctb</text:p>
          </table:table-cell>
          <table:table-cell office:value-type="string">
            <text:p>e3a32b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3_body.ctb</text:p>
          </table:table-cell>
          <table:table-cell office:value-type="string">
            <text:p>73f3fd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4_body.ctb</text:p>
          </table:table-cell>
          <table:table-cell office:value-type="string">
            <text:p>dab1398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5_body.ctb</text:p>
          </table:table-cell>
          <table:table-cell office:value-type="string">
            <text:p>ab6ad2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6_body.ctb</text:p>
          </table:table-cell>
          <table:table-cell office:value-type="string">
            <text:p>f5570a3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7_body.ctb</text:p>
          </table:table-cell>
          <table:table-cell office:value-type="string">
            <text:p>9f5663a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0_body.ctb</text:p>
          </table:table-cell>
          <table:table-cell office:value-type="string">
            <text:p>a543a6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1_body.ctb</text:p>
          </table:table-cell>
          <table:table-cell office:value-type="string">
            <text:p>c2e9d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2_body.ctb</text:p>
          </table:table-cell>
          <table:table-cell office:value-type="string">
            <text:p>506ff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3_body.ctb</text:p>
          </table:table-cell>
          <table:table-cell office:value-type="string">
            <text:p>80f0f4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4_body.ctb</text:p>
          </table:table-cell>
          <table:table-cell office:value-type="string">
            <text:p>bdfe7a4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5_body.ctb</text:p>
          </table:table-cell>
          <table:table-cell office:value-type="string">
            <text:p>4e8877c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6_body.ctb</text:p>
          </table:table-cell>
          <table:table-cell office:value-type="string">
            <text:p>d002d56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7_body.ctb</text:p>
          </table:table-cell>
          <table:table-cell office:value-type="string">
            <text:p>31c86a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0_skin_wht.ctb</text:p>
          </table:table-cell>
          <table:table-cell office:value-type="string">
            <text:p>b9c77b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an_skin_black.ctb</text:p>
          </table:table-cell>
          <table:table-cell office:value-type="string">
            <text:p>bad038f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an_skin_orange.ctb</text:p>
          </table:table-cell>
          <table:table-cell office:value-type="string">
            <text:p>72263d1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an_skin_white.ctb</text:p>
          </table:table-cell>
          <table:table-cell office:value-type="string">
            <text:p>e7140fd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tforfinal\avt_bon.tdp</text:p>
          </table:table-cell>
          <table:table-cell office:value-type="string">
            <text:p>923d8265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3">
          <table:table-cell office:value-type="string">
            <text:p>DAT\avtforfinal\avt_cat.tdp</text:p>
          </table:table-cell>
          <table:table-cell office:value-type="string">
            <text:p>47c3a545</text:p>
          </table:table-cell>
          <table:table-cell office:value-type="float" office:value="718620">
            <text:p>718620</text:p>
          </table:table-cell>
          <table:table-cell table:number-columns-repeated="8"/>
        </table:table-row>
        <table:table-row table:style-name="ro3">
          <table:table-cell office:value-type="string">
            <text:p>DAT\avtforfinal\avt_cho.tdp</text:p>
          </table:table-cell>
          <table:table-cell office:value-type="string">
            <text:p>f05c7911</text:p>
          </table:table-cell>
          <table:table-cell office:value-type="float" office:value="506756">
            <text:p>506756</text:p>
          </table:table-cell>
          <table:table-cell table:number-columns-repeated="8"/>
        </table:table-row>
        <table:table-row table:style-name="ro3">
          <table:table-cell office:value-type="string">
            <text:p>DAT\avtforfinal\avt_ckn.tdp</text:p>
          </table:table-cell>
          <table:table-cell office:value-type="string">
            <text:p>cdc36ae1</text:p>
          </table:table-cell>
          <table:table-cell office:value-type="float" office:value="406236">
            <text:p>406236</text:p>
          </table:table-cell>
          <table:table-cell table:number-columns-repeated="8"/>
        </table:table-row>
        <table:table-row table:style-name="ro3">
          <table:table-cell office:value-type="string">
            <text:p>DAT\avtforfinal\avt_dog.tdp</text:p>
          </table:table-cell>
          <table:table-cell office:value-type="string">
            <text:p>7e8f388</text:p>
          </table:table-cell>
          <table:table-cell office:value-type="float" office:value="611036">
            <text:p>611036</text:p>
          </table:table-cell>
          <table:table-cell table:number-columns-repeated="8"/>
        </table:table-row>
        <table:table-row table:style-name="ro3">
          <table:table-cell office:value-type="string">
            <text:p>DAT\avtforfinal\avt_fai.tdp</text:p>
          </table:table-cell>
          <table:table-cell office:value-type="string">
            <text:p>d2254c</text:p>
          </table:table-cell>
          <table:table-cell office:value-type="float" office:value="522240">
            <text:p>522240</text:p>
          </table:table-cell>
          <table:table-cell table:number-columns-repeated="8"/>
        </table:table-row>
        <table:table-row table:style-name="ro3">
          <table:table-cell office:value-type="string">
            <text:p>DAT\avtforfinal\avt_fis.tdp</text:p>
          </table:table-cell>
          <table:table-cell office:value-type="string">
            <text:p>1da22454</text:p>
          </table:table-cell>
          <table:table-cell office:value-type="float" office:value="639896">
            <text:p>639896</text:p>
          </table:table-cell>
          <table:table-cell table:number-columns-repeated="8"/>
        </table:table-row>
        <table:table-row table:style-name="ro3">
          <table:table-cell office:value-type="string">
            <text:p>DAT\avtforfinal\avt_gst.tdp</text:p>
          </table:table-cell>
          <table:table-cell office:value-type="string">
            <text:p>1490e033</text:p>
          </table:table-cell>
          <table:table-cell office:value-type="float" office:value="1654576">
            <text:p>1654576</text:p>
          </table:table-cell>
          <table:table-cell table:number-columns-repeated="8"/>
        </table:table-row>
        <table:table-row table:style-name="ro3">
          <table:table-cell office:value-type="string">
            <text:p>DAT\avtforfinal\avt_hny.tdp</text:p>
          </table:table-cell>
          <table:table-cell office:value-type="float" office:value="7815975">
            <text:p>7815975</text:p>
          </table:table-cell>
          <table:table-cell office:value-type="float" office:value="730008">
            <text:p>730008</text:p>
          </table:table-cell>
          <table:table-cell table:number-columns-repeated="8"/>
        </table:table-row>
        <table:table-row table:style-name="ro3">
          <table:table-cell office:value-type="string">
            <text:p>DAT\avtforfinal\avt_hyk.tdp</text:p>
          </table:table-cell>
          <table:table-cell office:value-type="string">
            <text:p>19cb50d8</text:p>
          </table:table-cell>
          <table:table-cell office:value-type="float" office:value="260096">
            <text:p>260096</text:p>
          </table:table-cell>
          <table:table-cell table:number-columns-repeated="8"/>
        </table:table-row>
        <table:table-row table:style-name="ro3">
          <table:table-cell office:value-type="string">
            <text:p>DAT\avtforfinal\avt_kan.tdp</text:p>
          </table:table-cell>
          <table:table-cell office:value-type="string">
            <text:p>df608a47</text:p>
          </table:table-cell>
          <table:table-cell office:value-type="float" office:value="370688">
            <text:p>370688</text:p>
          </table:table-cell>
          <table:table-cell table:number-columns-repeated="8"/>
        </table:table-row>
        <table:table-row table:style-name="ro3">
          <table:table-cell office:value-type="string">
            <text:p>DAT\avtforfinal\avt_nim.tdp</text:p>
          </table:table-cell>
          <table:table-cell office:value-type="string">
            <text:p>d8020db7</text:p>
          </table:table-cell>
          <table:table-cell office:value-type="float" office:value="813056">
            <text:p>813056</text:p>
          </table:table-cell>
          <table:table-cell table:number-columns-repeated="8"/>
        </table:table-row>
        <table:table-row table:style-name="ro3">
          <table:table-cell office:value-type="string">
            <text:p>DAT\avtforfinal\avt_pgs.tdp</text:p>
          </table:table-cell>
          <table:table-cell office:value-type="string">
            <text:p>2237509b</text:p>
          </table:table-cell>
          <table:table-cell office:value-type="float" office:value="755712">
            <text:p>755712</text:p>
          </table:table-cell>
          <table:table-cell table:number-columns-repeated="8"/>
        </table:table-row>
        <table:table-row table:style-name="ro3">
          <table:table-cell office:value-type="string">
            <text:p>DAT\avtforfinal\avt_pig.tdp</text:p>
          </table:table-cell>
          <table:table-cell office:value-type="string">
            <text:p>3eafb9c3</text:p>
          </table:table-cell>
          <table:table-cell office:value-type="float" office:value="399360">
            <text:p>399360</text:p>
          </table:table-cell>
          <table:table-cell table:number-columns-repeated="8"/>
        </table:table-row>
        <table:table-row table:style-name="ro3">
          <table:table-cell office:value-type="string">
            <text:p>DAT\avtforfinal\avt_pnd.tdp</text:p>
          </table:table-cell>
          <table:table-cell office:value-type="string">
            <text:p>77c35645</text:p>
          </table:table-cell>
          <table:table-cell office:value-type="float" office:value="481280">
            <text:p>481280</text:p>
          </table:table-cell>
          <table:table-cell table:number-columns-repeated="8"/>
        </table:table-row>
        <table:table-row table:style-name="ro3">
          <table:table-cell office:value-type="string">
            <text:p>DAT\avtforfinal\avt_png.tdp</text:p>
          </table:table-cell>
          <table:table-cell office:value-type="string">
            <text:p>db1eeb19</text:p>
          </table:table-cell>
          <table:table-cell office:value-type="float" office:value="585668">
            <text:p>585668</text:p>
          </table:table-cell>
          <table:table-cell table:number-columns-repeated="8"/>
        </table:table-row>
        <table:table-row table:style-name="ro3">
          <table:table-cell office:value-type="string">
            <text:p>DAT\avtforfinal\avt_rob.tdp</text:p>
          </table:table-cell>
          <table:table-cell office:value-type="string">
            <text:p>cca35284</text:p>
          </table:table-cell>
          <table:table-cell office:value-type="float" office:value="508032">
            <text:p>508032</text:p>
          </table:table-cell>
          <table:table-cell table:number-columns-repeated="8"/>
        </table:table-row>
        <table:table-row table:style-name="ro3">
          <table:table-cell office:value-type="string">
            <text:p>DAT\avtforfinal\avt_tak.tdp</text:p>
          </table:table-cell>
          <table:table-cell office:value-type="string">
            <text:p>c4b2b818</text:p>
          </table:table-cell>
          <table:table-cell office:value-type="float" office:value="1860196">
            <text:p>1860196</text:p>
          </table:table-cell>
          <table:table-cell table:number-columns-repeated="8"/>
        </table:table-row>
        <table:table-row table:style-name="ro3">
          <table:table-cell office:value-type="string">
            <text:p>DAT\avtforfinal\avt_ton.tdp</text:p>
          </table:table-cell>
          <table:table-cell office:value-type="string">
            <text:p>28eb05d0</text:p>
          </table:table-cell>
          <table:table-cell office:value-type="float" office:value="645268">
            <text:p>645268</text:p>
          </table:table-cell>
          <table:table-cell table:number-columns-repeated="8"/>
        </table:table-row>
        <table:table-row table:style-name="ro3">
          <table:table-cell office:value-type="string">
            <text:p>DAT\avtforfinal\avt_tre.tdp</text:p>
          </table:table-cell>
          <table:table-cell office:value-type="string">
            <text:p>41ceec7d</text:p>
          </table:table-cell>
          <table:table-cell office:value-type="float" office:value="651996">
            <text:p>651996</text:p>
          </table:table-cell>
          <table:table-cell table:number-columns-repeated="8"/>
        </table:table-row>
        <table:table-row table:style-name="ro3">
          <table:table-cell office:value-type="string">
            <text:p>DAT\avtforfinal\avt_uch.tdp</text:p>
          </table:table-cell>
          <table:table-cell office:value-type="string">
            <text:p>f2ecec02</text:p>
          </table:table-cell>
          <table:table-cell office:value-type="float" office:value="662968">
            <text:p>662968</text:p>
          </table:table-cell>
          <table:table-cell table:number-columns-repeated="8"/>
        </table:table-row>
        <table:table-row table:style-name="ro3">
          <table:table-cell office:value-type="string">
            <text:p>DAT\avtforfinal\avt_wan.tdp</text:p>
          </table:table-cell>
          <table:table-cell office:value-type="string">
            <text:p>ac8675e</text:p>
          </table:table-cell>
          <table:table-cell office:value-type="float" office:value="650492">
            <text:p>650492</text:p>
          </table:table-cell>
          <table:table-cell table:number-columns-repeated="8"/>
        </table:table-row>
        <table:table-row table:style-name="ro3">
          <table:table-cell office:value-type="string">
            <text:p>DAT\avtforfinal\goodsdata.bin</text:p>
          </table:table-cell>
          <table:table-cell office:value-type="string">
            <text:p>6a9c0449</text:p>
          </table:table-cell>
          <table:table-cell office:value-type="float" office:value="32356">
            <text:p>32356</text:p>
          </table:table-cell>
          <table:table-cell table:number-columns-repeated="8"/>
        </table:table-row>
        <table:table-row table:style-name="ro1">
          <table:table-cell office:value-type="string">
            <text:p>DAT\camera\law_BO900.bin</text:p>
          </table:table-cell>
          <table:table-cell office:value-type="string">
            <text:p>15590f7f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3">
          <table:table-cell office:value-type="string">
            <text:p>DAT\camera\law_BO900_B.bin</text:p>
          </table:table-cell>
          <table:table-cell office:value-type="string">
            <text:p>42d6cf8e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1">
          <table:table-cell office:value-type="string">
            <text:p>DAT\camera\law_BO901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2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4.bin</text:p>
          </table:table-cell>
          <table:table-cell office:value-type="string">
            <text:p>fab37c74</text:p>
          </table:table-cell>
          <table:table-cell office:value-type="float" office:value="84852">
            <text:p>84852</text:p>
          </table:table-cell>
          <table:table-cell table:number-columns-repeated="8"/>
        </table:table-row>
        <table:table-row table:style-name="ro1">
          <table:table-cell office:value-type="string">
            <text:p>DAT\camera\law_HA900.bin</text:p>
          </table:table-cell>
          <table:table-cell office:value-type="string">
            <text:p>654f3866</text:p>
          </table:table-cell>
          <table:table-cell office:value-type="float" office:value="16692">
            <text:p>16692</text:p>
          </table:table-cell>
          <table:table-cell table:number-columns-repeated="8"/>
        </table:table-row>
        <table:table-row table:style-name="ro1">
          <table:table-cell office:value-type="string">
            <text:p>DAT\camera\law_HA901.bin</text:p>
          </table:table-cell>
          <table:table-cell office:value-type="string">
            <text:p>245ada4e</text:p>
          </table:table-cell>
          <table:table-cell office:value-type="float" office:value="37172">
            <text:p>37172</text:p>
          </table:table-cell>
          <table:table-cell table:number-columns-repeated="8"/>
        </table:table-row>
        <table:table-row table:style-name="ro1">
          <table:table-cell office:value-type="string">
            <text:p>DAT\camera\law_HA902.bin</text:p>
          </table:table-cell>
          <table:table-cell office:value-type="string">
            <text:p>92050e93</text:p>
          </table:table-cell>
          <table:table-cell office:value-type="float" office:value="33908">
            <text:p>33908</text:p>
          </table:table-cell>
          <table:table-cell table:number-columns-repeated="8"/>
        </table:table-row>
        <table:table-row table:style-name="ro1">
          <table:table-cell office:value-type="string">
            <text:p>DAT\camera\law_HA903.bin</text:p>
          </table:table-cell>
          <table:table-cell office:value-type="string">
            <text:p>ee677b49</text:p>
          </table:table-cell>
          <table:table-cell office:value-type="float" office:value="88564">
            <text:p>88564</text:p>
          </table:table-cell>
          <table:table-cell table:number-columns-repeated="8"/>
        </table:table-row>
        <table:table-row table:style-name="ro1">
          <table:table-cell office:value-type="string">
            <text:p>DAT\camera\law_PR900.bin</text:p>
          </table:table-cell>
          <table:table-cell office:value-type="string">
            <text:p>def201fa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3">
          <table:table-cell office:value-type="string">
            <text:p>DAT\camera\law_PR900_B.bin</text:p>
          </table:table-cell>
          <table:table-cell office:value-type="string">
            <text:p>26dbbacf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1">
          <table:table-cell office:value-type="string">
            <text:p>DAT\char\aya00\aya00.cat</text:p>
          </table:table-cell>
          <table:table-cell office:value-type="string">
            <text:p>608c9d05</text:p>
          </table:table-cell>
          <table:table-cell office:value-type="float" office:value="648656">
            <text:p>648656</text:p>
          </table:table-cell>
          <table:table-cell table:number-columns-repeated="8"/>
        </table:table-row>
        <table:table-row table:style-name="ro1">
          <table:table-cell office:value-type="string">
            <text:p>DAT\char\aya00\aya00.tpr</text:p>
          </table:table-cell>
          <table:table-cell office:value-type="string">
            <text:p>af281a0a</text:p>
          </table:table-cell>
          <table:table-cell office:value-type="float" office:value="6432984">
            <text:p>6432984</text:p>
          </table:table-cell>
          <table:table-cell table:number-columns-repeated="8"/>
        </table:table-row>
        <table:table-row table:style-name="ro1">
          <table:table-cell office:value-type="string">
            <text:p>DAT\char\aya03\aya03.cat</text:p>
          </table:table-cell>
          <table:table-cell office:value-type="string">
            <text:p>5cb1d49</text:p>
          </table:table-cell>
          <table:table-cell office:value-type="float" office:value="678420">
            <text:p>678420</text:p>
          </table:table-cell>
          <table:table-cell table:number-columns-repeated="8"/>
        </table:table-row>
        <table:table-row table:style-name="ro1">
          <table:table-cell office:value-type="string">
            <text:p>DAT\char\aya03\aya03.tpr</text:p>
          </table:table-cell>
          <table:table-cell office:value-type="string">
            <text:p>ec078d</text:p>
          </table:table-cell>
          <table:table-cell office:value-type="float" office:value="11756644">
            <text:p>11756644</text:p>
          </table:table-cell>
          <table:table-cell table:number-columns-repeated="8"/>
        </table:table-row>
        <table:table-row table:style-name="ro1">
          <table:table-cell office:value-type="string">
            <text:p>DAT\char\boy00\boy00.cat</text:p>
          </table:table-cell>
          <table:table-cell office:value-type="string">
            <text:p>651f22a3</text:p>
          </table:table-cell>
          <table:table-cell office:value-type="float" office:value="857152">
            <text:p>857152</text:p>
          </table:table-cell>
          <table:table-cell table:number-columns-repeated="8"/>
        </table:table-row>
        <table:table-row table:style-name="ro1">
          <table:table-cell office:value-type="string">
            <text:p>DAT\char\boy00\boy00.tpr</text:p>
          </table:table-cell>
          <table:table-cell office:value-type="string">
            <text:p>f669374c</text:p>
          </table:table-cell>
          <table:table-cell office:value-type="float" office:value="12869788">
            <text:p>12869788</text:p>
          </table:table-cell>
          <table:table-cell table:number-columns-repeated="8"/>
        </table:table-row>
        <table:table-row table:style-name="ro1">
          <table:table-cell office:value-type="string">
            <text:p>DAT\char\boy03\boy03.cat</text:p>
          </table:table-cell>
          <table:table-cell office:value-type="string">
            <text:p>24577e1f</text:p>
          </table:table-cell>
          <table:table-cell office:value-type="float" office:value="749840">
            <text:p>749840</text:p>
          </table:table-cell>
          <table:table-cell table:number-columns-repeated="8"/>
        </table:table-row>
        <table:table-row table:style-name="ro1">
          <table:table-cell office:value-type="string">
            <text:p>DAT\char\boy03\boy03.tpr</text:p>
          </table:table-cell>
          <table:table-cell office:value-type="string">
            <text:p>a7d6d092</text:p>
          </table:table-cell>
          <table:table-cell office:value-type="float" office:value="12617004">
            <text:p>12617004</text:p>
          </table:table-cell>
          <table:table-cell table:number-columns-repeated="8"/>
        </table:table-row>
        <table:table-row table:style-name="ro1">
          <table:table-cell office:value-type="string">
            <text:p>DAT\char\cri00\cri00.cat</text:p>
          </table:table-cell>
          <table:table-cell office:value-type="string">
            <text:p>843c23de</text:p>
          </table:table-cell>
          <table:table-cell office:value-type="float" office:value="518240">
            <text:p>518240</text:p>
          </table:table-cell>
          <table:table-cell table:number-columns-repeated="8"/>
        </table:table-row>
        <table:table-row table:style-name="ro1">
          <table:table-cell office:value-type="string">
            <text:p>DAT\char\cri00\cri00.tpr</text:p>
          </table:table-cell>
          <table:table-cell office:value-type="string">
            <text:p>34245ef2</text:p>
          </table:table-cell>
          <table:table-cell office:value-type="float" office:value="11897480">
            <text:p>11897480</text:p>
          </table:table-cell>
          <table:table-cell table:number-columns-repeated="8"/>
        </table:table-row>
        <table:table-row table:style-name="ro1">
          <table:table-cell office:value-type="string">
            <text:p>DAT\char\cri01\cri01.cat</text:p>
          </table:table-cell>
          <table:table-cell office:value-type="string">
            <text:p>1c7ba27a</text:p>
          </table:table-cell>
          <table:table-cell office:value-type="float" office:value="496400">
            <text:p>496400</text:p>
          </table:table-cell>
          <table:table-cell table:number-columns-repeated="8"/>
        </table:table-row>
        <table:table-row table:style-name="ro1">
          <table:table-cell office:value-type="string">
            <text:p>DAT\char\cri01\cri01.tpr</text:p>
          </table:table-cell>
          <table:table-cell office:value-type="string">
            <text:p>9730242a</text:p>
          </table:table-cell>
          <table:table-cell office:value-type="float" office:value="9223128">
            <text:p>9223128</text:p>
          </table:table-cell>
          <table:table-cell table:number-columns-repeated="8"/>
        </table:table-row>
        <table:table-row table:style-name="ro1">
          <table:table-cell office:value-type="string">
            <text:p>DAT\char\hak00\hak00.cat</text:p>
          </table:table-cell>
          <table:table-cell office:value-type="string">
            <text:p>d9c812e1</text:p>
          </table:table-cell>
          <table:table-cell office:value-type="float" office:value="1198400">
            <text:p>1198400</text:p>
          </table:table-cell>
          <table:table-cell table:number-columns-repeated="8"/>
        </table:table-row>
        <table:table-row table:style-name="ro1">
          <table:table-cell office:value-type="string">
            <text:p>DAT\char\hak00\hak00.tpr</text:p>
          </table:table-cell>
          <table:table-cell office:value-type="string">
            <text:p>1312f65a</text:p>
          </table:table-cell>
          <table:table-cell office:value-type="float" office:value="13223924">
            <text:p>13223924</text:p>
          </table:table-cell>
          <table:table-cell table:number-columns-repeated="8"/>
        </table:table-row>
        <table:table-row table:style-name="ro1">
          <table:table-cell office:value-type="string">
            <text:p>DAT\char\hak06\hak06.cat</text:p>
          </table:table-cell>
          <table:table-cell office:value-type="string">
            <text:p>9310b8b2</text:p>
          </table:table-cell>
          <table:table-cell office:value-type="float" office:value="1116632">
            <text:p>1116632</text:p>
          </table:table-cell>
          <table:table-cell table:number-columns-repeated="8"/>
        </table:table-row>
        <table:table-row table:style-name="ro1">
          <table:table-cell office:value-type="string">
            <text:p>DAT\char\hak06\hak06.tpr</text:p>
          </table:table-cell>
          <table:table-cell office:value-type="string">
            <text:p>6f4deec4</text:p>
          </table:table-cell>
          <table:table-cell office:value-type="float" office:value="18775564">
            <text:p>18775564</text:p>
          </table:table-cell>
          <table:table-cell table:number-columns-repeated="8"/>
        </table:table-row>
        <table:table-row table:style-name="ro1">
          <table:table-cell office:value-type="string">
            <text:p>DAT\char\jan00\jan00.cat</text:p>
          </table:table-cell>
          <table:table-cell office:value-type="string">
            <text:p>74a7bb95</text:p>
          </table:table-cell>
          <table:table-cell office:value-type="float" office:value="510044">
            <text:p>510044</text:p>
          </table:table-cell>
          <table:table-cell table:number-columns-repeated="8"/>
        </table:table-row>
        <table:table-row table:style-name="ro1">
          <table:table-cell office:value-type="string">
            <text:p>DAT\char\jan00\jan00.tpr</text:p>
          </table:table-cell>
          <table:table-cell office:value-type="string">
            <text:p>83016a5b</text:p>
          </table:table-cell>
          <table:table-cell office:value-type="float" office:value="9238544">
            <text:p>9238544</text:p>
          </table:table-cell>
          <table:table-cell table:number-columns-repeated="8"/>
        </table:table-row>
        <table:table-row table:style-name="ro1">
          <table:table-cell office:value-type="string">
            <text:p>DAT\char\jan01\jan01.cat</text:p>
          </table:table-cell>
          <table:table-cell office:value-type="string">
            <text:p>89f02b01</text:p>
          </table:table-cell>
          <table:table-cell office:value-type="float" office:value="476808">
            <text:p>476808</text:p>
          </table:table-cell>
          <table:table-cell table:number-columns-repeated="8"/>
        </table:table-row>
        <table:table-row table:style-name="ro1">
          <table:table-cell office:value-type="string">
            <text:p>DAT\char\jan01\jan01.tpr</text:p>
          </table:table-cell>
          <table:table-cell office:value-type="string">
            <text:p>cbdbd44c</text:p>
          </table:table-cell>
          <table:table-cell office:value-type="float" office:value="8798112">
            <text:p>8798112</text:p>
          </table:table-cell>
          <table:table-cell table:number-columns-repeated="8"/>
        </table:table-row>
        <table:table-row table:style-name="ro1">
          <table:table-cell office:value-type="string">
            <text:p>DAT\char\kas00\kas00.cat</text:p>
          </table:table-cell>
          <table:table-cell office:value-type="string">
            <text:p>2b4a0087</text:p>
          </table:table-cell>
          <table:table-cell office:value-type="float" office:value="827040">
            <text:p>827040</text:p>
          </table:table-cell>
          <table:table-cell table:number-columns-repeated="8"/>
        </table:table-row>
        <table:table-row table:style-name="ro1">
          <table:table-cell office:value-type="string">
            <text:p>DAT\char\kas00\kas00.tpr</text:p>
          </table:table-cell>
          <table:table-cell office:value-type="string">
            <text:p>55dced29</text:p>
          </table:table-cell>
          <table:table-cell office:value-type="float" office:value="18319312">
            <text:p>18319312</text:p>
          </table:table-cell>
          <table:table-cell table:number-columns-repeated="8"/>
        </table:table-row>
        <table:table-row table:style-name="ro1">
          <table:table-cell office:value-type="string">
            <text:p>DAT\char\kas02\kas02.cat</text:p>
          </table:table-cell>
          <table:table-cell office:value-type="string">
            <text:p>a3125ccb</text:p>
          </table:table-cell>
          <table:table-cell office:value-type="float" office:value="820688">
            <text:p>820688</text:p>
          </table:table-cell>
          <table:table-cell table:number-columns-repeated="8"/>
        </table:table-row>
        <table:table-row table:style-name="ro1">
          <table:table-cell office:value-type="string">
            <text:p>DAT\char\kas02\kas02.tpr</text:p>
          </table:table-cell>
          <table:table-cell office:value-type="string">
            <text:p>f265d0cd</text:p>
          </table:table-cell>
          <table:table-cell office:value-type="float" office:value="14630424">
            <text:p>14630424</text:p>
          </table:table-cell>
          <table:table-cell table:number-columns-repeated="8"/>
        </table:table-row>
        <table:table-row table:style-name="ro1">
          <table:table-cell office:value-type="string">
            <text:p>DAT\char\kor00\kor00.cat</text:p>
          </table:table-cell>
          <table:table-cell office:value-type="string">
            <text:p>977c0e31</text:p>
          </table:table-cell>
          <table:table-cell office:value-type="float" office:value="773120">
            <text:p>773120</text:p>
          </table:table-cell>
          <table:table-cell table:number-columns-repeated="8"/>
        </table:table-row>
        <table:table-row table:style-name="ro1">
          <table:table-cell office:value-type="string">
            <text:p>DAT\char\kor00\kor00.tpr</text:p>
          </table:table-cell>
          <table:table-cell office:value-type="string">
            <text:p>708fc42c</text:p>
          </table:table-cell>
          <table:table-cell office:value-type="float" office:value="10901064">
            <text:p>10901064</text:p>
          </table:table-cell>
          <table:table-cell table:number-columns-repeated="8"/>
        </table:table-row>
        <table:table-row table:style-name="ro1">
          <table:table-cell office:value-type="string">
            <text:p>DAT\char\kor01\kor01.cat</text:p>
          </table:table-cell>
          <table:table-cell office:value-type="string">
            <text:p>51170f28</text:p>
          </table:table-cell>
          <table:table-cell office:value-type="float" office:value="747512">
            <text:p>747512</text:p>
          </table:table-cell>
          <table:table-cell table:number-columns-repeated="8"/>
        </table:table-row>
        <table:table-row table:style-name="ro1">
          <table:table-cell office:value-type="string">
            <text:p>DAT\char\kor01\kor01.tpr</text:p>
          </table:table-cell>
          <table:table-cell office:value-type="string">
            <text:p>c1a1d87a</text:p>
          </table:table-cell>
          <table:table-cell office:value-type="float" office:value="10961524">
            <text:p>10961524</text:p>
          </table:table-cell>
          <table:table-cell table:number-columns-repeated="8"/>
        </table:table-row>
        <table:table-row table:style-name="ro1">
          <table:table-cell office:value-type="string">
            <text:p>DAT\char\lei01\lei01.cat</text:p>
          </table:table-cell>
          <table:table-cell office:value-type="string">
            <text:p>7f82fc37</text:p>
          </table:table-cell>
          <table:table-cell office:value-type="float" office:value="1145140">
            <text:p>1145140</text:p>
          </table:table-cell>
          <table:table-cell table:number-columns-repeated="8"/>
        </table:table-row>
        <table:table-row table:style-name="ro1">
          <table:table-cell office:value-type="string">
            <text:p>DAT\char\lei01\lei01.tpr</text:p>
          </table:table-cell>
          <table:table-cell office:value-type="string">
            <text:p>303d3fa7</text:p>
          </table:table-cell>
          <table:table-cell office:value-type="float" office:value="13692184">
            <text:p>13692184</text:p>
          </table:table-cell>
          <table:table-cell table:number-columns-repeated="8"/>
        </table:table-row>
        <table:table-row table:style-name="ro1">
          <table:table-cell office:value-type="string">
            <text:p>DAT\char\lei06\lei06.cat</text:p>
          </table:table-cell>
          <table:table-cell office:value-type="string">
            <text:p>8f464736</text:p>
          </table:table-cell>
          <table:table-cell office:value-type="float" office:value="1031972">
            <text:p>1031972</text:p>
          </table:table-cell>
          <table:table-cell table:number-columns-repeated="8"/>
        </table:table-row>
        <table:table-row table:style-name="ro1">
          <table:table-cell office:value-type="string">
            <text:p>DAT\char\lei06\lei06.tpr</text:p>
          </table:table-cell>
          <table:table-cell office:value-type="string">
            <text:p>3c801114</text:p>
          </table:table-cell>
          <table:table-cell office:value-type="float" office:value="11041092">
            <text:p>11041092</text:p>
          </table:table-cell>
          <table:table-cell table:number-columns-repeated="8"/>
        </table:table-row>
        <table:table-row table:style-name="ro1">
          <table:table-cell office:value-type="string">
            <text:p>DAT\char\lis00\lis00.cat</text:p>
          </table:table-cell>
          <table:table-cell office:value-type="string">
            <text:p>d34c965f</text:p>
          </table:table-cell>
          <table:table-cell office:value-type="float" office:value="598288">
            <text:p>598288</text:p>
          </table:table-cell>
          <table:table-cell table:number-columns-repeated="8"/>
        </table:table-row>
        <table:table-row table:style-name="ro1">
          <table:table-cell office:value-type="string">
            <text:p>DAT\char\lis00\lis00.tpr</text:p>
          </table:table-cell>
          <table:table-cell office:value-type="string">
            <text:p>664eb69a</text:p>
          </table:table-cell>
          <table:table-cell office:value-type="float" office:value="11185864">
            <text:p>11185864</text:p>
          </table:table-cell>
          <table:table-cell table:number-columns-repeated="8"/>
        </table:table-row>
        <table:table-row table:style-name="ro1">
          <table:table-cell office:value-type="string">
            <text:p>DAT\char\lis02\lis02.cat</text:p>
          </table:table-cell>
          <table:table-cell office:value-type="string">
            <text:p>79691d06</text:p>
          </table:table-cell>
          <table:table-cell office:value-type="float" office:value="513708">
            <text:p>513708</text:p>
          </table:table-cell>
          <table:table-cell table:number-columns-repeated="8"/>
        </table:table-row>
        <table:table-row table:style-name="ro1">
          <table:table-cell office:value-type="string">
            <text:p>DAT\char\lis02\lis02.tpr</text:p>
          </table:table-cell>
          <table:table-cell office:value-type="string">
            <text:p>7fa21e7c</text:p>
          </table:table-cell>
          <table:table-cell office:value-type="float" office:value="13078632">
            <text:p>13078632</text:p>
          </table:table-cell>
          <table:table-cell table:number-columns-repeated="8"/>
        </table:table-row>
        <table:table-row table:style-name="ro1">
          <table:table-cell office:value-type="string">
            <text:p>DAT\char\ryu00\ryu00.cat</text:p>
          </table:table-cell>
          <table:table-cell office:value-type="string">
            <text:p>e7036c37</text:p>
          </table:table-cell>
          <table:table-cell office:value-type="float" office:value="572896">
            <text:p>572896</text:p>
          </table:table-cell>
          <table:table-cell table:number-columns-repeated="8"/>
        </table:table-row>
        <table:table-row table:style-name="ro1">
          <table:table-cell office:value-type="string">
            <text:p>DAT\char\ryu00\ryu00.tpr</text:p>
          </table:table-cell>
          <table:table-cell office:value-type="string">
            <text:p>e46e6ba9</text:p>
          </table:table-cell>
          <table:table-cell office:value-type="float" office:value="14289020">
            <text:p>14289020</text:p>
          </table:table-cell>
          <table:table-cell table:number-columns-repeated="8"/>
        </table:table-row>
        <table:table-row table:style-name="ro1">
          <table:table-cell office:value-type="string">
            <text:p>DAT\char\ryu02\ryu02.cat</text:p>
          </table:table-cell>
          <table:table-cell office:value-type="string">
            <text:p>1cb7cd</text:p>
          </table:table-cell>
          <table:table-cell office:value-type="float" office:value="583372">
            <text:p>583372</text:p>
          </table:table-cell>
          <table:table-cell table:number-columns-repeated="8"/>
        </table:table-row>
        <table:table-row table:style-name="ro1">
          <table:table-cell office:value-type="string">
            <text:p>DAT\char\ryu02\ryu02.tpr</text:p>
          </table:table-cell>
          <table:table-cell office:value-type="string">
            <text:p>4bb96c5a</text:p>
          </table:table-cell>
          <table:table-cell office:value-type="float" office:value="8803092">
            <text:p>8803092</text:p>
          </table:table-cell>
          <table:table-cell table:number-columns-repeated="8"/>
        </table:table-row>
        <table:table-row table:style-name="ro1">
          <table:table-cell office:value-type="string">
            <text:p>DAT\char\zac00\zac00.cat</text:p>
          </table:table-cell>
          <table:table-cell office:value-type="string">
            <text:p>23a9313d</text:p>
          </table:table-cell>
          <table:table-cell office:value-type="float" office:value="457948">
            <text:p>457948</text:p>
          </table:table-cell>
          <table:table-cell table:number-columns-repeated="8"/>
        </table:table-row>
        <table:table-row table:style-name="ro1">
          <table:table-cell office:value-type="string">
            <text:p>DAT\char\zac00\zac00.tpr</text:p>
          </table:table-cell>
          <table:table-cell office:value-type="string">
            <text:p>bc5046ab</text:p>
          </table:table-cell>
          <table:table-cell office:value-type="float" office:value="5767620">
            <text:p>5767620</text:p>
          </table:table-cell>
          <table:table-cell table:number-columns-repeated="8"/>
        </table:table-row>
        <table:table-row table:style-name="ro1">
          <table:table-cell office:value-type="string">
            <text:p>DAT\char\zac02\zac02.cat</text:p>
          </table:table-cell>
          <table:table-cell office:value-type="float" office:value="23338510">
            <text:p>23338510</text:p>
          </table:table-cell>
          <table:table-cell office:value-type="float" office:value="454368">
            <text:p>454368</text:p>
          </table:table-cell>
          <table:table-cell table:number-columns-repeated="8"/>
        </table:table-row>
        <table:table-row table:style-name="ro1">
          <table:table-cell office:value-type="string">
            <text:p>DAT\char\zac02\zac02.tpr</text:p>
          </table:table-cell>
          <table:table-cell office:value-type="string">
            <text:p>c26bd0bd</text:p>
          </table:table-cell>
          <table:table-cell office:value-type="float" office:value="2652900">
            <text:p>2652900</text:p>
          </table:table-cell>
          <table:table-cell table:number-columns-repeated="8"/>
        </table:table-row>
        <table:table-row table:style-name="ro3">
          <table:table-cell office:value-type="string">
            <text:p>DAT\efc\efc0\efc0.tpr</text:p>
          </table:table-cell>
          <table:table-cell office:value-type="string">
            <text:p>1aa58b6a</text:p>
          </table:table-cell>
          <table:table-cell office:value-type="float" office:value="194560">
            <text:p>194560</text:p>
          </table:table-cell>
          <table:table-cell table:number-columns-repeated="8"/>
        </table:table-row>
        <table:table-row table:style-name="ro3">
          <table:table-cell office:value-type="string">
            <text:p>DAT\fur\BASS\fur_vertex.dat</text:p>
          </table:table-cell>
          <table:table-cell office:value-type="string">
            <text:p>790faf58</text:p>
          </table:table-cell>
          <table:table-cell office:value-type="float" office:value="95754">
            <text:p>95754</text:p>
          </table:table-cell>
          <table:table-cell table:number-columns-repeated="8"/>
        </table:table-row>
        <table:table-row table:style-name="ro3">
          <table:table-cell office:value-type="string">
            <text:p>DAT\fur\BRAD\FurBradLWrist.dat</text:p>
          </table:table-cell>
          <table:table-cell office:value-type="string">
            <text:p>7d5a2028</text:p>
          </table:table-cell>
          <table:table-cell office:value-type="float" office:value="156944">
            <text:p>156944</text:p>
          </table:table-cell>
          <table:table-cell table:number-columns-repeated="8"/>
        </table:table-row>
        <table:table-row table:style-name="ro3">
          <table:table-cell office:value-type="string">
            <text:p>DAT\fur\BRAD\FurBradRWrist.dat</text:p>
          </table:table-cell>
          <table:table-cell office:value-type="string">
            <text:p>fb1d95b6</text:p>
          </table:table-cell>
          <table:table-cell office:value-type="float" office:value="158123">
            <text:p>1581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Hips.dat</text:p>
          </table:table-cell>
          <table:table-cell office:value-type="string">
            <text:p>d7b351d</text:p>
          </table:table-cell>
          <table:table-cell office:value-type="float" office:value="49623">
            <text:p>496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Arm.dat</text:p>
          </table:table-cell>
          <table:table-cell office:value-type="string">
            <text:p>862a9975</text:p>
          </table:table-cell>
          <table:table-cell office:value-type="float" office:value="59540">
            <text:p>595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Elbw.dat</text:p>
          </table:table-cell>
          <table:table-cell office:value-type="string">
            <text:p>b5bb3917</text:p>
          </table:table-cell>
          <table:table-cell office:value-type="float" office:value="28949">
            <text:p>289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Fore.dat</text:p>
          </table:table-cell>
          <table:table-cell office:value-type="string">
            <text:p>b5f71886</text:p>
          </table:table-cell>
          <table:table-cell office:value-type="float" office:value="126880">
            <text:p>12688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Hip.dat</text:p>
          </table:table-cell>
          <table:table-cell office:value-type="string">
            <text:p>b2b296c8</text:p>
          </table:table-cell>
          <table:table-cell office:value-type="float" office:value="80427">
            <text:p>8042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Knee.dat</text:p>
          </table:table-cell>
          <table:table-cell office:value-type="string">
            <text:p>a46596af</text:p>
          </table:table-cell>
          <table:table-cell office:value-type="float" office:value="44417">
            <text:p>4441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Leg.dat</text:p>
          </table:table-cell>
          <table:table-cell office:value-type="string">
            <text:p>746565f0</text:p>
          </table:table-cell>
          <table:table-cell office:value-type="float" office:value="11349">
            <text:p>113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in.dat</text:p>
          </table:table-cell>
          <table:table-cell office:value-type="string">
            <text:p>388fc6c6</text:p>
          </table:table-cell>
          <table:table-cell office:value-type="float" office:value="164836">
            <text:p>164836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ld.dat</text:p>
          </table:table-cell>
          <table:table-cell office:value-type="string">
            <text:p>eadbe489</text:p>
          </table:table-cell>
          <table:table-cell office:value-type="float" office:value="79279">
            <text:p>7927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Arm.dat</text:p>
          </table:table-cell>
          <table:table-cell office:value-type="string">
            <text:p>4433ddd5</text:p>
          </table:table-cell>
          <table:table-cell office:value-type="float" office:value="62181">
            <text:p>6218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Elbw.dat</text:p>
          </table:table-cell>
          <table:table-cell office:value-type="string">
            <text:p>550d4a9e</text:p>
          </table:table-cell>
          <table:table-cell office:value-type="float" office:value="29021">
            <text:p>2902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Fore.dat</text:p>
          </table:table-cell>
          <table:table-cell office:value-type="string">
            <text:p>6d6840fd</text:p>
          </table:table-cell>
          <table:table-cell office:value-type="float" office:value="127773">
            <text:p>12777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Hip.dat</text:p>
          </table:table-cell>
          <table:table-cell office:value-type="string">
            <text:p>43802d8c</text:p>
          </table:table-cell>
          <table:table-cell office:value-type="float" office:value="80340">
            <text:p>803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Knee.dat</text:p>
          </table:table-cell>
          <table:table-cell office:value-type="string">
            <text:p>9fcee15f</text:p>
          </table:table-cell>
          <table:table-cell office:value-type="float" office:value="44445">
            <text:p>44445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Leg.dat</text:p>
          </table:table-cell>
          <table:table-cell office:value-type="string">
            <text:p>5568ea4b</text:p>
          </table:table-cell>
          <table:table-cell office:value-type="float" office:value="11360">
            <text:p>1136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in.dat</text:p>
          </table:table-cell>
          <table:table-cell office:value-type="string">
            <text:p>3a20f443</text:p>
          </table:table-cell>
          <table:table-cell office:value-type="float" office:value="164739">
            <text:p>16473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ld.dat</text:p>
          </table:table-cell>
          <table:table-cell office:value-type="string">
            <text:p>59f0de5d</text:p>
          </table:table-cell>
          <table:table-cell office:value-type="float" office:value="80387">
            <text:p>80387</text:p>
          </table:table-cell>
          <table:table-cell table:number-columns-repeated="8"/>
        </table:table-row>
        <table:table-row table:style-name="ro3">
          <table:table-cell office:value-type="string">
            <text:p>DAT\fur\TENGU\FurTenguBreast.dat</text:p>
          </table:table-cell>
          <table:table-cell office:value-type="string">
            <text:p>f5cd6edf</text:p>
          </table:table-cell>
          <table:table-cell office:value-type="float" office:value="129179">
            <text:p>129179</text:p>
          </table:table-cell>
          <table:table-cell table:number-columns-repeated="8"/>
        </table:table-row>
        <table:table-row table:style-name="ro3">
          <table:table-cell office:value-type="string">
            <text:p>DAT\fur\TINA\FurTinaBreast.dat</text:p>
          </table:table-cell>
          <table:table-cell office:value-type="string">
            <text:p>a8ee5b46</text:p>
          </table:table-cell>
          <table:table-cell office:value-type="float" office:value="183729">
            <text:p>183729</text:p>
          </table:table-cell>
          <table:table-cell table:number-columns-repeated="8"/>
        </table:table-row>
        <table:table-row table:style-name="ro3">
          <table:table-cell office:value-type="string">
            <text:p>DAT\fur\TINA\FurTinaLArm.dat</text:p>
          </table:table-cell>
          <table:table-cell office:value-type="string">
            <text:p>87c512ec</text:p>
          </table:table-cell>
          <table:table-cell office:value-type="float" office:value="72092">
            <text:p>72092</text:p>
          </table:table-cell>
          <table:table-cell table:number-columns-repeated="8"/>
        </table:table-row>
        <table:table-row table:style-name="ro3">
          <table:table-cell office:value-type="string">
            <text:p>DAT\fur\TINA\FurTinaLEar.dat</text:p>
          </table:table-cell>
          <table:table-cell office:value-type="string">
            <text:p>7dbcb06f</text:p>
          </table:table-cell>
          <table:table-cell office:value-type="float" office:value="29050">
            <text:p>29050</text:p>
          </table:table-cell>
          <table:table-cell table:number-columns-repeated="8"/>
        </table:table-row>
        <table:table-row table:style-name="ro3">
          <table:table-cell office:value-type="string">
            <text:p>DAT\fur\TINA\FurTinaLFoot.dat</text:p>
          </table:table-cell>
          <table:table-cell office:value-type="string">
            <text:p>e4d4b45f</text:p>
          </table:table-cell>
          <table:table-cell office:value-type="float" office:value="21662">
            <text:p>21662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2.dat</text:p>
          </table:table-cell>
          <table:table-cell office:value-type="string">
            <text:p>2eea2063</text:p>
          </table:table-cell>
          <table:table-cell office:value-type="float" office:value="21759">
            <text:p>21759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3.dat</text:p>
          </table:table-cell>
          <table:table-cell office:value-type="string">
            <text:p>fc5146a3</text:p>
          </table:table-cell>
          <table:table-cell office:value-type="float" office:value="58161">
            <text:p>58161</text:p>
          </table:table-cell>
          <table:table-cell table:number-columns-repeated="8"/>
        </table:table-row>
        <table:table-row table:style-name="ro3">
          <table:table-cell office:value-type="string">
            <text:p>DAT\fur\TINA\FurTinaNew.dat</text:p>
          </table:table-cell>
          <table:table-cell office:value-type="string">
            <text:p>c7471327</text:p>
          </table:table-cell>
          <table:table-cell office:value-type="float" office:value="61636">
            <text:p>61636</text:p>
          </table:table-cell>
          <table:table-cell table:number-columns-repeated="8"/>
        </table:table-row>
        <table:table-row table:style-name="ro3">
          <table:table-cell office:value-type="string">
            <text:p>DAT\fur\TINA\FurTinaRArm.dat</text:p>
          </table:table-cell>
          <table:table-cell office:value-type="string">
            <text:p>bab121b1</text:p>
          </table:table-cell>
          <table:table-cell office:value-type="float" office:value="72523">
            <text:p>72523</text:p>
          </table:table-cell>
          <table:table-cell table:number-columns-repeated="8"/>
        </table:table-row>
        <table:table-row table:style-name="ro3">
          <table:table-cell office:value-type="string">
            <text:p>DAT\fur\TINA\FurTinaREar.dat</text:p>
          </table:table-cell>
          <table:table-cell office:value-type="string">
            <text:p>f835bd4c</text:p>
          </table:table-cell>
          <table:table-cell office:value-type="float" office:value="29371">
            <text:p>29371</text:p>
          </table:table-cell>
          <table:table-cell table:number-columns-repeated="8"/>
        </table:table-row>
        <table:table-row table:style-name="ro3">
          <table:table-cell office:value-type="string">
            <text:p>DAT\fur\TINA\FurTinaRFoot.dat</text:p>
          </table:table-cell>
          <table:table-cell office:value-type="string">
            <text:p>73ecd797</text:p>
          </table:table-cell>
          <table:table-cell office:value-type="float" office:value="21857">
            <text:p>21857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2.dat</text:p>
          </table:table-cell>
          <table:table-cell office:value-type="string">
            <text:p>1f5ff51f</text:p>
          </table:table-cell>
          <table:table-cell office:value-type="float" office:value="21954">
            <text:p>21954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3.dat</text:p>
          </table:table-cell>
          <table:table-cell office:value-type="string">
            <text:p>2ee5beec</text:p>
          </table:table-cell>
          <table:table-cell office:value-type="float" office:value="58125">
            <text:p>58125</text:p>
          </table:table-cell>
          <table:table-cell table:number-columns-repeated="8"/>
        </table:table-row>
        <table:table-row table:style-name="ro3">
          <table:table-cell office:value-type="string">
            <text:p>DAT\fur\TINA\FurTinaTail.dat</text:p>
          </table:table-cell>
          <table:table-cell office:value-type="string">
            <text:p>d424b530</text:p>
          </table:table-cell>
          <table:table-cell office:value-type="float" office:value="100398">
            <text:p>100398</text:p>
          </table:table-cell>
          <table:table-cell table:number-columns-repeated="8"/>
        </table:table-row>
        <table:table-row table:style-name="ro3">
          <table:table-cell office:value-type="string">
            <text:p>DAT\house\hos_hol.tdp</text:p>
          </table:table-cell>
          <table:table-cell office:value-type="string">
            <text:p>13a4d0c3</text:p>
          </table:table-cell>
          <table:table-cell office:value-type="float" office:value="7124860">
            <text:p>7124860</text:p>
          </table:table-cell>
          <table:table-cell table:number-columns-repeated="8"/>
        </table:table-row>
        <table:table-row table:style-name="ro3">
          <table:table-cell office:value-type="string">
            <text:p>DAT\house\hos_ice.tdp</text:p>
          </table:table-cell>
          <table:table-cell office:value-type="string">
            <text:p>da63eb06</text:p>
          </table:table-cell>
          <table:table-cell office:value-type="float" office:value="8101468">
            <text:p>8101468</text:p>
          </table:table-cell>
          <table:table-cell table:number-columns-repeated="8"/>
        </table:table-row>
        <table:table-row table:style-name="ro3">
          <table:table-cell office:value-type="string">
            <text:p>DAT\house\hos_jun.tdp</text:p>
          </table:table-cell>
          <table:table-cell office:value-type="string">
            <text:p>b6e18421</text:p>
          </table:table-cell>
          <table:table-cell office:value-type="float" office:value="8164256">
            <text:p>8164256</text:p>
          </table:table-cell>
          <table:table-cell table:number-columns-repeated="8"/>
        </table:table-row>
        <table:table-row table:style-name="ro3">
          <table:table-cell office:value-type="string">
            <text:p>DAT\house\hos_wat.tdp</text:p>
          </table:table-cell>
          <table:table-cell office:value-type="string">
            <text:p>44c9534c</text:p>
          </table:table-cell>
          <table:table-cell office:value-type="float" office:value="6086656">
            <text:p>6086656</text:p>
          </table:table-cell>
          <table:table-cell table:number-columns-repeated="8"/>
        </table:table-row>
        <table:table-row table:style-name="ro3">
          <table:table-cell office:value-type="string">
            <text:p>DAT\house\xtra.tpr</text:p>
          </table:table-cell>
          <table:table-cell office:value-type="string">
            <text:p>a6c08fa8</text:p>
          </table:table-cell>
          <table:table-cell office:value-type="float" office:value="1628160">
            <text:p>1628160</text:p>
          </table:table-cell>
          <table:table-cell table:number-columns-repeated="8"/>
        </table:table-row>
        <table:table-row table:style-name="ro3">
          <table:table-cell office:value-type="string">
            <text:p>DAT\light\rtmlight.bin</text:p>
          </table:table-cell>
          <table:table-cell office:value-type="string">
            <text:p>312d82d0</text:p>
          </table:table-cell>
          <table:table-cell office:value-type="float" office:value="177240">
            <text:p>177240</text:p>
          </table:table-cell>
          <table:table-cell table:number-columns-repeated="8"/>
        </table:table-row>
        <table:table-row table:style-name="ro3">
          <table:table-cell office:value-type="string">
            <text:p>DAT\sprite\avatar\spAvatar.xpr</text:p>
          </table:table-cell>
          <table:table-cell office:value-type="string">
            <text:p>6f57dcf9</text:p>
          </table:table-cell>
          <table:table-cell office:value-type="float" office:value="315392">
            <text:p>315392</text:p>
          </table:table-cell>
          <table:table-cell table:number-columns-repeated="8"/>
        </table:table-row>
        <table:table-row table:style-name="ro3">
          <table:table-cell office:value-type="string">
            <text:p>DAT\sprite\base\spBase.tpr</text:p>
          </table:table-cell>
          <table:table-cell office:value-type="string">
            <text:p>8be8899f</text:p>
          </table:table-cell>
          <table:table-cell office:value-type="float" office:value="8618336">
            <text:p>8618336</text:p>
          </table:table-cell>
          <table:table-cell table:number-columns-repeated="8"/>
        </table:table-row>
        <table:table-row table:style-name="ro3">
          <table:table-cell office:value-type="string">
            <text:p>DAT\sprite\base\spBase.xpr</text:p>
          </table:table-cell>
          <table:table-cell office:value-type="string">
            <text:p>448507b</text:p>
          </table:table-cell>
          <table:table-cell office:value-type="float" office:value="2193160">
            <text:p>219316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E.tpr</text:p>
          </table:table-cell>
          <table:table-cell office:value-type="string">
            <text:p>e43070c9</text:p>
          </table:table-cell>
          <table:table-cell office:value-type="float" office:value="2087444">
            <text:p>2087444</text:p>
          </table:table-cell>
          <table:table-cell table:number-columns-repeated="8"/>
        </table:table-row>
        <table:table-row table:style-name="ro3">
          <table:table-cell office:value-type="string">
            <text:p>DAT\sprite\chrsel\spChrE.xpr</text:p>
          </table:table-cell>
          <table:table-cell office:value-type="string">
            <text:p>4a43976c</text:p>
          </table:table-cell>
          <table:table-cell office:value-type="float" office:value="2594824">
            <text:p>2594824</text:p>
          </table:table-cell>
          <table:table-cell table:number-columns-repeated="8"/>
        </table:table-row>
        <table:table-row table:style-name="ro3">
          <table:table-cell office:value-type="string">
            <text:p>DAT\sprite\chrsel\spChrF.tpr</text:p>
          </table:table-cell>
          <table:table-cell office:value-type="string">
            <text:p>44e619e8</text:p>
          </table:table-cell>
          <table:table-cell office:value-type="float" office:value="2095340">
            <text:p>20953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F.xpr</text:p>
          </table:table-cell>
          <table:table-cell office:value-type="string">
            <text:p>e533c181</text:p>
          </table:table-cell>
          <table:table-cell office:value-type="float" office:value="2592568">
            <text:p>2592568</text:p>
          </table:table-cell>
          <table:table-cell table:number-columns-repeated="8"/>
        </table:table-row>
        <table:table-row table:style-name="ro3">
          <table:table-cell office:value-type="string">
            <text:p>DAT\sprite\chrsel\spChrG.tpr</text:p>
          </table:table-cell>
          <table:table-cell office:value-type="string">
            <text:p>c87a4b22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G.xpr</text:p>
          </table:table-cell>
          <table:table-cell office:value-type="string">
            <text:p>4169c99c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3">
          <table:table-cell office:value-type="string">
            <text:p>DAT\sprite\chrsel\spChrI.tpr</text:p>
          </table:table-cell>
          <table:table-cell office:value-type="string">
            <text:p>f040db09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I.xpr</text:p>
          </table:table-cell>
          <table:table-cell office:value-type="string">
            <text:p>dbce2009</text:p>
          </table:table-cell>
          <table:table-cell office:value-type="float" office:value="2611180">
            <text:p>261118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sel.tpr</text:p>
          </table:table-cell>
          <table:table-cell office:value-type="string">
            <text:p>87def437</text:p>
          </table:table-cell>
          <table:table-cell office:value-type="float" office:value="2103612">
            <text:p>2103612</text:p>
          </table:table-cell>
          <table:table-cell table:number-columns-repeated="8"/>
        </table:table-row>
        <table:table-row table:style-name="ro3">
          <table:table-cell office:value-type="string">
            <text:p>DAT\sprite\chrsel\spChrsel.xpr</text:p>
          </table:table-cell>
          <table:table-cell office:value-type="string">
            <text:p>377c82ee</text:p>
          </table:table-cell>
          <table:table-cell office:value-type="float" office:value="2584860">
            <text:p>2584860</text:p>
          </table:table-cell>
          <table:table-cell table:number-columns-repeated="8"/>
        </table:table-row>
        <table:table-row table:style-name="ro3">
          <table:table-cell office:value-type="string">
            <text:p>DAT\sprite\cmdlst\spCmdlst.xpr</text:p>
          </table:table-cell>
          <table:table-cell office:value-type="string">
            <text:p>3f946547</text:p>
          </table:table-cell>
          <table:table-cell office:value-type="float" office:value="425984">
            <text:p>425984</text:p>
          </table:table-cell>
          <table:table-cell table:number-columns-repeated="8"/>
        </table:table-row>
        <table:table-row table:style-name="ro3">
          <table:table-cell office:value-type="string">
            <text:p>DAT\sprite\game\spGame.xpr</text:p>
          </table:table-cell>
          <table:table-cell office:value-type="string">
            <text:p>ab8bffc</text:p>
          </table:table-cell>
          <table:table-cell office:value-type="float" office:value="8167708">
            <text:p>8167708</text:p>
          </table:table-cell>
          <table:table-cell table:number-columns-repeated="8"/>
        </table:table-row>
        <table:table-row table:style-name="ro3">
          <table:table-cell office:value-type="string">
            <text:p>DAT\sprite\live\spLive.tpr</text:p>
          </table:table-cell>
          <table:table-cell office:value-type="string">
            <text:p>37df97fc</text:p>
          </table:table-cell>
          <table:table-cell office:value-type="float" office:value="2299832">
            <text:p>2299832</text:p>
          </table:table-cell>
          <table:table-cell table:number-columns-repeated="8"/>
        </table:table-row>
        <table:table-row table:style-name="ro3">
          <table:table-cell office:value-type="string">
            <text:p>DAT\sprite\live\spLive.xpr</text:p>
          </table:table-cell>
          <table:table-cell office:value-type="string">
            <text:p>88d1c21c</text:p>
          </table:table-cell>
          <table:table-cell office:value-type="float" office:value="3211264">
            <text:p>3211264</text:p>
          </table:table-cell>
          <table:table-cell table:number-columns-repeated="8"/>
        </table:table-row>
        <table:table-row table:style-name="ro3">
          <table:table-cell office:value-type="string">
            <text:p>DAT\sprite\livemode\spLvmode.xpr</text:p>
          </table:table-cell>
          <table:table-cell office:value-type="string">
            <text:p>90f3aa4c</text:p>
          </table:table-cell>
          <table:table-cell office:value-type="float" office:value="5508328">
            <text:p>5508328</text:p>
          </table:table-cell>
          <table:table-cell table:number-columns-repeated="8"/>
        </table:table-row>
        <table:table-row table:style-name="ro3">
          <table:table-cell office:value-type="string">
            <text:p>DAT\sprite\logo\spLogo.tpr</text:p>
          </table:table-cell>
          <table:table-cell office:value-type="string">
            <text:p>5b3ddd5a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.xpr</text:p>
          </table:table-cell>
          <table:table-cell office:value-type="string">
            <text:p>8a6d8514</text:p>
          </table:table-cell>
          <table:table-cell office:value-type="float" office:value="658516">
            <text:p>658516</text:p>
          </table:table-cell>
          <table:table-cell table:number-columns-repeated="8"/>
        </table:table-row>
        <table:table-row table:style-name="ro3">
          <table:table-cell office:value-type="string">
            <text:p>DAT\sprite\logo\spLogoE.tpr</text:p>
          </table:table-cell>
          <table:table-cell office:value-type="string">
            <text:p>825ccdf7</text:p>
          </table:table-cell>
          <table:table-cell office:value-type="float" office:value="1179420">
            <text:p>1179420</text:p>
          </table:table-cell>
          <table:table-cell table:number-columns-repeated="8"/>
        </table:table-row>
        <table:table-row table:style-name="ro3">
          <table:table-cell office:value-type="string">
            <text:p>DAT\sprite\logo\spLogoE.xpr</text:p>
          </table:table-cell>
          <table:table-cell office:value-type="string">
            <text:p>b395920a</text:p>
          </table:table-cell>
          <table:table-cell office:value-type="float" office:value="653252">
            <text:p>653252</text:p>
          </table:table-cell>
          <table:table-cell table:number-columns-repeated="8"/>
        </table:table-row>
        <table:table-row table:style-name="ro3">
          <table:table-cell office:value-type="string">
            <text:p>DAT\sprite\logo\spLogoF.tpr</text:p>
          </table:table-cell>
          <table:table-cell office:value-type="string">
            <text:p>27b1cb02</text:p>
          </table:table-cell>
          <table:table-cell office:value-type="float" office:value="1176224">
            <text:p>1176224</text:p>
          </table:table-cell>
          <table:table-cell table:number-columns-repeated="8"/>
        </table:table-row>
        <table:table-row table:style-name="ro3">
          <table:table-cell office:value-type="string">
            <text:p>DAT\sprite\logo\spLogoF.xpr</text:p>
          </table:table-cell>
          <table:table-cell office:value-type="string">
            <text:p>68ccfc42</text:p>
          </table:table-cell>
          <table:table-cell office:value-type="float" office:value="654756">
            <text:p>654756</text:p>
          </table:table-cell>
          <table:table-cell table:number-columns-repeated="8"/>
        </table:table-row>
        <table:table-row table:style-name="ro3">
          <table:table-cell office:value-type="string">
            <text:p>DAT\sprite\logo\spLogoG.tpr</text:p>
          </table:table-cell>
          <table:table-cell office:value-type="string">
            <text:p>6a3f0b8d</text:p>
          </table:table-cell>
          <table:table-cell office:value-type="float" office:value="1173592">
            <text:p>1173592</text:p>
          </table:table-cell>
          <table:table-cell table:number-columns-repeated="8"/>
        </table:table-row>
        <table:table-row table:style-name="ro3">
          <table:table-cell office:value-type="string">
            <text:p>DAT\sprite\logo\spLogoG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logo\spLogoI.tpr</text:p>
          </table:table-cell>
          <table:table-cell office:value-type="string">
            <text:p>b418ab9f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I.xpr</text:p>
          </table:table-cell>
          <table:table-cell office:value-type="string">
            <text:p>19024f5c</text:p>
          </table:table-cell>
          <table:table-cell office:value-type="float" office:value="657576">
            <text:p>657576</text:p>
          </table:table-cell>
          <table:table-cell table:number-columns-repeated="8"/>
        </table:table-row>
        <table:table-row table:style-name="ro3">
          <table:table-cell office:value-type="string">
            <text:p>DAT\sprite\modsel\spModeW.tpr</text:p>
          </table:table-cell>
          <table:table-cell office:value-type="string">
            <text:p>eabdc25c</text:p>
          </table:table-cell>
          <table:table-cell office:value-type="float" office:value="1597924">
            <text:p>1597924</text:p>
          </table:table-cell>
          <table:table-cell table:number-columns-repeated="8"/>
        </table:table-row>
        <table:table-row table:style-name="ro3">
          <table:table-cell office:value-type="string">
            <text:p>DAT\sprite\modsel\spModeW.xpr</text:p>
          </table:table-cell>
          <table:table-cell office:value-type="string">
            <text:p>88f482a3</text:p>
          </table:table-cell>
          <table:table-cell office:value-type="float" office:value="1688412">
            <text:p>1688412</text:p>
          </table:table-cell>
          <table:table-cell table:number-columns-repeated="8"/>
        </table:table-row>
        <table:table-row table:style-name="ro3">
          <table:table-cell office:value-type="string">
            <text:p>DAT\sprite\modsel\spModsel.tpr</text:p>
          </table:table-cell>
          <table:table-cell office:value-type="string">
            <text:p>5316e24d</text:p>
          </table:table-cell>
          <table:table-cell office:value-type="float" office:value="1596232">
            <text:p>1596232</text:p>
          </table:table-cell>
          <table:table-cell table:number-columns-repeated="8"/>
        </table:table-row>
        <table:table-row table:style-name="ro3">
          <table:table-cell office:value-type="string">
            <text:p>DAT\sprite\modsel\spModsel.xpr</text:p>
          </table:table-cell>
          <table:table-cell office:value-type="string">
            <text:p>20ac00ac</text:p>
          </table:table-cell>
          <table:table-cell office:value-type="float" office:value="1688788">
            <text:p>1688788</text:p>
          </table:table-cell>
          <table:table-cell table:number-columns-repeated="8"/>
        </table:table-row>
        <table:table-row table:style-name="ro3">
          <table:table-cell office:value-type="string">
            <text:p>DAT\sprite\movie\spmovie.xpr</text:p>
          </table:table-cell>
          <table:table-cell office:value-type="string">
            <text:p>efb76fe4</text:p>
          </table:table-cell>
          <table:table-cell office:value-type="float" office:value="8407344">
            <text:p>8407344</text:p>
          </table:table-cell>
          <table:table-cell table:number-columns-repeated="8"/>
        </table:table-row>
        <table:table-row table:style-name="ro3">
          <table:table-cell office:value-type="string">
            <text:p>DAT\sprite\option\spOption.tpr</text:p>
          </table:table-cell>
          <table:table-cell office:value-type="string">
            <text:p>fc0352c7</text:p>
          </table:table-cell>
          <table:table-cell office:value-type="float" office:value="813936">
            <text:p>813936</text:p>
          </table:table-cell>
          <table:table-cell table:number-columns-repeated="8"/>
        </table:table-row>
        <table:table-row table:style-name="ro3">
          <table:table-cell office:value-type="string">
            <text:p>DAT\sprite\option\spOption.xpr</text:p>
          </table:table-cell>
          <table:table-cell office:value-type="string">
            <text:p>cd59e2af</text:p>
          </table:table-cell>
          <table:table-cell office:value-type="float" office:value="819200">
            <text:p>819200</text:p>
          </table:table-cell>
          <table:table-cell table:number-columns-repeated="8"/>
        </table:table-row>
        <table:table-row table:style-name="ro3">
          <table:table-cell office:value-type="string">
            <text:p>DAT\sprite\optkey\spOptkey.xpr</text:p>
          </table:table-cell>
          <table:table-cell office:value-type="string">
            <text:p>ffc909c6</text:p>
          </table:table-cell>
          <table:table-cell office:value-type="float" office:value="991232">
            <text:p>991232</text:p>
          </table:table-cell>
          <table:table-cell table:number-columns-repeated="8"/>
        </table:table-row>
        <table:table-row table:style-name="ro3">
          <table:table-cell office:value-type="string">
            <text:p>DAT\sprite\optrnk\spOptrnk.xpr</text:p>
          </table:table-cell>
          <table:table-cell office:value-type="string">
            <text:p>215b2284</text:p>
          </table:table-cell>
          <table:table-cell office:value-type="float" office:value="1606828">
            <text:p>1606828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E.tpr</text:p>
          </table:table-cell>
          <table:table-cell office:value-type="string">
            <text:p>6c774cf1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E.xpr</text:p>
          </table:table-cell>
          <table:table-cell office:value-type="string">
            <text:p>d7ea8698</text:p>
          </table:table-cell>
          <table:table-cell office:value-type="float" office:value="655884">
            <text:p>655884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F.tpr</text:p>
          </table:table-cell>
          <table:table-cell office:value-type="string">
            <text:p>e9a53e2d</text:p>
          </table:table-cell>
          <table:table-cell office:value-type="float" office:value="657200">
            <text:p>657200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F.xpr</text:p>
          </table:table-cell>
          <table:table-cell office:value-type="string">
            <text:p>a9d99bf</text:p>
          </table:table-cell>
          <table:table-cell office:value-type="float" office:value="658516">
            <text:p>65851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G.tpr</text:p>
          </table:table-cell>
          <table:table-cell office:value-type="string">
            <text:p>616fbda4</text:p>
          </table:table-cell>
          <table:table-cell office:value-type="float" office:value="658516">
            <text:p>65851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G.xpr</text:p>
          </table:table-cell>
          <table:table-cell office:value-type="string">
            <text:p>543b3ae3</text:p>
          </table:table-cell>
          <table:table-cell office:value-type="float" office:value="658140">
            <text:p>658140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I.tpr</text:p>
          </table:table-cell>
          <table:table-cell office:value-type="string">
            <text:p>84a8fcbb</text:p>
          </table:table-cell>
          <table:table-cell office:value-type="float" office:value="657388">
            <text:p>657388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I.xpr</text:p>
          </table:table-cell>
          <table:table-cell office:value-type="string">
            <text:p>d16e50d5</text:p>
          </table:table-cell>
          <table:table-cell office:value-type="float" office:value="655508">
            <text:p>655508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J.tpr</text:p>
          </table:table-cell>
          <table:table-cell office:value-type="string">
            <text:p>bdc0e314</text:p>
          </table:table-cell>
          <table:table-cell office:value-type="float" office:value="654192">
            <text:p>654192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J.xpr</text:p>
          </table:table-cell>
          <table:table-cell office:value-type="string">
            <text:p>8e0e4076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U.tpr</text:p>
          </table:table-cell>
          <table:table-cell office:value-type="string">
            <text:p>9fcc39ae</text:p>
          </table:table-cell>
          <table:table-cell office:value-type="float" office:value="656636">
            <text:p>65663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U.xpr</text:p>
          </table:table-cell>
          <table:table-cell office:value-type="string">
            <text:p>11060a3e</text:p>
          </table:table-cell>
          <table:table-cell office:value-type="float" office:value="659080">
            <text:p>659080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C.xpr</text:p>
          </table:table-cell>
          <table:table-cell office:value-type="string">
            <text:p>d41867d4</text:p>
          </table:table-cell>
          <table:table-cell office:value-type="float" office:value="3267924">
            <text:p>3267924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E.tpr</text:p>
          </table:table-cell>
          <table:table-cell office:value-type="string">
            <text:p>190da2cb</text:p>
          </table:table-cell>
          <table:table-cell office:value-type="float" office:value="2133452">
            <text:p>2133452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E.xpr</text:p>
          </table:table-cell>
          <table:table-cell office:value-type="string">
            <text:p>bcb77c86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F.tpr</text:p>
          </table:table-cell>
          <table:table-cell office:value-type="string">
            <text:p>328469ba</text:p>
          </table:table-cell>
          <table:table-cell office:value-type="float" office:value="2133828">
            <text:p>2133828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F.xpr</text:p>
          </table:table-cell>
          <table:table-cell office:value-type="string">
            <text:p>c371bd69</text:p>
          </table:table-cell>
          <table:table-cell office:value-type="float" office:value="3279768">
            <text:p>3279768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G.tpr</text:p>
          </table:table-cell>
          <table:table-cell office:value-type="string">
            <text:p>dc9c3b7</text:p>
          </table:table-cell>
          <table:table-cell office:value-type="float" office:value="2133452">
            <text:p>2133452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G.xpr</text:p>
          </table:table-cell>
          <table:table-cell office:value-type="string">
            <text:p>83bd3216</text:p>
          </table:table-cell>
          <table:table-cell office:value-type="float" office:value="3278640">
            <text:p>3278640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I.tpr</text:p>
          </table:table-cell>
          <table:table-cell office:value-type="string">
            <text:p>cb6a1357</text:p>
          </table:table-cell>
          <table:table-cell office:value-type="float" office:value="2133640">
            <text:p>2133640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I.xpr</text:p>
          </table:table-cell>
          <table:table-cell office:value-type="string">
            <text:p>5b2a8d30</text:p>
          </table:table-cell>
          <table:table-cell office:value-type="float" office:value="3279204">
            <text:p>3279204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J.tpr</text:p>
          </table:table-cell>
          <table:table-cell office:value-type="string">
            <text:p>5de65fad</text:p>
          </table:table-cell>
          <table:table-cell office:value-type="float" office:value="2132324">
            <text:p>2132324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J.xpr</text:p>
          </table:table-cell>
          <table:table-cell office:value-type="string">
            <text:p>7fe102e6</text:p>
          </table:table-cell>
          <table:table-cell office:value-type="float" office:value="3243672">
            <text:p>3243672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K.xpr</text:p>
          </table:table-cell>
          <table:table-cell office:value-type="string">
            <text:p>a6feea13</text:p>
          </table:table-cell>
          <table:table-cell office:value-type="float" office:value="3238596">
            <text:p>32385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U.tpr</text:p>
          </table:table-cell>
          <table:table-cell office:value-type="string">
            <text:p>1997d287</text:p>
          </table:table-cell>
          <table:table-cell office:value-type="float" office:value="2133640">
            <text:p>2133640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U.xpr</text:p>
          </table:table-cell>
          <table:table-cell office:value-type="string">
            <text:p>f4fd3e9b</text:p>
          </table:table-cell>
          <table:table-cell office:value-type="float" office:value="3278264">
            <text:p>3278264</text:p>
          </table:table-cell>
          <table:table-cell table:number-columns-repeated="8"/>
        </table:table-row>
        <table:table-row table:style-name="ro3">
          <table:table-cell office:value-type="string">
            <text:p>DAT\sprite\selcmn\spSelcmn.tpr</text:p>
          </table:table-cell>
          <table:table-cell office:value-type="string">
            <text:p>b9d81094</text:p>
          </table:table-cell>
          <table:table-cell office:value-type="float" office:value="1767700">
            <text:p>1767700</text:p>
          </table:table-cell>
          <table:table-cell table:number-columns-repeated="8"/>
        </table:table-row>
        <table:table-row table:style-name="ro3">
          <table:table-cell office:value-type="string">
            <text:p>DAT\sprite\selcmn\spSelcmn.xpr</text:p>
          </table:table-cell>
          <table:table-cell office:value-type="float" office:value="69442795">
            <text:p>69442795</text:p>
          </table:table-cell>
          <table:table-cell office:value-type="float" office:value="2064828">
            <text:p>2064828</text:p>
          </table:table-cell>
          <table:table-cell table:number-columns-repeated="8"/>
        </table:table-row>
        <table:table-row table:style-name="ro3">
          <table:table-cell office:value-type="string">
            <text:p>DAT\sprite\stgsel\spStgE.tpr</text:p>
          </table:table-cell>
          <table:table-cell office:value-type="string">
            <text:p>660943fe</text:p>
          </table:table-cell>
          <table:table-cell office:value-type="float" office:value="1582332">
            <text:p>158233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E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F.tpr</text:p>
          </table:table-cell>
          <table:table-cell office:value-type="float" office:value="94961939">
            <text:p>94961939</text:p>
          </table:table-cell>
          <table:table-cell office:value-type="float" office:value="1583272">
            <text:p>158327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F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G.tpr</text:p>
          </table:table-cell>
          <table:table-cell office:value-type="string">
            <text:p>d631a884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G.xpr</text:p>
          </table:table-cell>
          <table:table-cell office:value-type="string">
            <text:p>7ced3a75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I.tpr</text:p>
          </table:table-cell>
          <table:table-cell office:value-type="string">
            <text:p>5d36cd46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I.xpr</text:p>
          </table:table-cell>
          <table:table-cell office:value-type="string">
            <text:p>d7f9535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sel.tpr</text:p>
          </table:table-cell>
          <table:table-cell office:value-type="string">
            <text:p>b5006d0</text:p>
          </table:table-cell>
          <table:table-cell office:value-type="float" office:value="1583460">
            <text:p>1583460</text:p>
          </table:table-cell>
          <table:table-cell table:number-columns-repeated="8"/>
        </table:table-row>
        <table:table-row table:style-name="ro3">
          <table:table-cell office:value-type="string">
            <text:p>DAT\sprite\stgsel\spStgsel.xpr</text:p>
          </table:table-cell>
          <table:table-cell office:value-type="string">
            <text:p>7306ad3a</text:p>
          </table:table-cell>
          <table:table-cell office:value-type="float" office:value="1262764">
            <text:p>1262764</text:p>
          </table:table-cell>
          <table:table-cell table:number-columns-repeated="8"/>
        </table:table-row>
        <table:table-row table:style-name="ro3">
          <table:table-cell office:value-type="string">
            <text:p>DAT\sprite\team\spTeam.tpr</text:p>
          </table:table-cell>
          <table:table-cell office:value-type="string">
            <text:p>b42d4d99</text:p>
          </table:table-cell>
          <table:table-cell office:value-type="float" office:value="364544">
            <text:p>364544</text:p>
          </table:table-cell>
          <table:table-cell table:number-columns-repeated="8"/>
        </table:table-row>
        <table:table-row table:style-name="ro3">
          <table:table-cell office:value-type="string">
            <text:p>DAT\sprite\team\spTeam.xpr</text:p>
          </table:table-cell>
          <table:table-cell office:value-type="string">
            <text:p>29abc017</text:p>
          </table:table-cell>
          <table:table-cell office:value-type="float" office:value="314452">
            <text:p>314452</text:p>
          </table:table-cell>
          <table:table-cell table:number-columns-repeated="8"/>
        </table:table-row>
        <table:table-row table:style-name="ro3">
          <table:table-cell office:value-type="string">
            <text:p>DAT\sprite\test\spTest.tpr</text:p>
          </table:table-cell>
          <table:table-cell office:value-type="string">
            <text:p>4ab5ffc1</text:p>
          </table:table-cell>
          <table:table-cell office:value-type="float" office:value="4176404">
            <text:p>4176404</text:p>
          </table:table-cell>
          <table:table-cell table:number-columns-repeated="8"/>
        </table:table-row>
        <table:table-row table:style-name="ro3">
          <table:table-cell office:value-type="string">
            <text:p>DAT\sprite\test\spTest.xpr</text:p>
          </table:table-cell>
          <table:table-cell office:value-type="string">
            <text:p>2596817e</text:p>
          </table:table-cell>
          <table:table-cell office:value-type="float" office:value="4175464">
            <text:p>4175464</text:p>
          </table:table-cell>
          <table:table-cell table:number-columns-repeated="8"/>
        </table:table-row>
        <table:table-row table:style-name="ro3">
          <table:table-cell office:value-type="string">
            <text:p>DAT\sprite\Ups\spUps.tpr</text:p>
          </table:table-cell>
          <table:table-cell office:value-type="string">
            <text:p>dfef21c5</text:p>
          </table:table-cell>
          <table:table-cell office:value-type="float" office:value="1069956">
            <text:p>1069956</text:p>
          </table:table-cell>
          <table:table-cell table:number-columns-repeated="8"/>
        </table:table-row>
        <table:table-row table:style-name="ro3">
          <table:table-cell office:value-type="string">
            <text:p>DAT\sprite\Ups\spUps.xpr</text:p>
          </table:table-cell>
          <table:table-cell office:value-type="string">
            <text:p>e9ec2b9f</text:p>
          </table:table-cell>
          <table:table-cell office:value-type="float" office:value="1068828">
            <text:p>1068828</text:p>
          </table:table-cell>
          <table:table-cell table:number-columns-repeated="8"/>
        </table:table-row>
        <table:table-row table:style-name="ro3">
          <table:table-cell office:value-type="string">
            <text:p>DAT\sprite\vs\spVs.xpr</text:p>
          </table:table-cell>
          <table:table-cell office:value-type="string">
            <text:p>3d2fbdd</text:p>
          </table:table-cell>
          <table:table-cell office:value-type="float" office:value="2297856">
            <text:p>2297856</text:p>
          </table:table-cell>
          <table:table-cell table:number-columns-repeated="8"/>
        </table:table-row>
        <table:table-row table:style-name="ro3">
          <table:table-cell office:value-type="string">
            <text:p>DAT\sprite\warning\spWarn.xpr</text:p>
          </table:table-cell>
          <table:table-cell office:value-type="string">
            <text:p>3d351a9a</text:p>
          </table:table-cell>
          <table:table-cell office:value-type="float" office:value="1478656">
            <text:p>1478656</text:p>
          </table:table-cell>
          <table:table-cell table:number-columns-repeated="8"/>
        </table:table-row>
        <table:table-row table:style-name="ro3">
          <table:table-cell office:value-type="string">
            <text:p>DAT\stage\stage_CP\sCP_dat.bin</text:p>
          </table:table-cell>
          <table:table-cell office:value-type="string">
            <text:p>3263611c</text:p>
          </table:table-cell>
          <table:table-cell office:value-type="float" office:value="1715936">
            <text:p>1715936</text:p>
          </table:table-cell>
          <table:table-cell table:number-columns-repeated="8"/>
        </table:table-row>
        <table:table-row table:style-name="ro3">
          <table:table-cell office:value-type="string">
            <text:p>DAT\stage\stage_CP\stage_CP.tpr</text:p>
          </table:table-cell>
          <table:table-cell office:value-type="string">
            <text:p>474440ee</text:p>
          </table:table-cell>
          <table:table-cell office:value-type="float" office:value="37159344">
            <text:p>37159344</text:p>
          </table:table-cell>
          <table:table-cell table:number-columns-repeated="8"/>
        </table:table-row>
        <table:table-row table:style-name="ro3">
          <table:table-cell office:value-type="string">
            <text:p>DAT\stage\stage_DS\data\dino_mot.b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DAT\stage\stage_DS\sDS_dat.bin</text:p>
          </table:table-cell>
          <table:table-cell office:value-type="string">
            <text:p>d352bb13</text:p>
          </table:table-cell>
          <table:table-cell office:value-type="float" office:value="3387768">
            <text:p>3387768</text:p>
          </table:table-cell>
          <table:table-cell table:number-columns-repeated="8"/>
        </table:table-row>
        <table:table-row table:style-name="ro3">
          <table:table-cell office:value-type="string">
            <text:p>DAT\stage\stage_DS\stage_DS.tpr</text:p>
          </table:table-cell>
          <table:table-cell office:value-type="string">
            <text:p>bc44ac48</text:p>
          </table:table-cell>
          <table:table-cell office:value-type="float" office:value="34697768">
            <text:p>34697768</text:p>
          </table:table-cell>
          <table:table-cell table:number-columns-repeated="8"/>
        </table:table-row>
        <table:table-row table:style-name="ro3">
          <table:table-cell office:value-type="string">
            <text:p>DAT\stage\stage_HEL\sHEL_dat.bin</text:p>
          </table:table-cell>
          <table:table-cell office:value-type="string">
            <text:p>be00a3ed</text:p>
          </table:table-cell>
          <table:table-cell office:value-type="float" office:value="1725604">
            <text:p>1725604</text:p>
          </table:table-cell>
          <table:table-cell table:number-columns-repeated="8"/>
        </table:table-row>
        <table:table-row table:style-name="ro3">
          <table:table-cell office:value-type="string">
            <text:p>DAT\stage\stage_HEL\stage_HEL.tpr</text:p>
          </table:table-cell>
          <table:table-cell office:value-type="float" office:value="85261299">
            <text:p>85261299</text:p>
          </table:table-cell>
          <table:table-cell office:value-type="float" office:value="37972416">
            <text:p>37972416</text:p>
          </table:table-cell>
          <table:table-cell table:number-columns-repeated="8"/>
        </table:table-row>
        <table:table-row table:style-name="ro3">
          <table:table-cell office:value-type="string">
            <text:p>DAT\stage\stage_KYO\sKYO_dat.bin</text:p>
          </table:table-cell>
          <table:table-cell office:value-type="string">
            <text:p>fd79d3ff</text:p>
          </table:table-cell>
          <table:table-cell office:value-type="float" office:value="100104">
            <text:p>100104</text:p>
          </table:table-cell>
          <table:table-cell table:number-columns-repeated="8"/>
        </table:table-row>
        <table:table-row table:style-name="ro3">
          <table:table-cell office:value-type="string">
            <text:p>DAT\stage\stage_KYO\stage_KYO.tpr</text:p>
          </table:table-cell>
          <table:table-cell office:value-type="string">
            <text:p>23e6f6e8</text:p>
          </table:table-cell>
          <table:table-cell office:value-type="float" office:value="36021540">
            <text:p>36021540</text:p>
          </table:table-cell>
          <table:table-cell table:number-columns-repeated="8"/>
        </table:table-row>
        <table:table-row table:style-name="ro3">
          <table:table-cell office:value-type="string">
            <text:p>DAT\stage\stage_KYO\water_mesh_data.bin</text:p>
          </table:table-cell>
          <table:table-cell office:value-type="string">
            <text:p>bc63599</text:p>
          </table:table-cell>
          <table:table-cell office:value-type="float" office:value="10055408">
            <text:p>10055408</text:p>
          </table:table-cell>
          <table:table-cell table:number-columns-repeated="8"/>
        </table:table-row>
        <table:table-row table:style-name="ro3">
          <table:table-cell office:value-type="string">
            <text:p>DAT\stage\stage_MK2\sMK2_dat.bin</text:p>
          </table:table-cell>
          <table:table-cell office:value-type="string">
            <text:p>32fb1743</text:p>
          </table:table-cell>
          <table:table-cell office:value-type="float" office:value="492304">
            <text:p>492304</text:p>
          </table:table-cell>
          <table:table-cell table:number-columns-repeated="8"/>
        </table:table-row>
        <table:table-row table:style-name="ro1">
          <table:table-cell office:value-type="string">
            <text:p>DAT\stage\stage_MK2\stage_MK2.tpr</text:p>
          </table:table-cell>
          <table:table-cell office:value-type="string">
            <text:p>ccd87df2</text:p>
          </table:table-cell>
          <table:table-cell office:value-type="float" office:value="36964560">
            <text:p>36964560</text:p>
          </table:table-cell>
          <table:table-cell table:number-columns-repeated="8"/>
        </table:table-row>
        <table:table-row table:style-name="ro3">
          <table:table-cell office:value-type="string">
            <text:p>DAT\stage\stage_MK\sMK_dat.bin</text:p>
          </table:table-cell>
          <table:table-cell office:value-type="string">
            <text:p>33a981ad</text:p>
          </table:table-cell>
          <table:table-cell office:value-type="float" office:value="3568224">
            <text:p>3568224</text:p>
          </table:table-cell>
          <table:table-cell table:number-columns-repeated="8"/>
        </table:table-row>
        <table:table-row table:style-name="ro3">
          <table:table-cell office:value-type="string">
            <text:p>DAT\stage\stage_MK\stage_MK.tpr</text:p>
          </table:table-cell>
          <table:table-cell office:value-type="string">
            <text:p>464fb4cb</text:p>
          </table:table-cell>
          <table:table-cell office:value-type="float" office:value="44300924">
            <text:p>44300924</text:p>
          </table:table-cell>
          <table:table-cell table:number-columns-repeated="8"/>
        </table:table-row>
        <table:table-row table:style-name="ro3">
          <table:table-cell office:value-type="string">
            <text:p>DAT\stage\stage_NY2\sNY2_dat.bin</text:p>
          </table:table-cell>
          <table:table-cell office:value-type="string">
            <text:p>3793ea6b</text:p>
          </table:table-cell>
          <table:table-cell office:value-type="float" office:value="353776">
            <text:p>353776</text:p>
          </table:table-cell>
          <table:table-cell table:number-columns-repeated="8"/>
        </table:table-row>
        <table:table-row table:style-name="ro1">
          <table:table-cell office:value-type="string">
            <text:p>DAT\stage\stage_NY2\stage_NY2.tpr</text:p>
          </table:table-cell>
          <table:table-cell office:value-type="string">
            <text:p>2383d411</text:p>
          </table:table-cell>
          <table:table-cell office:value-type="float" office:value="33233852">
            <text:p>33233852</text:p>
          </table:table-cell>
          <table:table-cell table:number-columns-repeated="8"/>
        </table:table-row>
        <table:table-row table:style-name="ro3">
          <table:table-cell office:value-type="string">
            <text:p>DAT\stage\stage_NY\sNY_dat.bin</text:p>
          </table:table-cell>
          <table:table-cell office:value-type="string">
            <text:p>b61736e2</text:p>
          </table:table-cell>
          <table:table-cell office:value-type="float" office:value="88992">
            <text:p>88992</text:p>
          </table:table-cell>
          <table:table-cell table:number-columns-repeated="8"/>
        </table:table-row>
        <table:table-row table:style-name="ro3">
          <table:table-cell office:value-type="string">
            <text:p>DAT\stage\stage_NY\stage_NY.tpr</text:p>
          </table:table-cell>
          <table:table-cell office:value-type="string">
            <text:p>48d0c067</text:p>
          </table:table-cell>
          <table:table-cell office:value-type="float" office:value="33067824">
            <text:p>33067824</text:p>
          </table:table-cell>
          <table:table-cell table:number-columns-repeated="8"/>
        </table:table-row>
        <table:table-row table:style-name="ro3">
          <table:table-cell office:value-type="string">
            <text:p>DAT\stage\stage_PRO\sPRO_dat.bin</text:p>
          </table:table-cell>
          <table:table-cell office:value-type="string">
            <text:p>a48002fa</text:p>
          </table:table-cell>
          <table:table-cell office:value-type="float" office:value="1690936">
            <text:p>1690936</text:p>
          </table:table-cell>
          <table:table-cell table:number-columns-repeated="8"/>
        </table:table-row>
        <table:table-row table:style-name="ro3">
          <table:table-cell office:value-type="string">
            <text:p>DAT\stage\stage_PRO\stage_PRO.tpr</text:p>
          </table:table-cell>
          <table:table-cell office:value-type="string">
            <text:p>d1e452fd</text:p>
          </table:table-cell>
          <table:table-cell office:value-type="float" office:value="32574672">
            <text:p>32574672</text:p>
          </table:table-cell>
          <table:table-cell table:number-columns-repeated="8"/>
        </table:table-row>
        <table:table-row table:style-name="ro3">
          <table:table-cell office:value-type="string">
            <text:p>DAT\stage\stage_TC\stage_TC.tpr</text:p>
          </table:table-cell>
          <table:table-cell office:value-type="string">
            <text:p>d4e7c308</text:p>
          </table:table-cell>
          <table:table-cell office:value-type="float" office:value="36857892">
            <text:p>36857892</text:p>
          </table:table-cell>
          <table:table-cell table:number-columns-repeated="8"/>
        </table:table-row>
        <table:table-row table:style-name="ro3">
          <table:table-cell office:value-type="string">
            <text:p>DAT\stage\stage_TC\sTC_dat.bin</text:p>
          </table:table-cell>
          <table:table-cell office:value-type="string">
            <text:p>b360a960</text:p>
          </table:table-cell>
          <table:table-cell office:value-type="float" office:value="136068">
            <text:p>136068</text:p>
          </table:table-cell>
          <table:table-cell table:number-columns-repeated="8"/>
        </table:table-row>
        <table:table-row table:style-name="ro1">
          <table:table-cell office:value-type="string">
            <text:p>DAT\stage\stage_TS2\stage_TS2.tpr</text:p>
          </table:table-cell>
          <table:table-cell office:value-type="string">
            <text:p>e0a687f5</text:p>
          </table:table-cell>
          <table:table-cell office:value-type="float" office:value="18112484">
            <text:p>18112484</text:p>
          </table:table-cell>
          <table:table-cell table:number-columns-repeated="8"/>
        </table:table-row>
        <table:table-row table:style-name="ro3">
          <table:table-cell office:value-type="string">
            <text:p>DAT\stage\stage_TS2\sTS2_dat.bin</text:p>
          </table:table-cell>
          <table:table-cell office:value-type="string">
            <text:p>738b1119</text:p>
          </table:table-cell>
          <table:table-cell office:value-type="float" office:value="1642704">
            <text:p>1642704</text:p>
          </table:table-cell>
          <table:table-cell table:number-columns-repeated="8"/>
        </table:table-row>
        <table:table-row table:style-name="ro3">
          <table:table-cell office:value-type="string">
            <text:p>DAT\stage\stage_TS\stage_TS.tpr</text:p>
          </table:table-cell>
          <table:table-cell office:value-type="string">
            <text:p>9679bed7</text:p>
          </table:table-cell>
          <table:table-cell office:value-type="float" office:value="32223808">
            <text:p>32223808</text:p>
          </table:table-cell>
          <table:table-cell table:number-columns-repeated="8"/>
        </table:table-row>
        <table:table-row table:style-name="ro3">
          <table:table-cell office:value-type="string">
            <text:p>DAT\stage\stage_TS\sTS_dat.bin</text:p>
          </table:table-cell>
          <table:table-cell office:value-type="string">
            <text:p>c7cc56ec</text:p>
          </table:table-cell>
          <table:table-cell office:value-type="float" office:value="1980824">
            <text:p>1980824</text:p>
          </table:table-cell>
          <table:table-cell table:number-columns-repeated="8"/>
        </table:table-row>
        <table:table-row table:style-name="ro3">
          <table:table-cell office:value-type="string">
            <text:p>DAT\watch\rtmwatch.bin</text:p>
          </table:table-cell>
          <table:table-cell office:value-type="string">
            <text:p>d968558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3">
          <table:table-cell office:value-type="string">
            <text:p>dic\ximejpmain.dic</text:p>
          </table:table-cell>
          <table:table-cell office:value-type="string">
            <text:p>9cab4374</text:p>
          </table:table-cell>
          <table:table-cell office:value-type="float" office:value="250340">
            <text:p>250340</text:p>
          </table:table-cell>
          <table:table-cell table:number-columns-repeated="8"/>
        </table:table-row>
        <table:table-row table:style-name="ro3">
          <table:table-cell office:value-type="string">
            <text:p>dic\ximejpnameaddr.dic</text:p>
          </table:table-cell>
          <table:table-cell office:value-type="string">
            <text:p>d2aa9a8a</text:p>
          </table:table-cell>
          <table:table-cell office:value-type="float" office:value="188352">
            <text:p>188352</text:p>
          </table:table-cell>
          <table:table-cell table:number-columns-repeated="8"/>
        </table:table-row>
        <table:table-row table:style-name="ro3">
          <table:table-cell office:value-type="string">
            <text:p>dic\ximejpsub.dic</text:p>
          </table:table-cell>
          <table:table-cell office:value-type="string">
            <text:p>e5e59404</text:p>
          </table:table-cell>
          <table:table-cell office:value-type="float" office:value="218304">
            <text:p>218304</text:p>
          </table:table-cell>
          <table:table-cell table:number-columns-repeated="8"/>
        </table:table-row>
        <table:table-row table:style-name="ro1">
          <table:table-cell office:value-type="string">
            <text:p>doa4.exe</text:p>
          </table:table-cell>
          <table:table-cell office:value-type="string">
            <text:p>acd39634</text:p>
          </table:table-cell>
          <table:table-cell office:value-type="float" office:value="12267520">
            <text:p>12267520</text:p>
          </table:table-cell>
          <table:table-cell table:number-columns-repeated="8"/>
        </table:table-row>
        <table:table-row table:style-name="ro1">
          <table:table-cell office:value-type="string">
            <text:p>doa4.xex</text:p>
          </table:table-cell>
          <table:table-cell office:value-type="string">
            <text:p>acd39634</text:p>
          </table:table-cell>
          <table:table-cell office:value-type="float" office:value="12267520">
            <text:p>12267520</text:p>
          </table:table-cell>
          <table:table-cell table:number-columns-repeated="8"/>
        </table:table-row>
        <table:table-row table:style-name="ro3">
          <table:table-cell office:value-type="string">
            <text:p>movie\ninja_vi_hd.sfd</text:p>
          </table:table-cell>
          <table:table-cell office:value-type="string">
            <text:p>78208e1</text:p>
          </table:table-cell>
          <table:table-cell office:value-type="float" office:value="80925896">
            <text:p>80925896</text:p>
          </table:table-cell>
          <table:table-cell table:number-columns-repeated="8"/>
        </table:table-row>
        <table:table-row table:style-name="ro3">
          <table:table-cell office:value-type="string">
            <text:p>SOUND\bgm_stream.xsb</text:p>
          </table:table-cell>
          <table:table-cell office:value-type="string">
            <text:p>3148917c</text:p>
          </table:table-cell>
          <table:table-cell office:value-type="float" office:value="1290">
            <text:p>1290</text:p>
          </table:table-cell>
          <table:table-cell table:number-columns-repeated="8"/>
        </table:table-row>
        <table:table-row table:style-name="ro3">
          <table:table-cell office:value-type="string">
            <text:p>SOUND\bgm_stream.xwb</text:p>
          </table:table-cell>
          <table:table-cell office:value-type="string">
            <text:p>a3da52ab</text:p>
          </table:table-cell>
          <table:table-cell office:value-type="float" office:value="47268660">
            <text:p>47268660</text:p>
          </table:table-cell>
          <table:table-cell table:number-columns-repeated="8"/>
        </table:table-row>
        <table:table-row table:style-name="ro3">
          <table:table-cell office:value-type="string">
            <text:p>SOUND\doa4_avatar.xgs</text:p>
          </table:table-cell>
          <table:table-cell office:value-type="string">
            <text:p>4e2b9a07</text:p>
          </table:table-cell>
          <table:table-cell office:value-type="float" office:value="416">
            <text:p>416</text:p>
          </table:table-cell>
          <table:table-cell table:number-columns-repeated="8"/>
        </table:table-row>
        <table:table-row table:style-name="ro3">
          <table:table-cell office:value-type="string">
            <text:p>SOUND\doa4_sound.xgs</text:p>
          </table:table-cell>
          <table:table-cell office:value-type="string">
            <text:p>e8867285</text:p>
          </table:table-cell>
          <table:table-cell office:value-type="float" office:value="1630">
            <text:p>1630</text:p>
          </table:table-cell>
          <table:table-cell table:number-columns-repeated="8"/>
        </table:table-row>
        <table:table-row table:style-name="ro3">
          <table:table-cell office:value-type="string">
            <text:p>SOUND\hos_000_zak.xsb</text:p>
          </table:table-cell>
          <table:table-cell office:value-type="string">
            <text:p>1a4cd1f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0_zak.xwb</text:p>
          </table:table-cell>
          <table:table-cell office:value-type="string">
            <text:p>e87997bf</text:p>
          </table:table-cell>
          <table:table-cell office:value-type="float" office:value="883400">
            <text:p>883400</text:p>
          </table:table-cell>
          <table:table-cell table:number-columns-repeated="8"/>
        </table:table-row>
        <table:table-row table:style-name="ro3">
          <table:table-cell office:value-type="string">
            <text:p>SOUND\hos_001_flo.xsb</text:p>
          </table:table-cell>
          <table:table-cell office:value-type="string">
            <text:p>577cac0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1_flo.xwb</text:p>
          </table:table-cell>
          <table:table-cell office:value-type="string">
            <text:p>2834e555</text:p>
          </table:table-cell>
          <table:table-cell office:value-type="float" office:value="870400">
            <text:p>870400</text:p>
          </table:table-cell>
          <table:table-cell table:number-columns-repeated="8"/>
        </table:table-row>
        <table:table-row table:style-name="ro3">
          <table:table-cell office:value-type="string">
            <text:p>SOUND\hos_002_wat.xsb</text:p>
          </table:table-cell>
          <table:table-cell office:value-type="string">
            <text:p>9c29366c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3">
          <table:table-cell office:value-type="string">
            <text:p>SOUND\hos_002_wat.xwb</text:p>
          </table:table-cell>
          <table:table-cell office:value-type="string">
            <text:p>9b608076</text:p>
          </table:table-cell>
          <table:table-cell office:value-type="float" office:value="1402504">
            <text:p>1402504</text:p>
          </table:table-cell>
          <table:table-cell table:number-columns-repeated="8"/>
        </table:table-row>
        <table:table-row table:style-name="ro3">
          <table:table-cell office:value-type="string">
            <text:p>SOUND\hos_003_oka.xsb</text:p>
          </table:table-cell>
          <table:table-cell office:value-type="string">
            <text:p>55e4322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3_oka.xwb</text:p>
          </table:table-cell>
          <table:table-cell office:value-type="string">
            <text:p>1542292a</text:p>
          </table:table-cell>
          <table:table-cell office:value-type="float" office:value="977608">
            <text:p>977608</text:p>
          </table:table-cell>
          <table:table-cell table:number-columns-repeated="8"/>
        </table:table-row>
        <table:table-row table:style-name="ro3">
          <table:table-cell office:value-type="string">
            <text:p>SOUND\hos_004_jun.xsb</text:p>
          </table:table-cell>
          <table:table-cell office:value-type="string">
            <text:p>ae77ad2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4_jun.xwb</text:p>
          </table:table-cell>
          <table:table-cell office:value-type="string">
            <text:p>cab065fb</text:p>
          </table:table-cell>
          <table:table-cell office:value-type="float" office:value="595948">
            <text:p>595948</text:p>
          </table:table-cell>
          <table:table-cell table:number-columns-repeated="8"/>
        </table:table-row>
        <table:table-row table:style-name="ro3">
          <table:table-cell office:value-type="string">
            <text:p>SOUND\hos_005_bok.xsb</text:p>
          </table:table-cell>
          <table:table-cell office:value-type="string">
            <text:p>e7af73aa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5_bok.xwb</text:p>
          </table:table-cell>
          <table:table-cell office:value-type="string">
            <text:p>336b36b6</text:p>
          </table:table-cell>
          <table:table-cell office:value-type="float" office:value="663552">
            <text:p>663552</text:p>
          </table:table-cell>
          <table:table-cell table:number-columns-repeated="8"/>
        </table:table-row>
        <table:table-row table:style-name="ro3">
          <table:table-cell office:value-type="string">
            <text:p>SOUND\hos_006_gor.xsb</text:p>
          </table:table-cell>
          <table:table-cell office:value-type="string">
            <text:p>5f0d98d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6_gor.xwb</text:p>
          </table:table-cell>
          <table:table-cell office:value-type="string">
            <text:p>a377fa27</text:p>
          </table:table-cell>
          <table:table-cell office:value-type="float" office:value="534528">
            <text:p>534528</text:p>
          </table:table-cell>
          <table:table-cell table:number-columns-repeated="8"/>
        </table:table-row>
        <table:table-row table:style-name="ro3">
          <table:table-cell office:value-type="string">
            <text:p>SOUND\hos_007_unv.xsb</text:p>
          </table:table-cell>
          <table:table-cell office:value-type="string">
            <text:p>59835d41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7_unv.xwb</text:p>
          </table:table-cell>
          <table:table-cell office:value-type="string">
            <text:p>74c7fe6e</text:p>
          </table:table-cell>
          <table:table-cell office:value-type="float" office:value="866304">
            <text:p>866304</text:p>
          </table:table-cell>
          <table:table-cell table:number-columns-repeated="8"/>
        </table:table-row>
        <table:table-row table:style-name="ro3">
          <table:table-cell office:value-type="string">
            <text:p>SOUND\hos_008_ice.xsb</text:p>
          </table:table-cell>
          <table:table-cell office:value-type="string">
            <text:p>1ef6e9d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8_ice.xwb</text:p>
          </table:table-cell>
          <table:table-cell office:value-type="string">
            <text:p>dc700d7d</text:p>
          </table:table-cell>
          <table:table-cell office:value-type="float" office:value="825344">
            <text:p>825344</text:p>
          </table:table-cell>
          <table:table-cell table:number-columns-repeated="8"/>
        </table:table-row>
        <table:table-row table:style-name="ro3">
          <table:table-cell office:value-type="string">
            <text:p>SOUND\hos_009_hol.xsb</text:p>
          </table:table-cell>
          <table:table-cell office:value-type="string">
            <text:p>f28c5956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09_hol.xwb</text:p>
          </table:table-cell>
          <table:table-cell office:value-type="string">
            <text:p>9a768679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3">
          <table:table-cell office:value-type="string">
            <text:p>SOUND\hos_010_clo.xsb</text:p>
          </table:table-cell>
          <table:table-cell office:value-type="string">
            <text:p>f97e697d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3">
          <table:table-cell office:value-type="string">
            <text:p>SOUND\hos_010_clo.xwb</text:p>
          </table:table-cell>
          <table:table-cell office:value-type="string">
            <text:p>e2b6fc55</text:p>
          </table:table-cell>
          <table:table-cell office:value-type="float" office:value="1077248">
            <text:p>1077248</text:p>
          </table:table-cell>
          <table:table-cell table:number-columns-repeated="8"/>
        </table:table-row>
        <table:table-row table:style-name="ro3">
          <table:table-cell office:value-type="string">
            <text:p>SOUND\stage_cp.xsb</text:p>
          </table:table-cell>
          <table:table-cell office:value-type="string">
            <text:p>eaf6191</text:p>
          </table:table-cell>
          <table:table-cell office:value-type="float" office:value="5823">
            <text:p>5823</text:p>
          </table:table-cell>
          <table:table-cell table:number-columns-repeated="8"/>
        </table:table-row>
        <table:table-row table:style-name="ro3">
          <table:table-cell office:value-type="string">
            <text:p>SOUND\stage_cp.xwb</text:p>
          </table:table-cell>
          <table:table-cell office:value-type="string">
            <text:p>76f00d5d</text:p>
          </table:table-cell>
          <table:table-cell office:value-type="float" office:value="1443344">
            <text:p>1443344</text:p>
          </table:table-cell>
          <table:table-cell table:number-columns-repeated="8"/>
        </table:table-row>
        <table:table-row table:style-name="ro3">
          <table:table-cell office:value-type="string">
            <text:p>SOUND\stage_ds.xsb</text:p>
          </table:table-cell>
          <table:table-cell office:value-type="string">
            <text:p>a5e2c4f6</text:p>
          </table:table-cell>
          <table:table-cell office:value-type="float" office:value="1333">
            <text:p>1333</text:p>
          </table:table-cell>
          <table:table-cell table:number-columns-repeated="8"/>
        </table:table-row>
        <table:table-row table:style-name="ro3">
          <table:table-cell office:value-type="string">
            <text:p>SOUND\stage_ds.xwb</text:p>
          </table:table-cell>
          <table:table-cell office:value-type="string">
            <text:p>fc7bc8f5</text:p>
          </table:table-cell>
          <table:table-cell office:value-type="float" office:value="1134492">
            <text:p>1134492</text:p>
          </table:table-cell>
          <table:table-cell table:number-columns-repeated="8"/>
        </table:table-row>
        <table:table-row table:style-name="ro3">
          <table:table-cell office:value-type="string">
            <text:p>SOUND\stage_hel.xsb</text:p>
          </table:table-cell>
          <table:table-cell office:value-type="string">
            <text:p>3313fc17</text:p>
          </table:table-cell>
          <table:table-cell office:value-type="float" office:value="627">
            <text:p>627</text:p>
          </table:table-cell>
          <table:table-cell table:number-columns-repeated="8"/>
        </table:table-row>
        <table:table-row table:style-name="ro3">
          <table:table-cell office:value-type="string">
            <text:p>SOUND\stage_hel.xwb</text:p>
          </table:table-cell>
          <table:table-cell office:value-type="string">
            <text:p>7074d829</text:p>
          </table:table-cell>
          <table:table-cell office:value-type="float" office:value="457248">
            <text:p>457248</text:p>
          </table:table-cell>
          <table:table-cell table:number-columns-repeated="8"/>
        </table:table-row>
        <table:table-row table:style-name="ro3">
          <table:table-cell office:value-type="string">
            <text:p>SOUND\stage_kyo.xsb</text:p>
          </table:table-cell>
          <table:table-cell office:value-type="string">
            <text:p>d563de44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3">
          <table:table-cell office:value-type="string">
            <text:p>SOUND\stage_kyo.xwb</text:p>
          </table:table-cell>
          <table:table-cell office:value-type="string">
            <text:p>6d163e61</text:p>
          </table:table-cell>
          <table:table-cell office:value-type="float" office:value="284672">
            <text:p>284672</text:p>
          </table:table-cell>
          <table:table-cell table:number-columns-repeated="8"/>
        </table:table-row>
        <table:table-row table:style-name="ro3">
          <table:table-cell office:value-type="string">
            <text:p>SOUND\stage_mk.xsb</text:p>
          </table:table-cell>
          <table:table-cell office:value-type="string">
            <text:p>4acede0a</text:p>
          </table:table-cell>
          <table:table-cell office:value-type="float" office:value="3580">
            <text:p>3580</text:p>
          </table:table-cell>
          <table:table-cell table:number-columns-repeated="8"/>
        </table:table-row>
        <table:table-row table:style-name="ro3">
          <table:table-cell office:value-type="string">
            <text:p>SOUND\stage_mk.xwb</text:p>
          </table:table-cell>
          <table:table-cell office:value-type="string">
            <text:p>9a2dcc68</text:p>
          </table:table-cell>
          <table:table-cell office:value-type="float" office:value="1149640">
            <text:p>1149640</text:p>
          </table:table-cell>
          <table:table-cell table:number-columns-repeated="8"/>
        </table:table-row>
        <table:table-row table:style-name="ro3">
          <table:table-cell office:value-type="string">
            <text:p>SOUND\stage_ny.xsb</text:p>
          </table:table-cell>
          <table:table-cell office:value-type="string">
            <text:p>2e4cd7bf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3">
          <table:table-cell office:value-type="string">
            <text:p>SOUND\stage_ny.xwb</text:p>
          </table:table-cell>
          <table:table-cell office:value-type="string">
            <text:p>5b68eeba</text:p>
          </table:table-cell>
          <table:table-cell office:value-type="float" office:value="241664">
            <text:p>241664</text:p>
          </table:table-cell>
          <table:table-cell table:number-columns-repeated="8"/>
        </table:table-row>
        <table:table-row table:style-name="ro3">
          <table:table-cell office:value-type="string">
            <text:p>SOUND\stage_pro.xsb</text:p>
          </table:table-cell>
          <table:table-cell office:value-type="string">
            <text:p>fee344db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3">
          <table:table-cell office:value-type="string">
            <text:p>SOUND\stage_pro.xwb</text:p>
          </table:table-cell>
          <table:table-cell office:value-type="string">
            <text:p>46b760e0</text:p>
          </table:table-cell>
          <table:table-cell office:value-type="float" office:value="342016">
            <text:p>342016</text:p>
          </table:table-cell>
          <table:table-cell table:number-columns-repeated="8"/>
        </table:table-row>
        <table:table-row table:style-name="ro3">
          <table:table-cell office:value-type="string">
            <text:p>SOUND\stage_tc.xsb</text:p>
          </table:table-cell>
          <table:table-cell office:value-type="string">
            <text:p>2413d840</text:p>
          </table:table-cell>
          <table:table-cell office:value-type="float" office:value="397">
            <text:p>397</text:p>
          </table:table-cell>
          <table:table-cell table:number-columns-repeated="8"/>
        </table:table-row>
        <table:table-row table:style-name="ro3">
          <table:table-cell office:value-type="string">
            <text:p>SOUND\stage_tc.xwb</text:p>
          </table:table-cell>
          <table:table-cell office:value-type="string">
            <text:p>8161591d</text:p>
          </table:table-cell>
          <table:table-cell office:value-type="float" office:value="184132">
            <text:p>184132</text:p>
          </table:table-cell>
          <table:table-cell table:number-columns-repeated="8"/>
        </table:table-row>
        <table:table-row table:style-name="ro3">
          <table:table-cell office:value-type="string">
            <text:p>SOUND\stage_ts.xsb</text:p>
          </table:table-cell>
          <table:table-cell office:value-type="string">
            <text:p>3b9b3ab0</text:p>
          </table:table-cell>
          <table:table-cell office:value-type="float" office:value="2721">
            <text:p>2721</text:p>
          </table:table-cell>
          <table:table-cell table:number-columns-repeated="8"/>
        </table:table-row>
        <table:table-row table:style-name="ro3">
          <table:table-cell office:value-type="string">
            <text:p>SOUND\stage_ts.xwb</text:p>
          </table:table-cell>
          <table:table-cell office:value-type="string">
            <text:p>e71a7168</text:p>
          </table:table-cell>
          <table:table-cell office:value-type="float" office:value="409540">
            <text:p>409540</text:p>
          </table:table-cell>
          <table:table-cell table:number-columns-repeated="8"/>
        </table:table-row>
        <table:table-row table:style-name="ro3">
          <table:table-cell office:value-type="string">
            <text:p>SOUND\system_se.xsb</text:p>
          </table:table-cell>
          <table:table-cell office:value-type="string">
            <text:p>7b747076</text:p>
          </table:table-cell>
          <table:table-cell office:value-type="float" office:value="13895">
            <text:p>13895</text:p>
          </table:table-cell>
          <table:table-cell table:number-columns-repeated="8"/>
        </table:table-row>
        <table:table-row table:style-name="ro3">
          <table:table-cell office:value-type="string">
            <text:p>SOUND\system_se.xwb</text:p>
          </table:table-cell>
          <table:table-cell office:value-type="string">
            <text:p>730961ce</text:p>
          </table:table-cell>
          <table:table-cell office:value-type="float" office:value="1286628">
            <text:p>1286628</text:p>
          </table:table-cell>
          <table:table-cell table:number-columns-repeated="8"/>
        </table:table-row>
        <table:table-row table:style-name="ro3">
          <table:table-cell office:value-type="string">
            <text:p>SOUND\voice_aya.xsb</text:p>
          </table:table-cell>
          <table:table-cell office:value-type="string">
            <text:p>69813aef</text:p>
          </table:table-cell>
          <table:table-cell office:value-type="float" office:value="4361">
            <text:p>4361</text:p>
          </table:table-cell>
          <table:table-cell table:number-columns-repeated="8"/>
        </table:table-row>
        <table:table-row table:style-name="ro3">
          <table:table-cell office:value-type="string">
            <text:p>SOUND\voice_aya.xwb</text:p>
          </table:table-cell>
          <table:table-cell office:value-type="string">
            <text:p>ed6c7b56</text:p>
          </table:table-cell>
          <table:table-cell office:value-type="float" office:value="716028">
            <text:p>716028</text:p>
          </table:table-cell>
          <table:table-cell table:number-columns-repeated="8"/>
        </table:table-row>
        <table:table-row table:style-name="ro3">
          <table:table-cell office:value-type="string">
            <text:p>SOUND\voice_aya_stream.xwb</text:p>
          </table:table-cell>
          <table:table-cell office:value-type="string">
            <text:p>e48e1f79</text:p>
          </table:table-cell>
          <table:table-cell office:value-type="float" office:value="1208448">
            <text:p>1208448</text:p>
          </table:table-cell>
          <table:table-cell table:number-columns-repeated="8"/>
        </table:table-row>
        <table:table-row table:style-name="ro3">
          <table:table-cell office:value-type="string">
            <text:p>SOUND\voice_boy.xsb</text:p>
          </table:table-cell>
          <table:table-cell office:value-type="string">
            <text:p>ccfc17a0</text:p>
          </table:table-cell>
          <table:table-cell office:value-type="float" office:value="4247">
            <text:p>4247</text:p>
          </table:table-cell>
          <table:table-cell table:number-columns-repeated="8"/>
        </table:table-row>
        <table:table-row table:style-name="ro3">
          <table:table-cell office:value-type="string">
            <text:p>SOUND\voice_boy.xwb</text:p>
          </table:table-cell>
          <table:table-cell office:value-type="string">
            <text:p>4cf263aa</text:p>
          </table:table-cell>
          <table:table-cell office:value-type="float" office:value="950272">
            <text:p>950272</text:p>
          </table:table-cell>
          <table:table-cell table:number-columns-repeated="8"/>
        </table:table-row>
        <table:table-row table:style-name="ro3">
          <table:table-cell office:value-type="string">
            <text:p>SOUND\voice_boy_stream.xwb</text:p>
          </table:table-cell>
          <table:table-cell office:value-type="string">
            <text:p>fb10c1e</text:p>
          </table:table-cell>
          <table:table-cell office:value-type="float" office:value="1423360">
            <text:p>1423360</text:p>
          </table:table-cell>
          <table:table-cell table:number-columns-repeated="8"/>
        </table:table-row>
        <table:table-row table:style-name="ro3">
          <table:table-cell office:value-type="string">
            <text:p>SOUND\voice_cri.xsb</text:p>
          </table:table-cell>
          <table:table-cell office:value-type="string">
            <text:p>5d68245d</text:p>
          </table:table-cell>
          <table:table-cell office:value-type="float" office:value="3863">
            <text:p>3863</text:p>
          </table:table-cell>
          <table:table-cell table:number-columns-repeated="8"/>
        </table:table-row>
        <table:table-row table:style-name="ro3">
          <table:table-cell office:value-type="string">
            <text:p>SOUND\voice_cri.xwb</text:p>
          </table:table-cell>
          <table:table-cell office:value-type="string">
            <text:p>8a27159f</text:p>
          </table:table-cell>
          <table:table-cell office:value-type="float" office:value="816360">
            <text:p>816360</text:p>
          </table:table-cell>
          <table:table-cell table:number-columns-repeated="8"/>
        </table:table-row>
        <table:table-row table:style-name="ro3">
          <table:table-cell office:value-type="string">
            <text:p>SOUND\voice_cri_stream.xwb</text:p>
          </table:table-cell>
          <table:table-cell office:value-type="string">
            <text:p>27f1e3da</text:p>
          </table:table-cell>
          <table:table-cell office:value-type="float" office:value="1602940">
            <text:p>1602940</text:p>
          </table:table-cell>
          <table:table-cell table:number-columns-repeated="8"/>
        </table:table-row>
        <table:table-row table:style-name="ro3">
          <table:table-cell office:value-type="string">
            <text:p>SOUND\voice_hak.xsb</text:p>
          </table:table-cell>
          <table:table-cell office:value-type="string">
            <text:p>a2fa8660</text:p>
          </table:table-cell>
          <table:table-cell office:value-type="float" office:value="5700">
            <text:p>5700</text:p>
          </table:table-cell>
          <table:table-cell table:number-columns-repeated="8"/>
        </table:table-row>
        <table:table-row table:style-name="ro3">
          <table:table-cell office:value-type="string">
            <text:p>SOUND\voice_hak.xwb</text:p>
          </table:table-cell>
          <table:table-cell office:value-type="string">
            <text:p>74c770b7</text:p>
          </table:table-cell>
          <table:table-cell office:value-type="float" office:value="961244">
            <text:p>961244</text:p>
          </table:table-cell>
          <table:table-cell table:number-columns-repeated="8"/>
        </table:table-row>
        <table:table-row table:style-name="ro3">
          <table:table-cell office:value-type="string">
            <text:p>SOUND\voice_hak_stream.xwb</text:p>
          </table:table-cell>
          <table:table-cell office:value-type="string">
            <text:p>9b5c1920</text:p>
          </table:table-cell>
          <table:table-cell office:value-type="float" office:value="974848">
            <text:p>974848</text:p>
          </table:table-cell>
          <table:table-cell table:number-columns-repeated="8"/>
        </table:table-row>
        <table:table-row table:style-name="ro3">
          <table:table-cell office:value-type="string">
            <text:p>SOUND\voice_jan.xsb</text:p>
          </table:table-cell>
          <table:table-cell office:value-type="string">
            <text:p>e0a08a9f</text:p>
          </table:table-cell>
          <table:table-cell office:value-type="float" office:value="6370">
            <text:p>6370</text:p>
          </table:table-cell>
          <table:table-cell table:number-columns-repeated="8"/>
        </table:table-row>
        <table:table-row table:style-name="ro3">
          <table:table-cell office:value-type="string">
            <text:p>SOUND\voice_jan.xwb</text:p>
          </table:table-cell>
          <table:table-cell office:value-type="string">
            <text:p>1de633fd</text:p>
          </table:table-cell>
          <table:table-cell office:value-type="float" office:value="1224060">
            <text:p>1224060</text:p>
          </table:table-cell>
          <table:table-cell table:number-columns-repeated="8"/>
        </table:table-row>
        <table:table-row table:style-name="ro3">
          <table:table-cell office:value-type="string">
            <text:p>SOUND\voice_jan_stream.xwb</text:p>
          </table:table-cell>
          <table:table-cell office:value-type="string">
            <text:p>e4770c13</text:p>
          </table:table-cell>
          <table:table-cell office:value-type="float" office:value="970840">
            <text:p>970840</text:p>
          </table:table-cell>
          <table:table-cell table:number-columns-repeated="8"/>
        </table:table-row>
        <table:table-row table:style-name="ro3">
          <table:table-cell office:value-type="string">
            <text:p>SOUND\voice_kas.xsb</text:p>
          </table:table-cell>
          <table:table-cell office:value-type="string">
            <text:p>ac35065c</text:p>
          </table:table-cell>
          <table:table-cell office:value-type="float" office:value="3894">
            <text:p>3894</text:p>
          </table:table-cell>
          <table:table-cell table:number-columns-repeated="8"/>
        </table:table-row>
        <table:table-row table:style-name="ro3">
          <table:table-cell office:value-type="string">
            <text:p>SOUND\voice_kas.xwb</text:p>
          </table:table-cell>
          <table:table-cell office:value-type="string">
            <text:p>dec5aa2c</text:p>
          </table:table-cell>
          <table:table-cell office:value-type="float" office:value="612352">
            <text:p>612352</text:p>
          </table:table-cell>
          <table:table-cell table:number-columns-repeated="8"/>
        </table:table-row>
        <table:table-row table:style-name="ro3">
          <table:table-cell office:value-type="string">
            <text:p>SOUND\voice_kas_stream.xwb</text:p>
          </table:table-cell>
          <table:table-cell office:value-type="string">
            <text:p>335b432c</text:p>
          </table:table-cell>
          <table:table-cell office:value-type="float" office:value="1251476">
            <text:p>1251476</text:p>
          </table:table-cell>
          <table:table-cell table:number-columns-repeated="8"/>
        </table:table-row>
        <table:table-row table:style-name="ro3">
          <table:table-cell office:value-type="string">
            <text:p>SOUND\voice_kor.xsb</text:p>
          </table:table-cell>
          <table:table-cell office:value-type="string">
            <text:p>7cdc5747</text:p>
          </table:table-cell>
          <table:table-cell office:value-type="float" office:value="6309">
            <text:p>6309</text:p>
          </table:table-cell>
          <table:table-cell table:number-columns-repeated="8"/>
        </table:table-row>
        <table:table-row table:style-name="ro3">
          <table:table-cell office:value-type="string">
            <text:p>SOUND\voice_kor.xwb</text:p>
          </table:table-cell>
          <table:table-cell office:value-type="string">
            <text:p>3e003d01</text:p>
          </table:table-cell>
          <table:table-cell office:value-type="float" office:value="1162304">
            <text:p>1162304</text:p>
          </table:table-cell>
          <table:table-cell table:number-columns-repeated="8"/>
        </table:table-row>
        <table:table-row table:style-name="ro3">
          <table:table-cell office:value-type="string">
            <text:p>SOUND\voice_kor_stream.xwb</text:p>
          </table:table-cell>
          <table:table-cell office:value-type="string">
            <text:p>61d48f38</text:p>
          </table:table-cell>
          <table:table-cell office:value-type="float" office:value="1193212">
            <text:p>1193212</text:p>
          </table:table-cell>
          <table:table-cell table:number-columns-repeated="8"/>
        </table:table-row>
        <table:table-row table:style-name="ro3">
          <table:table-cell office:value-type="string">
            <text:p>SOUND\voice_lei.xsb</text:p>
          </table:table-cell>
          <table:table-cell office:value-type="string">
            <text:p>aeb2e615</text:p>
          </table:table-cell>
          <table:table-cell office:value-type="float" office:value="3496">
            <text:p>3496</text:p>
          </table:table-cell>
          <table:table-cell table:number-columns-repeated="8"/>
        </table:table-row>
        <table:table-row table:style-name="ro3">
          <table:table-cell office:value-type="string">
            <text:p>SOUND\voice_lei.xwb</text:p>
          </table:table-cell>
          <table:table-cell office:value-type="string">
            <text:p>a29eddbf</text:p>
          </table:table-cell>
          <table:table-cell office:value-type="float" office:value="711012">
            <text:p>711012</text:p>
          </table:table-cell>
          <table:table-cell table:number-columns-repeated="8"/>
        </table:table-row>
        <table:table-row table:style-name="ro3">
          <table:table-cell office:value-type="string">
            <text:p>SOUND\voice_lei_stream.xwb</text:p>
          </table:table-cell>
          <table:table-cell office:value-type="string">
            <text:p>d745a8b3</text:p>
          </table:table-cell>
          <table:table-cell office:value-type="float" office:value="978152">
            <text:p>978152</text:p>
          </table:table-cell>
          <table:table-cell table:number-columns-repeated="8"/>
        </table:table-row>
        <table:table-row table:style-name="ro3">
          <table:table-cell office:value-type="string">
            <text:p>SOUND\voice_lis.xsb</text:p>
          </table:table-cell>
          <table:table-cell office:value-type="string">
            <text:p>1cafac0e</text:p>
          </table:table-cell>
          <table:table-cell office:value-type="float" office:value="4589">
            <text:p>4589</text:p>
          </table:table-cell>
          <table:table-cell table:number-columns-repeated="8"/>
        </table:table-row>
        <table:table-row table:style-name="ro3">
          <table:table-cell office:value-type="string">
            <text:p>SOUND\voice_lis.xwb</text:p>
          </table:table-cell>
          <table:table-cell office:value-type="string">
            <text:p>483e925</text:p>
          </table:table-cell>
          <table:table-cell office:value-type="float" office:value="787856">
            <text:p>787856</text:p>
          </table:table-cell>
          <table:table-cell table:number-columns-repeated="8"/>
        </table:table-row>
        <table:table-row table:style-name="ro3">
          <table:table-cell office:value-type="string">
            <text:p>SOUND\voice_lis_stream.xwb</text:p>
          </table:table-cell>
          <table:table-cell office:value-type="string">
            <text:p>9b165899</text:p>
          </table:table-cell>
          <table:table-cell office:value-type="float" office:value="1266880">
            <text:p>1266880</text:p>
          </table:table-cell>
          <table:table-cell table:number-columns-repeated="8"/>
        </table:table-row>
        <table:table-row table:style-name="ro3">
          <table:table-cell office:value-type="string">
            <text:p>SOUND\voice_ryu.xsb</text:p>
          </table:table-cell>
          <table:table-cell office:value-type="string">
            <text:p>cf1d2588</text:p>
          </table:table-cell>
          <table:table-cell office:value-type="float" office:value="3119">
            <text:p>3119</text:p>
          </table:table-cell>
          <table:table-cell table:number-columns-repeated="8"/>
        </table:table-row>
        <table:table-row table:style-name="ro3">
          <table:table-cell office:value-type="string">
            <text:p>SOUND\voice_ryu.xwb</text:p>
          </table:table-cell>
          <table:table-cell office:value-type="string">
            <text:p>593bae50</text:p>
          </table:table-cell>
          <table:table-cell office:value-type="float" office:value="585728">
            <text:p>585728</text:p>
          </table:table-cell>
          <table:table-cell table:number-columns-repeated="8"/>
        </table:table-row>
        <table:table-row table:style-name="ro3">
          <table:table-cell office:value-type="string">
            <text:p>SOUND\voice_ryu_stream.xwb</text:p>
          </table:table-cell>
          <table:table-cell office:value-type="string">
            <text:p>40d62dea</text:p>
          </table:table-cell>
          <table:table-cell office:value-type="float" office:value="1339392">
            <text:p>1339392</text:p>
          </table:table-cell>
          <table:table-cell table:number-columns-repeated="8"/>
        </table:table-row>
        <table:table-row table:style-name="ro3">
          <table:table-cell office:value-type="string">
            <text:p>SOUND\voice_stream_female.xsb</text:p>
          </table:table-cell>
          <table:table-cell office:value-type="string">
            <text:p>b54653b4</text:p>
          </table:table-cell>
          <table:table-cell office:value-type="float" office:value="18289">
            <text:p>18289</text:p>
          </table:table-cell>
          <table:table-cell table:number-columns-repeated="8"/>
        </table:table-row>
        <table:table-row table:style-name="ro3">
          <table:table-cell office:value-type="string">
            <text:p>SOUND\voice_stream_male.xsb</text:p>
          </table:table-cell>
          <table:table-cell office:value-type="string">
            <text:p>848bb709</text:p>
          </table:table-cell>
          <table:table-cell office:value-type="float" office:value="21395">
            <text:p>21395</text:p>
          </table:table-cell>
          <table:table-cell table:number-columns-repeated="8"/>
        </table:table-row>
        <table:table-row table:style-name="ro3">
          <table:table-cell office:value-type="string">
            <text:p>SOUND\voice_sys.xsb</text:p>
          </table:table-cell>
          <table:table-cell office:value-type="string">
            <text:p>66c79e13</text:p>
          </table:table-cell>
          <table:table-cell office:value-type="float" office:value="15363">
            <text:p>15363</text:p>
          </table:table-cell>
          <table:table-cell table:number-columns-repeated="8"/>
        </table:table-row>
        <table:table-row table:style-name="ro3">
          <table:table-cell office:value-type="string">
            <text:p>SOUND\voice_sys_stream.xwb</text:p>
          </table:table-cell>
          <table:table-cell office:value-type="string">
            <text:p>3937597d</text:p>
          </table:table-cell>
          <table:table-cell office:value-type="float" office:value="10453076">
            <text:p>10453076</text:p>
          </table:table-cell>
          <table:table-cell table:number-columns-repeated="8"/>
        </table:table-row>
        <table:table-row table:style-name="ro3">
          <table:table-cell office:value-type="string">
            <text:p>SOUND\voice_zac.xsb</text:p>
          </table:table-cell>
          <table:table-cell office:value-type="string">
            <text:p>4a1fe0f9</text:p>
          </table:table-cell>
          <table:table-cell office:value-type="float" office:value="5082">
            <text:p>5082</text:p>
          </table:table-cell>
          <table:table-cell table:number-columns-repeated="8"/>
        </table:table-row>
        <table:table-row table:style-name="ro3">
          <table:table-cell office:value-type="string">
            <text:p>SOUND\voice_zac.xwb</text:p>
          </table:table-cell>
          <table:table-cell office:value-type="string">
            <text:p>8fc98cc7</text:p>
          </table:table-cell>
          <table:table-cell office:value-type="float" office:value="1206272">
            <text:p>1206272</text:p>
          </table:table-cell>
          <table:table-cell table:number-columns-repeated="8"/>
        </table:table-row>
        <table:table-row table:style-name="ro3">
          <table:table-cell office:value-type="string">
            <text:p>SOUND\voice_zac_stream.xwb</text:p>
          </table:table-cell>
          <table:table-cell office:value-type="string">
            <text:p>9f7a1cca</text:p>
          </table:table-cell>
          <table:table-cell office:value-type="float" office:value="1363968">
            <text:p>136396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End</text:p>
          </table:table-cell>
          <table:table-cell office:value-type="string">
            <text:p>of</text:p>
          </table:table-cell>
          <table:table-cell office:value-type="string">
            <text:p>scanned</text:p>
          </table:table-cell>
          <table:table-cell office:value-type="string">
            <text:p>files,</text:p>
          </table:table-cell>
          <table:table-cell office:value-type="string">
            <text:p>their</text:p>
          </table:table-cell>
          <table:table-cell office:value-type="string">
            <text:p>CRC</text:p>
          </table:table-cell>
          <table:table-cell office:value-type="string">
            <text:p>and</text:p>
          </table:table-cell>
          <table:table-cell office:value-type="string">
            <text:p>their</text:p>
          </table:table-cell>
          <table:table-cell office:value-type="string">
            <text:p>filesize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Performance</text:p>
          </table:table-cell>
          <table:table-cell office:value-type="string">
            <text:p>statistics:</text:p>
          </table:table-cell>
          <table:table-cell table:number-columns-repeated="8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00:00:51.9</text:p>
          </table:table-cell>
          <table:table-cell office:value-type="string">
            <text:p>total</text:p>
          </table:table-cell>
          <table:table-cell office:value-type="string">
            <text:p>processing</text:p>
          </table:table-cell>
          <table:table-cell office:value-type="string">
            <text:p>time,</text:p>
          </table:table-cell>
          <table:table-cell office:value-type="string">
            <text:p>of</text:p>
          </table:table-cell>
          <table:table-cell office:value-type="string">
            <text:p>which,</text:p>
          </table:table-cell>
          <table:table-cell table:number-columns-repeated="4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00:00:00.0</text:p>
          </table:table-cell>
          <table:table-cell office:value-type="string">
            <text:p>were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cann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disk</text:p>
          </table:table-cell>
          <table:table-cell office:value-type="string">
            <text:p>folders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00:00:00.0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ort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files</text:p>
          </table:table-cell>
          <table:table-cell office:value-type="string">
            <text:p>in</text:p>
          </table:table-cell>
          <table:table-cell office:value-type="string">
            <text:p>memory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table:style-name="Default" office:value-type="float" office:value="650">
            <text:p>650</text:p>
          </table:table-cell>
          <table:table-cell office:value-type="string">
            <text:p>files,</text:p>
          </table:table-cell>
          <table:table-cell office:value-type="string">
            <text:p>1'177'551'685</text:p>
          </table:table-cell>
          <table:table-cell office:value-type="string">
            <text:p>bytes.</text:p>
          </table:table-cell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Processing</text:p>
          </table:table-cell>
          <table:table-cell office:value-type="string">
            <text:p>rate:</text:p>
          </table:table-cell>
          <table:table-cell office:value-type="float" office:value="12">
            <text:p>12</text:p>
          </table:table-cell>
          <table:table-cell office:value-type="string">
            <text:p>files/sec,</text:p>
          </table:table-cell>
          <table:table-cell office:value-type="float" office:value="22169">
            <text:p>22169</text:p>
          </table:table-cell>
          <table:table-cell office:value-type="string">
            <text:p>Kb/sec.</text:p>
          </table:table-cell>
          <table:table-cell table:number-columns-repeated="4"/>
        </table:table-row>
      </table:table>
      <table:table table:name="DOA4_360_e3_Dev_Build_Demo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# DOA4_360_e3_Dev_Build_Demo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string">
            <text:p>file</text:p>
          </table:table-cell>
          <table:table-cell table:style-name="Default" office:value-type="string">
            <text:p>CRC</text:p>
          </table:table-cell>
          <table:table-cell office:value-type="string">
            <text:p>filesize</text:p>
          </table:table-cell>
          <table:table-cell table:number-columns-repeated="8"/>
        </table:table-row>
        <table:table-row table:style-name="ro3">
          <table:table-cell office:value-type="string">
            <text:p>bin\anime_cm.bin</text:p>
          </table:table-cell>
          <table:table-cell office:value-type="string">
            <text:p>8c2bf86e</text:p>
          </table:table-cell>
          <table:table-cell office:value-type="float" office:value="78676">
            <text:p>78676</text:p>
          </table:table-cell>
          <table:table-cell table:number-columns-repeated="8"/>
        </table:table-row>
        <table:table-row table:style-name="ro3">
          <table:table-cell office:value-type="string">
            <text:p>bin\ayane.bin</text:p>
          </table:table-cell>
          <table:table-cell office:value-type="string">
            <text:p>55301a63</text:p>
          </table:table-cell>
          <table:table-cell office:value-type="float" office:value="106224">
            <text:p>106224</text:p>
          </table:table-cell>
          <table:table-cell table:number-columns-repeated="8"/>
        </table:table-row>
        <table:table-row table:style-name="ro3">
          <table:table-cell office:value-type="string">
            <text:p>bin\ayane.mot</text:p>
          </table:table-cell>
          <table:table-cell office:value-type="string">
            <text:p>d8eec994</text:p>
          </table:table-cell>
          <table:table-cell office:value-type="float" office:value="2162160">
            <text:p>2162160</text:p>
          </table:table-cell>
          <table:table-cell table:number-columns-repeated="8"/>
        </table:table-row>
        <table:table-row table:style-name="ro3">
          <table:table-cell office:value-type="string">
            <text:p>bin\boy.bin</text:p>
          </table:table-cell>
          <table:table-cell office:value-type="string">
            <text:p>f5f2c05b</text:p>
          </table:table-cell>
          <table:table-cell office:value-type="float" office:value="71388">
            <text:p>71388</text:p>
          </table:table-cell>
          <table:table-cell table:number-columns-repeated="8"/>
        </table:table-row>
        <table:table-row table:style-name="ro3">
          <table:table-cell office:value-type="string">
            <text:p>bin\boy.mot</text:p>
          </table:table-cell>
          <table:table-cell office:value-type="string">
            <text:p>94fb2977</text:p>
          </table:table-cell>
          <table:table-cell office:value-type="float" office:value="1174024">
            <text:p>1174024</text:p>
          </table:table-cell>
          <table:table-cell table:number-columns-repeated="8"/>
        </table:table-row>
        <table:table-row table:style-name="ro3">
          <table:table-cell office:value-type="string">
            <text:p>bin\c_ayane.mot</text:p>
          </table:table-cell>
          <table:table-cell office:value-type="string">
            <text:p>b7d3c634</text:p>
          </table:table-cell>
          <table:table-cell office:value-type="float" office:value="14984">
            <text:p>14984</text:p>
          </table:table-cell>
          <table:table-cell table:number-columns-repeated="8"/>
        </table:table-row>
        <table:table-row table:style-name="ro3">
          <table:table-cell office:value-type="string">
            <text:p>bin\c_boy.mot</text:p>
          </table:table-cell>
          <table:table-cell office:value-type="string">
            <text:p>502e92ee</text:p>
          </table:table-cell>
          <table:table-cell office:value-type="float" office:value="21456">
            <text:p>21456</text:p>
          </table:table-cell>
          <table:table-cell table:number-columns-repeated="8"/>
        </table:table-row>
        <table:table-row table:style-name="ro3">
          <table:table-cell office:value-type="string">
            <text:p>bin\c_gokei.mot</text:p>
          </table:table-cell>
          <table:table-cell office:value-type="string">
            <text:p>99117bcb</text:p>
          </table:table-cell>
          <table:table-cell office:value-type="float" office:value="27640">
            <text:p>27640</text:p>
          </table:table-cell>
          <table:table-cell table:number-columns-repeated="8"/>
        </table:table-row>
        <table:table-row table:style-name="ro3">
          <table:table-cell office:value-type="string">
            <text:p>bin\c_hakyo.mot</text:p>
          </table:table-cell>
          <table:table-cell office:value-type="string">
            <text:p>414a59d6</text:p>
          </table:table-cell>
          <table:table-cell office:value-type="float" office:value="23128">
            <text:p>23128</text:p>
          </table:table-cell>
          <table:table-cell table:number-columns-repeated="8"/>
        </table:table-row>
        <table:table-row table:style-name="ro3">
          <table:table-cell office:value-type="string">
            <text:p>bin\c_janlee.mot</text:p>
          </table:table-cell>
          <table:table-cell office:value-type="string">
            <text:p>dcbfc2</text:p>
          </table:table-cell>
          <table:table-cell office:value-type="float" office:value="32000">
            <text:p>32000</text:p>
          </table:table-cell>
          <table:table-cell table:number-columns-repeated="8"/>
        </table:table-row>
        <table:table-row table:style-name="ro3">
          <table:table-cell office:value-type="string">
            <text:p>bin\c_kasumi.mot</text:p>
          </table:table-cell>
          <table:table-cell office:value-type="string">
            <text:p>3ea73b9b</text:p>
          </table:table-cell>
          <table:table-cell office:value-type="float" office:value="84696">
            <text:p>84696</text:p>
          </table:table-cell>
          <table:table-cell table:number-columns-repeated="8"/>
        </table:table-row>
        <table:table-row table:style-name="ro3">
          <table:table-cell office:value-type="string">
            <text:p>bin\c_koryu.mot</text:p>
          </table:table-cell>
          <table:table-cell office:value-type="string">
            <text:p>d1be29b9</text:p>
          </table:table-cell>
          <table:table-cell office:value-type="float" office:value="52728">
            <text:p>52728</text:p>
          </table:table-cell>
          <table:table-cell table:number-columns-repeated="8"/>
        </table:table-row>
        <table:table-row table:style-name="ro3">
          <table:table-cell office:value-type="string">
            <text:p>bin\c_leifan.mot</text:p>
          </table:table-cell>
          <table:table-cell office:value-type="string">
            <text:p>cd56e562</text:p>
          </table:table-cell>
          <table:table-cell office:value-type="float" office:value="30952">
            <text:p>30952</text:p>
          </table:table-cell>
          <table:table-cell table:number-columns-repeated="8"/>
        </table:table-row>
        <table:table-row table:style-name="ro3">
          <table:table-cell office:value-type="string">
            <text:p>bin\c_lisa.mot</text:p>
          </table:table-cell>
          <table:table-cell office:value-type="string">
            <text:p>b21a4f04</text:p>
          </table:table-cell>
          <table:table-cell office:value-type="float" office:value="91960">
            <text:p>91960</text:p>
          </table:table-cell>
          <table:table-cell table:number-columns-repeated="8"/>
        </table:table-row>
        <table:table-row table:style-name="ro3">
          <table:table-cell office:value-type="string">
            <text:p>bin\c_ryu.mot</text:p>
          </table:table-cell>
          <table:table-cell office:value-type="string">
            <text:p>8e1eeb2f</text:p>
          </table:table-cell>
          <table:table-cell office:value-type="float" office:value="70984">
            <text:p>70984</text:p>
          </table:table-cell>
          <table:table-cell table:number-columns-repeated="8"/>
        </table:table-row>
        <table:table-row table:style-name="ro3">
          <table:table-cell office:value-type="string">
            <text:p>bin\c_zack.mot</text:p>
          </table:table-cell>
          <table:table-cell office:value-type="string">
            <text:p>b5cffaf5</text:p>
          </table:table-cell>
          <table:table-cell office:value-type="float" office:value="32368">
            <text:p>32368</text:p>
          </table:table-cell>
          <table:table-cell table:number-columns-repeated="8"/>
        </table:table-row>
        <table:table-row table:style-name="ro3">
          <table:table-cell office:value-type="string">
            <text:p>bin\comon.mot</text:p>
          </table:table-cell>
          <table:table-cell office:value-type="string">
            <text:p>4270bdd8</text:p>
          </table:table-cell>
          <table:table-cell office:value-type="float" office:value="3125344">
            <text:p>3125344</text:p>
          </table:table-cell>
          <table:table-cell table:number-columns-repeated="8"/>
        </table:table-row>
        <table:table-row table:style-name="ro3">
          <table:table-cell office:value-type="string">
            <text:p>bin\gokei.bin</text:p>
          </table:table-cell>
          <table:table-cell office:value-type="string">
            <text:p>bc72ea69</text:p>
          </table:table-cell>
          <table:table-cell office:value-type="float" office:value="98572">
            <text:p>98572</text:p>
          </table:table-cell>
          <table:table-cell table:number-columns-repeated="8"/>
        </table:table-row>
        <table:table-row table:style-name="ro3">
          <table:table-cell office:value-type="string">
            <text:p>bin\gokei.mot</text:p>
          </table:table-cell>
          <table:table-cell office:value-type="string">
            <text:p>5ca76136</text:p>
          </table:table-cell>
          <table:table-cell office:value-type="float" office:value="1895384">
            <text:p>1895384</text:p>
          </table:table-cell>
          <table:table-cell table:number-columns-repeated="8"/>
        </table:table-row>
        <table:table-row table:style-name="ro3">
          <table:table-cell office:value-type="string">
            <text:p>bin\hakyo.bin</text:p>
          </table:table-cell>
          <table:table-cell office:value-type="string">
            <text:p>2f86f71</text:p>
          </table:table-cell>
          <table:table-cell office:value-type="float" office:value="67792">
            <text:p>67792</text:p>
          </table:table-cell>
          <table:table-cell table:number-columns-repeated="8"/>
        </table:table-row>
        <table:table-row table:style-name="ro3">
          <table:table-cell office:value-type="string">
            <text:p>bin\hakyo.mot</text:p>
          </table:table-cell>
          <table:table-cell office:value-type="string">
            <text:p>e8df3e30</text:p>
          </table:table-cell>
          <table:table-cell office:value-type="float" office:value="1160024">
            <text:p>1160024</text:p>
          </table:table-cell>
          <table:table-cell table:number-columns-repeated="8"/>
        </table:table-row>
        <table:table-row table:style-name="ro3">
          <table:table-cell office:value-type="string">
            <text:p>bin\janlee.bin</text:p>
          </table:table-cell>
          <table:table-cell office:value-type="string">
            <text:p>d512090a</text:p>
          </table:table-cell>
          <table:table-cell office:value-type="float" office:value="90045">
            <text:p>90045</text:p>
          </table:table-cell>
          <table:table-cell table:number-columns-repeated="8"/>
        </table:table-row>
        <table:table-row table:style-name="ro3">
          <table:table-cell office:value-type="string">
            <text:p>bin\janlee.mot</text:p>
          </table:table-cell>
          <table:table-cell office:value-type="string">
            <text:p>e312115c</text:p>
          </table:table-cell>
          <table:table-cell office:value-type="float" office:value="2395208">
            <text:p>2395208</text:p>
          </table:table-cell>
          <table:table-cell table:number-columns-repeated="8"/>
        </table:table-row>
        <table:table-row table:style-name="ro3">
          <table:table-cell office:value-type="string">
            <text:p>bin\kasumi.bin</text:p>
          </table:table-cell>
          <table:table-cell office:value-type="string">
            <text:p>4bab4833</text:p>
          </table:table-cell>
          <table:table-cell office:value-type="float" office:value="104265">
            <text:p>104265</text:p>
          </table:table-cell>
          <table:table-cell table:number-columns-repeated="8"/>
        </table:table-row>
        <table:table-row table:style-name="ro3">
          <table:table-cell office:value-type="string">
            <text:p>bin\kasumi.mot</text:p>
          </table:table-cell>
          <table:table-cell office:value-type="string">
            <text:p>1b5fa705</text:p>
          </table:table-cell>
          <table:table-cell office:value-type="float" office:value="2222976">
            <text:p>2222976</text:p>
          </table:table-cell>
          <table:table-cell table:number-columns-repeated="8"/>
        </table:table-row>
        <table:table-row table:style-name="ro3">
          <table:table-cell office:value-type="string">
            <text:p>bin\koryu.bin</text:p>
          </table:table-cell>
          <table:table-cell office:value-type="string">
            <text:p>14a7154a</text:p>
          </table:table-cell>
          <table:table-cell office:value-type="float" office:value="105704">
            <text:p>105704</text:p>
          </table:table-cell>
          <table:table-cell table:number-columns-repeated="8"/>
        </table:table-row>
        <table:table-row table:style-name="ro3">
          <table:table-cell office:value-type="string">
            <text:p>bin\koryu.mot</text:p>
          </table:table-cell>
          <table:table-cell office:value-type="string">
            <text:p>32d08758</text:p>
          </table:table-cell>
          <table:table-cell office:value-type="float" office:value="2720672">
            <text:p>2720672</text:p>
          </table:table-cell>
          <table:table-cell table:number-columns-repeated="8"/>
        </table:table-row>
        <table:table-row table:style-name="ro3">
          <table:table-cell office:value-type="string">
            <text:p>bin\leifan.mot</text:p>
          </table:table-cell>
          <table:table-cell office:value-type="string">
            <text:p>8988cf61</text:p>
          </table:table-cell>
          <table:table-cell office:value-type="float" office:value="2350320">
            <text:p>2350320</text:p>
          </table:table-cell>
          <table:table-cell table:number-columns-repeated="8"/>
        </table:table-row>
        <table:table-row table:style-name="ro3">
          <table:table-cell office:value-type="string">
            <text:p>bin\leifang.bin</text:p>
          </table:table-cell>
          <table:table-cell office:value-type="string">
            <text:p>90a22f29</text:p>
          </table:table-cell>
          <table:table-cell office:value-type="float" office:value="91621">
            <text:p>91621</text:p>
          </table:table-cell>
          <table:table-cell table:number-columns-repeated="8"/>
        </table:table-row>
        <table:table-row table:style-name="ro3">
          <table:table-cell office:value-type="string">
            <text:p>bin\lisa.bin</text:p>
          </table:table-cell>
          <table:table-cell office:value-type="string">
            <text:p>fca59ba2</text:p>
          </table:table-cell>
          <table:table-cell office:value-type="float" office:value="75037">
            <text:p>75037</text:p>
          </table:table-cell>
          <table:table-cell table:number-columns-repeated="8"/>
        </table:table-row>
        <table:table-row table:style-name="ro3">
          <table:table-cell office:value-type="string">
            <text:p>bin\lisa.mot</text:p>
          </table:table-cell>
          <table:table-cell office:value-type="string">
            <text:p>d399fd2a</text:p>
          </table:table-cell>
          <table:table-cell office:value-type="float" office:value="2067976">
            <text:p>2067976</text:p>
          </table:table-cell>
          <table:table-cell table:number-columns-repeated="8"/>
        </table:table-row>
        <table:table-row table:style-name="ro3">
          <table:table-cell office:value-type="string">
            <text:p>bin\ryu.bin</text:p>
          </table:table-cell>
          <table:table-cell office:value-type="string">
            <text:p>6d766491</text:p>
          </table:table-cell>
          <table:table-cell office:value-type="float" office:value="104408">
            <text:p>104408</text:p>
          </table:table-cell>
          <table:table-cell table:number-columns-repeated="8"/>
        </table:table-row>
        <table:table-row table:style-name="ro3">
          <table:table-cell office:value-type="string">
            <text:p>bin\ryu.mot</text:p>
          </table:table-cell>
          <table:table-cell office:value-type="string">
            <text:p>f66ef84e</text:p>
          </table:table-cell>
          <table:table-cell office:value-type="float" office:value="2479848">
            <text:p>2479848</text:p>
          </table:table-cell>
          <table:table-cell table:number-columns-repeated="8"/>
        </table:table-row>
        <table:table-row table:style-name="ro3">
          <table:table-cell office:value-type="string">
            <text:p>bin\zack.bin</text:p>
          </table:table-cell>
          <table:table-cell office:value-type="string">
            <text:p>74e95041</text:p>
          </table:table-cell>
          <table:table-cell office:value-type="float" office:value="101160">
            <text:p>101160</text:p>
          </table:table-cell>
          <table:table-cell table:number-columns-repeated="8"/>
        </table:table-row>
        <table:table-row table:style-name="ro3">
          <table:table-cell office:value-type="string">
            <text:p>bin\zack.mot</text:p>
          </table:table-cell>
          <table:table-cell office:value-type="string">
            <text:p>e461e96b</text:p>
          </table:table-cell>
          <table:table-cell office:value-type="float" office:value="2012480">
            <text:p>2012480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0_body.ctb</text:p>
          </table:table-cell>
          <table:table-cell office:value-type="string">
            <text:p>fc37ae8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0_fac.ctb</text:p>
          </table:table-cell>
          <table:table-cell office:value-type="string">
            <text:p>cc34ca1d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1_body.ctb</text:p>
          </table:table-cell>
          <table:table-cell office:value-type="string">
            <text:p>918a6d5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1_fac.ctb</text:p>
          </table:table-cell>
          <table:table-cell office:value-type="string">
            <text:p>c5dea1c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2_body.ctb</text:p>
          </table:table-cell>
          <table:table-cell office:value-type="string">
            <text:p>ec1170d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2_fac.ctb</text:p>
          </table:table-cell>
          <table:table-cell office:value-type="string">
            <text:p>3c89d309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3_body.ctb</text:p>
          </table:table-cell>
          <table:table-cell office:value-type="string">
            <text:p>ef8202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3_fac.ctb</text:p>
          </table:table-cell>
          <table:table-cell office:value-type="string">
            <text:p>5bda003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4_body.ctb</text:p>
          </table:table-cell>
          <table:table-cell office:value-type="string">
            <text:p>aa57769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4_fac.ctb</text:p>
          </table:table-cell>
          <table:table-cell office:value-type="string">
            <text:p>86ab276b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5_body.ctb</text:p>
          </table:table-cell>
          <table:table-cell office:value-type="string">
            <text:p>a74def7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5_fac.ctb</text:p>
          </table:table-cell>
          <table:table-cell office:value-type="string">
            <text:p>33ba599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6_body.ctb</text:p>
          </table:table-cell>
          <table:table-cell office:value-type="string">
            <text:p>40cd637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6_fac.ctb</text:p>
          </table:table-cell>
          <table:table-cell office:value-type="string">
            <text:p>e4627890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7_body.ctb</text:p>
          </table:table-cell>
          <table:table-cell office:value-type="string">
            <text:p>b205c9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bon07_fac.ctb</text:p>
          </table:table-cell>
          <table:table-cell office:value-type="string">
            <text:p>fc4f60d5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0_body.ctb</text:p>
          </table:table-cell>
          <table:table-cell office:value-type="string">
            <text:p>5def21c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1_body.ctb</text:p>
          </table:table-cell>
          <table:table-cell office:value-type="string">
            <text:p>66f3e7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2_body.ctb</text:p>
          </table:table-cell>
          <table:table-cell office:value-type="string">
            <text:p>3d3739e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3_body.ctb</text:p>
          </table:table-cell>
          <table:table-cell office:value-type="string">
            <text:p>7e06468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4_body.ctb</text:p>
          </table:table-cell>
          <table:table-cell office:value-type="string">
            <text:p>70ecc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5_body.ctb</text:p>
          </table:table-cell>
          <table:table-cell office:value-type="string">
            <text:p>ee7618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6_body.ctb</text:p>
          </table:table-cell>
          <table:table-cell office:value-type="string">
            <text:p>60ed05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at07_body.ctb</text:p>
          </table:table-cell>
          <table:table-cell office:value-type="string">
            <text:p>bdbbe0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0_body.ctb</text:p>
          </table:table-cell>
          <table:table-cell office:value-type="string">
            <text:p>9d4452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1_body.ctb</text:p>
          </table:table-cell>
          <table:table-cell office:value-type="string">
            <text:p>9a3f2af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2_body.ctb</text:p>
          </table:table-cell>
          <table:table-cell office:value-type="string">
            <text:p>d00bdcd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3_body.ctb</text:p>
          </table:table-cell>
          <table:table-cell office:value-type="string">
            <text:p>7f4e71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4_body.ctb</text:p>
          </table:table-cell>
          <table:table-cell office:value-type="string">
            <text:p>7bbb482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5_body.ctb</text:p>
          </table:table-cell>
          <table:table-cell office:value-type="string">
            <text:p>fc37c8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6_body.ctb</text:p>
          </table:table-cell>
          <table:table-cell office:value-type="string">
            <text:p>f9ab64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ho07_body.ctb</text:p>
          </table:table-cell>
          <table:table-cell office:value-type="string">
            <text:p>73b2c8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0_body.ctb</text:p>
          </table:table-cell>
          <table:table-cell office:value-type="string">
            <text:p>81b9b4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1_body.ctb</text:p>
          </table:table-cell>
          <table:table-cell office:value-type="string">
            <text:p>8394131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2_body.ctb</text:p>
          </table:table-cell>
          <table:table-cell office:value-type="string">
            <text:p>ed15d14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3_body.ctb</text:p>
          </table:table-cell>
          <table:table-cell office:value-type="string">
            <text:p>b727f01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4_body.ctb</text:p>
          </table:table-cell>
          <table:table-cell office:value-type="string">
            <text:p>9438cc9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5_body.ctb</text:p>
          </table:table-cell>
          <table:table-cell office:value-type="string">
            <text:p>f988b62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6_body.ctb</text:p>
          </table:table-cell>
          <table:table-cell office:value-type="string">
            <text:p>e7a6d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ckn07_body.ctb</text:p>
          </table:table-cell>
          <table:table-cell office:value-type="string">
            <text:p>f7e24c0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0_body.ctb</text:p>
          </table:table-cell>
          <table:table-cell office:value-type="string">
            <text:p>fbbba3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1_body.ctb</text:p>
          </table:table-cell>
          <table:table-cell office:value-type="string">
            <text:p>a20adc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2_body.ctb</text:p>
          </table:table-cell>
          <table:table-cell office:value-type="string">
            <text:p>aa79ae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3_body.ctb</text:p>
          </table:table-cell>
          <table:table-cell office:value-type="string">
            <text:p>d3d776d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4_body.ctb</text:p>
          </table:table-cell>
          <table:table-cell office:value-type="string">
            <text:p>7de1fe5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5_body.ctb</text:p>
          </table:table-cell>
          <table:table-cell office:value-type="string">
            <text:p>51125d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6_body.ctb</text:p>
          </table:table-cell>
          <table:table-cell office:value-type="string">
            <text:p>db8a359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dog07_body.ctb</text:p>
          </table:table-cell>
          <table:table-cell office:value-type="string">
            <text:p>4ff7cae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body.ctb</text:p>
          </table:table-cell>
          <table:table-cell office:value-type="string">
            <text:p>a1951d6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face.ctb</text:p>
          </table:table-cell>
          <table:table-cell office:value-type="string">
            <text:p>bf02a56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hair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0_wing.ctb</text:p>
          </table:table-cell>
          <table:table-cell office:value-type="string">
            <text:p>cf041010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body.ctb</text:p>
          </table:table-cell>
          <table:table-cell office:value-type="string">
            <text:p>183ceeb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face.ctb</text:p>
          </table:table-cell>
          <table:table-cell office:value-type="string">
            <text:p>b852579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1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body.ctb</text:p>
          </table:table-cell>
          <table:table-cell office:value-type="string">
            <text:p>5bfc228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face.ctb</text:p>
          </table:table-cell>
          <table:table-cell office:value-type="string">
            <text:p>41f68aa8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2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body.ctb</text:p>
          </table:table-cell>
          <table:table-cell office:value-type="string">
            <text:p>ff6bec6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face.ctb</text:p>
          </table:table-cell>
          <table:table-cell office:value-type="string">
            <text:p>8a1add2e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3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body.ctb</text:p>
          </table:table-cell>
          <table:table-cell office:value-type="string">
            <text:p>b4521f1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face.ctb</text:p>
          </table:table-cell>
          <table:table-cell office:value-type="string">
            <text:p>c637699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4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body.ctb</text:p>
          </table:table-cell>
          <table:table-cell office:value-type="string">
            <text:p>97877fa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face.ctb</text:p>
          </table:table-cell>
          <table:table-cell office:value-type="string">
            <text:p>42f7af43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5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body.ctb</text:p>
          </table:table-cell>
          <table:table-cell office:value-type="string">
            <text:p>c0befe3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face.ctb</text:p>
          </table:table-cell>
          <table:table-cell office:value-type="string">
            <text:p>71f4399f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6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body.ctb</text:p>
          </table:table-cell>
          <table:table-cell office:value-type="string">
            <text:p>4689a817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face.ctb</text:p>
          </table:table-cell>
          <table:table-cell office:value-type="string">
            <text:p>1300ca8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hair.ctb</text:p>
          </table:table-cell>
          <table:table-cell office:value-type="string">
            <text:p>46f8fabf</text:p>
          </table:table-cell>
          <table:table-cell office:value-type="float" office:value="36864">
            <text:p>36864</text:p>
          </table:table-cell>
          <table:table-cell table:number-columns-repeated="8"/>
        </table:table-row>
        <table:table-row table:style-name="ro3">
          <table:table-cell office:value-type="string">
            <text:p>DAT\avatar\partstex\fai07_wing.ctb</text:p>
          </table:table-cell>
          <table:table-cell office:value-type="string">
            <text:p>829411c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0_body.ctb</text:p>
          </table:table-cell>
          <table:table-cell office:value-type="string">
            <text:p>49d7b28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1_body.ctb</text:p>
          </table:table-cell>
          <table:table-cell office:value-type="string">
            <text:p>22b30ffe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2_body.ctb</text:p>
          </table:table-cell>
          <table:table-cell office:value-type="string">
            <text:p>998bcb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3_body.ctb</text:p>
          </table:table-cell>
          <table:table-cell office:value-type="string">
            <text:p>5986ce4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4_body.ctb</text:p>
          </table:table-cell>
          <table:table-cell office:value-type="string">
            <text:p>2ab761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5_body.ctb</text:p>
          </table:table-cell>
          <table:table-cell office:value-type="string">
            <text:p>4e675e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6_body.ctb</text:p>
          </table:table-cell>
          <table:table-cell office:value-type="string">
            <text:p>c6e2b2f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07_body.ctb</text:p>
          </table:table-cell>
          <table:table-cell office:value-type="string">
            <text:p>b5b7228a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00.ctb</text:p>
          </table:table-cell>
          <table:table-cell office:value-type="string">
            <text:p>212acef4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06.ctb</text:p>
          </table:table-cell>
          <table:table-cell office:value-type="string">
            <text:p>fa70541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dbd.ctb</text:p>
          </table:table-cell>
          <table:table-cell office:value-type="string">
            <text:p>5a2d382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fish_skin_nim.ctb</text:p>
          </table:table-cell>
          <table:table-cell office:value-type="string">
            <text:p>48043a9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0_body.ctb</text:p>
          </table:table-cell>
          <table:table-cell office:value-type="string">
            <text:p>f94313f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1_body.ctb</text:p>
          </table:table-cell>
          <table:table-cell office:value-type="string">
            <text:p>ecd3064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2_body.ctb</text:p>
          </table:table-cell>
          <table:table-cell office:value-type="string">
            <text:p>a0c8e1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3_body.ctb</text:p>
          </table:table-cell>
          <table:table-cell office:value-type="string">
            <text:p>b201426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4_body.ctb</text:p>
          </table:table-cell>
          <table:table-cell office:value-type="string">
            <text:p>555980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5_body.ctb</text:p>
          </table:table-cell>
          <table:table-cell office:value-type="string">
            <text:p>4a01ae6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6_body.ctb</text:p>
          </table:table-cell>
          <table:table-cell office:value-type="string">
            <text:p>eaa6c6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gst07_body.ctb</text:p>
          </table:table-cell>
          <table:table-cell office:value-type="string">
            <text:p>3074d0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brwfat_bla.ctb</text:p>
          </table:table-cell>
          <table:table-cell office:value-type="string">
            <text:p>68c10ae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brwthn_bla.ctb</text:p>
          </table:table-cell>
          <table:table-cell office:value-type="string">
            <text:p>5524192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big_bla.ctb</text:p>
          </table:table-cell>
          <table:table-cell office:value-type="string">
            <text:p>5a6df59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hdw_bla.ctb</text:p>
          </table:table-cell>
          <table:table-cell office:value-type="string">
            <text:p>1868ab0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hup_bla.ctb</text:p>
          </table:table-cell>
          <table:table-cell office:value-type="string">
            <text:p>a8f963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0_eyesml_bla.ctb</text:p>
          </table:table-cell>
          <table:table-cell office:value-type="string">
            <text:p>7632483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brwfat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brwthn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big_bro.ctb</text:p>
          </table:table-cell>
          <table:table-cell office:value-type="string">
            <text:p>b5866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hdw_bro.ctb</text:p>
          </table:table-cell>
          <table:table-cell office:value-type="string">
            <text:p>bc48285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hup_bro.ctb</text:p>
          </table:table-cell>
          <table:table-cell office:value-type="string">
            <text:p>1fb064e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1_eyesml_bro.ctb</text:p>
          </table:table-cell>
          <table:table-cell office:value-type="string">
            <text:p>8ade9c7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brwfat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brwthn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big_blu.ctb</text:p>
          </table:table-cell>
          <table:table-cell office:value-type="string">
            <text:p>8138f5f4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hdw_blu.ctb</text:p>
          </table:table-cell>
          <table:table-cell office:value-type="string">
            <text:p>2e20d73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hup_blu.ctb</text:p>
          </table:table-cell>
          <table:table-cell office:value-type="string">
            <text:p>cd12d62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2_eyesml_blu.ctb</text:p>
          </table:table-cell>
          <table:table-cell office:value-type="string">
            <text:p>c0f002e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brwfat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brwthn_gre.ctb</text:p>
          </table:table-cell>
          <table:table-cell office:value-type="string">
            <text:p>c5dfa7e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big_gre.ctb</text:p>
          </table:table-cell>
          <table:table-cell office:value-type="string">
            <text:p>f696a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hdw_gre.ctb</text:p>
          </table:table-cell>
          <table:table-cell office:value-type="string">
            <text:p>a817960d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hup_gre.ctb</text:p>
          </table:table-cell>
          <table:table-cell office:value-type="string">
            <text:p>4e0b04a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3_eyesml_gre.ctb</text:p>
          </table:table-cell>
          <table:table-cell office:value-type="string">
            <text:p>e8e12b30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brwfat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brwthn_gol.ctb</text:p>
          </table:table-cell>
          <table:table-cell office:value-type="string">
            <text:p>c16114f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big_gol.ctb</text:p>
          </table:table-cell>
          <table:table-cell office:value-type="string">
            <text:p>ba69416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hdw_gol.ctb</text:p>
          </table:table-cell>
          <table:table-cell office:value-type="string">
            <text:p>ef32cbf3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hup_gol.ctb</text:p>
          </table:table-cell>
          <table:table-cell office:value-type="string">
            <text:p>6def12d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4_eyesml_gol.ctb</text:p>
          </table:table-cell>
          <table:table-cell office:value-type="string">
            <text:p>adb987e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brwfat_whi.ctb</text:p>
          </table:table-cell>
          <table:table-cell office:value-type="string">
            <text:p>1fd3484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brwthn_whi.ctb</text:p>
          </table:table-cell>
          <table:table-cell office:value-type="string">
            <text:p>23ab047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big_whi.ctb</text:p>
          </table:table-cell>
          <table:table-cell office:value-type="string">
            <text:p>f5975c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hdw_whi.ctb</text:p>
          </table:table-cell>
          <table:table-cell office:value-type="string">
            <text:p>6b8cc1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hup_whi.ctb</text:p>
          </table:table-cell>
          <table:table-cell office:value-type="string">
            <text:p>14b15dd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um05_eyesml_whi.ctb</text:p>
          </table:table-cell>
          <table:table-cell office:value-type="string">
            <text:p>dec1b04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0_body.ctb</text:p>
          </table:table-cell>
          <table:table-cell office:value-type="string">
            <text:p>a172d0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1_body.ctb</text:p>
          </table:table-cell>
          <table:table-cell office:value-type="string">
            <text:p>837583d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2_body.ctb</text:p>
          </table:table-cell>
          <table:table-cell office:value-type="string">
            <text:p>9219c0a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3_body.ctb</text:p>
          </table:table-cell>
          <table:table-cell office:value-type="string">
            <text:p>e29b01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4_body.ctb</text:p>
          </table:table-cell>
          <table:table-cell office:value-type="string">
            <text:p>d0ff10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5_body.ctb</text:p>
          </table:table-cell>
          <table:table-cell office:value-type="string">
            <text:p>629c10b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6_body.ctb</text:p>
          </table:table-cell>
          <table:table-cell office:value-type="string">
            <text:p>3e887b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hyk07_body.ctb</text:p>
          </table:table-cell>
          <table:table-cell office:value-type="string">
            <text:p>e1c1902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0_body.ctb</text:p>
          </table:table-cell>
          <table:table-cell office:value-type="string">
            <text:p>dcf2242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1_body.ctb</text:p>
          </table:table-cell>
          <table:table-cell office:value-type="string">
            <text:p>6798574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2_body.ctb</text:p>
          </table:table-cell>
          <table:table-cell office:value-type="string">
            <text:p>85174af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3_body.ctb</text:p>
          </table:table-cell>
          <table:table-cell office:value-type="string">
            <text:p>4b0e933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4_body.ctb</text:p>
          </table:table-cell>
          <table:table-cell office:value-type="string">
            <text:p>fc9a410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5_body.ctb</text:p>
          </table:table-cell>
          <table:table-cell office:value-type="string">
            <text:p>658801d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6_body.ctb</text:p>
          </table:table-cell>
          <table:table-cell office:value-type="string">
            <text:p>acdd9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kan07_body.ctb</text:p>
          </table:table-cell>
          <table:table-cell office:value-type="string">
            <text:p>c58b8b6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ago_bla.ctb</text:p>
          </table:table-cell>
          <table:table-cell office:value-type="string">
            <text:p>c2c96b97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ber_bla.ctb</text:p>
          </table:table-cell>
          <table:table-cell office:value-type="string">
            <text:p>ef07a91f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chb_bla.ctb</text:p>
          </table:table-cell>
          <table:table-cell office:value-type="string">
            <text:p>79fe877b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beanbe_non.ctb</text:p>
          </table:table-cell>
          <table:table-cell office:value-type="string">
            <text:p>54ebfd11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0_skin_wht.ctb</text:p>
          </table:table-cell>
          <table:table-cell office:value-type="string">
            <text:p>c274affd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beaago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beaber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beachb_bro.ctb</text:p>
          </table:table-cell>
          <table:table-cell office:value-type="string">
            <text:p>1d7bd74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beaago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beaber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beachb_blu.ctb</text:p>
          </table:table-cell>
          <table:table-cell office:value-type="string">
            <text:p>96e00f9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beaago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beaber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beachb_gre.ctb</text:p>
          </table:table-cell>
          <table:table-cell office:value-type="string">
            <text:p>478f64c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beaago_gol.ctb</text:p>
          </table:table-cell>
          <table:table-cell office:value-type="string">
            <text:p>b699bc29</text:p>
          </table:table-cell>
          <table:table-cell office:value-type="float" office:value="20976">
            <text:p>20976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beaber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beachb_gol.ctb</text:p>
          </table:table-cell>
          <table:table-cell office:value-type="string">
            <text:p>c195f6ae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beaago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beaber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beachb_whi.ctb</text:p>
          </table:table-cell>
          <table:table-cell office:value-type="string">
            <text:p>7a72e8d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eye_brown.ctb</text:p>
          </table:table-cell>
          <table:table-cell office:value-type="string">
            <text:p>22ae6d1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eye_green.ctb</text:p>
          </table:table-cell>
          <table:table-cell office:value-type="string">
            <text:p>6e424499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face_black.ctb</text:p>
          </table:table-cell>
          <table:table-cell office:value-type="string">
            <text:p>b836e675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face_orange.ctb</text:p>
          </table:table-cell>
          <table:table-cell office:value-type="string">
            <text:p>59b67bd2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face_white.ctb</text:p>
          </table:table-cell>
          <table:table-cell office:value-type="string">
            <text:p>d8f2cfa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skin_black.ctb</text:p>
          </table:table-cell>
          <table:table-cell office:value-type="float" office:value="5335062">
            <text:p>5335062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man_skin_white.ctb</text:p>
          </table:table-cell>
          <table:table-cell office:value-type="string">
            <text:p>3c1e430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0_body.ctb</text:p>
          </table:table-cell>
          <table:table-cell office:value-type="string">
            <text:p>64bdd27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1_body.ctb</text:p>
          </table:table-cell>
          <table:table-cell office:value-type="string">
            <text:p>1b565f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2_body.ctb</text:p>
          </table:table-cell>
          <table:table-cell office:value-type="string">
            <text:p>812e3f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3_body.ctb</text:p>
          </table:table-cell>
          <table:table-cell office:value-type="string">
            <text:p>dd238c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4_body.ctb</text:p>
          </table:table-cell>
          <table:table-cell office:value-type="string">
            <text:p>3f2d4f2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5_body.ctb</text:p>
          </table:table-cell>
          <table:table-cell office:value-type="string">
            <text:p>c1e658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6_body.ctb</text:p>
          </table:table-cell>
          <table:table-cell office:value-type="string">
            <text:p>1f00df1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gs07_body.ctb</text:p>
          </table:table-cell>
          <table:table-cell office:value-type="string">
            <text:p>2f2824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0_body.ctb</text:p>
          </table:table-cell>
          <table:table-cell office:value-type="string">
            <text:p>baf7358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1_body.ctb</text:p>
          </table:table-cell>
          <table:table-cell office:value-type="string">
            <text:p>d4b1283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2_body.ctb</text:p>
          </table:table-cell>
          <table:table-cell office:value-type="string">
            <text:p>1280e09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3_body.ctb</text:p>
          </table:table-cell>
          <table:table-cell office:value-type="string">
            <text:p>dde803d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4_body.ctb</text:p>
          </table:table-cell>
          <table:table-cell office:value-type="string">
            <text:p>3d00651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5_body.ctb</text:p>
          </table:table-cell>
          <table:table-cell office:value-type="string">
            <text:p>d4b0bed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6_body.ctb</text:p>
          </table:table-cell>
          <table:table-cell office:value-type="string">
            <text:p>596c264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ig07_body.ctb</text:p>
          </table:table-cell>
          <table:table-cell office:value-type="string">
            <text:p>7719a62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0_body.ctb</text:p>
          </table:table-cell>
          <table:table-cell office:value-type="string">
            <text:p>ed260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1_body.ctb</text:p>
          </table:table-cell>
          <table:table-cell office:value-type="string">
            <text:p>8b24045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2_body.ctb</text:p>
          </table:table-cell>
          <table:table-cell office:value-type="string">
            <text:p>c9703cc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3_body.ctb</text:p>
          </table:table-cell>
          <table:table-cell office:value-type="string">
            <text:p>2d6cc0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4_body.ctb</text:p>
          </table:table-cell>
          <table:table-cell office:value-type="string">
            <text:p>495613b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5_body.ctb</text:p>
          </table:table-cell>
          <table:table-cell office:value-type="string">
            <text:p>bc883e3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6_body.ctb</text:p>
          </table:table-cell>
          <table:table-cell office:value-type="string">
            <text:p>d3c5eee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d07_body.ctb</text:p>
          </table:table-cell>
          <table:table-cell office:value-type="string">
            <text:p>8ba0e20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0_body.ctb</text:p>
          </table:table-cell>
          <table:table-cell office:value-type="string">
            <text:p>81dc52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1_body.ctb</text:p>
          </table:table-cell>
          <table:table-cell office:value-type="string">
            <text:p>a07c6ca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2_body.ctb</text:p>
          </table:table-cell>
          <table:table-cell office:value-type="string">
            <text:p>9001dd0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3_body.ctb</text:p>
          </table:table-cell>
          <table:table-cell office:value-type="string">
            <text:p>f80dfae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4_body.ctb</text:p>
          </table:table-cell>
          <table:table-cell office:value-type="string">
            <text:p>9743ca3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5_body.ctb</text:p>
          </table:table-cell>
          <table:table-cell office:value-type="string">
            <text:p>e2eb259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6_body.ctb</text:p>
          </table:table-cell>
          <table:table-cell office:value-type="string">
            <text:p>e4accb4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png07_body.ctb</text:p>
          </table:table-cell>
          <table:table-cell office:value-type="string">
            <text:p>b0ec486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0_body.ctb</text:p>
          </table:table-cell>
          <table:table-cell office:value-type="string">
            <text:p>c58cca8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1_body.ctb</text:p>
          </table:table-cell>
          <table:table-cell office:value-type="string">
            <text:p>1f2307f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2_body.ctb</text:p>
          </table:table-cell>
          <table:table-cell office:value-type="string">
            <text:p>1d2b95b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3_body.ctb</text:p>
          </table:table-cell>
          <table:table-cell office:value-type="string">
            <text:p>b88b05c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4_body.ctb</text:p>
          </table:table-cell>
          <table:table-cell office:value-type="string">
            <text:p>909a953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5_body.ctb</text:p>
          </table:table-cell>
          <table:table-cell office:value-type="string">
            <text:p>d5cb83a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6_body.ctb</text:p>
          </table:table-cell>
          <table:table-cell office:value-type="string">
            <text:p>fc44569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rob07_body.ctb</text:p>
          </table:table-cell>
          <table:table-cell office:value-type="string">
            <text:p>95ce441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0_body.ctb</text:p>
          </table:table-cell>
          <table:table-cell office:value-type="string">
            <text:p>1dbe0da0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1_body.ctb</text:p>
          </table:table-cell>
          <table:table-cell office:value-type="string">
            <text:p>1c6dc0f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2_body.ctb</text:p>
          </table:table-cell>
          <table:table-cell office:value-type="string">
            <text:p>747f365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3_body.ctb</text:p>
          </table:table-cell>
          <table:table-cell office:value-type="string">
            <text:p>776b76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4_body.ctb</text:p>
          </table:table-cell>
          <table:table-cell office:value-type="string">
            <text:p>3b0b260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5_body.ctb</text:p>
          </table:table-cell>
          <table:table-cell office:value-type="string">
            <text:p>fafe817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6_body.ctb</text:p>
          </table:table-cell>
          <table:table-cell office:value-type="string">
            <text:p>12c02a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07_body.ctb</text:p>
          </table:table-cell>
          <table:table-cell office:value-type="string">
            <text:p>e368df0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blue.ctb</text:p>
          </table:table-cell>
          <table:table-cell office:value-type="string">
            <text:p>fed0a98a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green.ctb</text:p>
          </table:table-cell>
          <table:table-cell office:value-type="string">
            <text:p>744d46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red.ctb</text:p>
          </table:table-cell>
          <table:table-cell office:value-type="string">
            <text:p>618dca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ako_skin_yellow.ctb</text:p>
          </table:table-cell>
          <table:table-cell office:value-type="string">
            <text:p>378e793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0_body.ctb</text:p>
          </table:table-cell>
          <table:table-cell office:value-type="string">
            <text:p>d80ff5f3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1_body.ctb</text:p>
          </table:table-cell>
          <table:table-cell office:value-type="string">
            <text:p>190ea3d1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2_body.ctb</text:p>
          </table:table-cell>
          <table:table-cell office:value-type="string">
            <text:p>30f4a419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3_body.ctb</text:p>
          </table:table-cell>
          <table:table-cell office:value-type="string">
            <text:p>ab9f1d00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4_body.ctb</text:p>
          </table:table-cell>
          <table:table-cell office:value-type="string">
            <text:p>2ca008ac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5_body.ctb</text:p>
          </table:table-cell>
          <table:table-cell office:value-type="string">
            <text:p>e3649ec2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6_body.ctb</text:p>
          </table:table-cell>
          <table:table-cell office:value-type="string">
            <text:p>a1d164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on07_body.ctb</text:p>
          </table:table-cell>
          <table:table-cell office:value-type="string">
            <text:p>4e921735</text:p>
          </table:table-cell>
          <table:table-cell office:value-type="float" office:value="266240">
            <text:p>266240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0_body.ctb</text:p>
          </table:table-cell>
          <table:table-cell office:value-type="string">
            <text:p>819fac1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1_body.ctb</text:p>
          </table:table-cell>
          <table:table-cell office:value-type="string">
            <text:p>442a67f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2_body.ctb</text:p>
          </table:table-cell>
          <table:table-cell office:value-type="float" office:value="98562195">
            <text:p>9856219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3_body.ctb</text:p>
          </table:table-cell>
          <table:table-cell office:value-type="string">
            <text:p>db4320e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4_body.ctb</text:p>
          </table:table-cell>
          <table:table-cell office:value-type="string">
            <text:p>664014d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5_body.ctb</text:p>
          </table:table-cell>
          <table:table-cell office:value-type="string">
            <text:p>c53cb5f2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6_body.ctb</text:p>
          </table:table-cell>
          <table:table-cell office:value-type="string">
            <text:p>cdf01fc6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tre07_body.ctb</text:p>
          </table:table-cell>
          <table:table-cell office:value-type="string">
            <text:p>9a000a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0_body.ctb</text:p>
          </table:table-cell>
          <table:table-cell office:value-type="string">
            <text:p>f23b9469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1_body.ctb</text:p>
          </table:table-cell>
          <table:table-cell office:value-type="string">
            <text:p>145d83b8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2_body.ctb</text:p>
          </table:table-cell>
          <table:table-cell office:value-type="string">
            <text:p>e3a32b3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3_body.ctb</text:p>
          </table:table-cell>
          <table:table-cell office:value-type="string">
            <text:p>73f3fd4d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4_body.ctb</text:p>
          </table:table-cell>
          <table:table-cell office:value-type="string">
            <text:p>dab13981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5_body.ctb</text:p>
          </table:table-cell>
          <table:table-cell office:value-type="string">
            <text:p>ab6ad25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6_body.ctb</text:p>
          </table:table-cell>
          <table:table-cell office:value-type="string">
            <text:p>f5570a35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uch07_body.ctb</text:p>
          </table:table-cell>
          <table:table-cell office:value-type="string">
            <text:p>9f5663a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0_body.ctb</text:p>
          </table:table-cell>
          <table:table-cell office:value-type="string">
            <text:p>a543a6e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1_body.ctb</text:p>
          </table:table-cell>
          <table:table-cell office:value-type="string">
            <text:p>c2e9dc6b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2_body.ctb</text:p>
          </table:table-cell>
          <table:table-cell office:value-type="string">
            <text:p>506ff1e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3_body.ctb</text:p>
          </table:table-cell>
          <table:table-cell office:value-type="string">
            <text:p>80f0f417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4_body.ctb</text:p>
          </table:table-cell>
          <table:table-cell office:value-type="string">
            <text:p>bdfe7a4c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5_body.ctb</text:p>
          </table:table-cell>
          <table:table-cell office:value-type="string">
            <text:p>4e8877c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6_body.ctb</text:p>
          </table:table-cell>
          <table:table-cell office:value-type="string">
            <text:p>d002d56f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an07_body.ctb</text:p>
          </table:table-cell>
          <table:table-cell office:value-type="string">
            <text:p>31c86a24</text:p>
          </table:table-cell>
          <table:table-cell office:value-type="float" office:value="135168">
            <text:p>135168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0_fac_wht.ctb</text:p>
          </table:table-cell>
          <table:table-cell office:value-type="string">
            <text:p>30e70e76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0_skin_wht.ctb</text:p>
          </table:table-cell>
          <table:table-cell office:value-type="string">
            <text:p>b9c77b21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1_fac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1_skin_yl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2_fac_bro.ctb</text:p>
          </table:table-cell>
          <table:table-cell office:value-type="string">
            <text:p>9b2c9fc8</text:p>
          </table:table-cell>
          <table:table-cell office:value-type="float" office:value="20480">
            <text:p>20480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2_skin_br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3_fac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3_skin_gun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4_fac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4_skin_bla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5_fac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5_skin_kmo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6_fac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6_skin_hyu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7_fac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07_skin_cow.ctb</text:p>
          </table:table-cell>
          <table:table-cell office:value-type="string">
            <text:p>5be02496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an_skin_black.ctb</text:p>
          </table:table-cell>
          <table:table-cell office:value-type="string">
            <text:p>bad038fc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an_skin_orange.ctb</text:p>
          </table:table-cell>
          <table:table-cell office:value-type="string">
            <text:p>72263d1a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atar\partstex\woman_skin_white.ctb</text:p>
          </table:table-cell>
          <table:table-cell office:value-type="string">
            <text:p>e7140fd5</text:p>
          </table:table-cell>
          <table:table-cell office:value-type="float" office:value="69632">
            <text:p>69632</text:p>
          </table:table-cell>
          <table:table-cell table:number-columns-repeated="8"/>
        </table:table-row>
        <table:table-row table:style-name="ro3">
          <table:table-cell office:value-type="string">
            <text:p>DAT\avtforfinal\avt_bon.tdp</text:p>
          </table:table-cell>
          <table:table-cell office:value-type="string">
            <text:p>923d8265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3">
          <table:table-cell office:value-type="string">
            <text:p>DAT\avtforfinal\avt_cat.tdp</text:p>
          </table:table-cell>
          <table:table-cell office:value-type="string">
            <text:p>b6b94313</text:p>
          </table:table-cell>
          <table:table-cell office:value-type="float" office:value="722944">
            <text:p>722944</text:p>
          </table:table-cell>
          <table:table-cell table:number-columns-repeated="8"/>
        </table:table-row>
        <table:table-row table:style-name="ro3">
          <table:table-cell office:value-type="string">
            <text:p>DAT\avtforfinal\avt_cho.tdp</text:p>
          </table:table-cell>
          <table:table-cell office:value-type="string">
            <text:p>b5891d0f</text:p>
          </table:table-cell>
          <table:table-cell office:value-type="float" office:value="509952">
            <text:p>509952</text:p>
          </table:table-cell>
          <table:table-cell table:number-columns-repeated="8"/>
        </table:table-row>
        <table:table-row table:style-name="ro3">
          <table:table-cell office:value-type="string">
            <text:p>DAT\avtforfinal\avt_ckn.tdp</text:p>
          </table:table-cell>
          <table:table-cell office:value-type="string">
            <text:p>b4b8b032</text:p>
          </table:table-cell>
          <table:table-cell office:value-type="float" office:value="407552">
            <text:p>407552</text:p>
          </table:table-cell>
          <table:table-cell table:number-columns-repeated="8"/>
        </table:table-row>
        <table:table-row table:style-name="ro3">
          <table:table-cell office:value-type="string">
            <text:p>DAT\avtforfinal\avt_dog.tdp</text:p>
          </table:table-cell>
          <table:table-cell office:value-type="string">
            <text:p>c2a3880a</text:p>
          </table:table-cell>
          <table:table-cell office:value-type="float" office:value="612352">
            <text:p>612352</text:p>
          </table:table-cell>
          <table:table-cell table:number-columns-repeated="8"/>
        </table:table-row>
        <table:table-row table:style-name="ro3">
          <table:table-cell office:value-type="string">
            <text:p>DAT\avtforfinal\avt_fai.tdp</text:p>
          </table:table-cell>
          <table:table-cell office:value-type="string">
            <text:p>d2254c</text:p>
          </table:table-cell>
          <table:table-cell office:value-type="float" office:value="522240">
            <text:p>522240</text:p>
          </table:table-cell>
          <table:table-cell table:number-columns-repeated="8"/>
        </table:table-row>
        <table:table-row table:style-name="ro3">
          <table:table-cell office:value-type="string">
            <text:p>DAT\avtforfinal\avt_fis.tdp</text:p>
          </table:table-cell>
          <table:table-cell office:value-type="string">
            <text:p>df0228b0</text:p>
          </table:table-cell>
          <table:table-cell office:value-type="float" office:value="641024">
            <text:p>641024</text:p>
          </table:table-cell>
          <table:table-cell table:number-columns-repeated="8"/>
        </table:table-row>
        <table:table-row table:style-name="ro3">
          <table:table-cell office:value-type="string">
            <text:p>DAT\avtforfinal\avt_gst.tdp</text:p>
          </table:table-cell>
          <table:table-cell office:value-type="string">
            <text:p>82bccb54</text:p>
          </table:table-cell>
          <table:table-cell office:value-type="float" office:value="1656832">
            <text:p>1656832</text:p>
          </table:table-cell>
          <table:table-cell table:number-columns-repeated="8"/>
        </table:table-row>
        <table:table-row table:style-name="ro3">
          <table:table-cell office:value-type="string">
            <text:p>DAT\avtforfinal\avt_hny.tdp</text:p>
          </table:table-cell>
          <table:table-cell office:value-type="string">
            <text:p>2eb069a8</text:p>
          </table:table-cell>
          <table:table-cell office:value-type="float" office:value="731136">
            <text:p>731136</text:p>
          </table:table-cell>
          <table:table-cell table:number-columns-repeated="8"/>
        </table:table-row>
        <table:table-row table:style-name="ro3">
          <table:table-cell office:value-type="string">
            <text:p>DAT\avtforfinal\avt_hyk.tdp</text:p>
          </table:table-cell>
          <table:table-cell office:value-type="string">
            <text:p>19cb50d8</text:p>
          </table:table-cell>
          <table:table-cell office:value-type="float" office:value="260096">
            <text:p>260096</text:p>
          </table:table-cell>
          <table:table-cell table:number-columns-repeated="8"/>
        </table:table-row>
        <table:table-row table:style-name="ro3">
          <table:table-cell office:value-type="string">
            <text:p>DAT\avtforfinal\avt_kan.tdp</text:p>
          </table:table-cell>
          <table:table-cell office:value-type="string">
            <text:p>df608a47</text:p>
          </table:table-cell>
          <table:table-cell office:value-type="float" office:value="370688">
            <text:p>370688</text:p>
          </table:table-cell>
          <table:table-cell table:number-columns-repeated="8"/>
        </table:table-row>
        <table:table-row table:style-name="ro3">
          <table:table-cell office:value-type="string">
            <text:p>DAT\avtforfinal\avt_nim.tdp</text:p>
          </table:table-cell>
          <table:table-cell office:value-type="string">
            <text:p>d8020db7</text:p>
          </table:table-cell>
          <table:table-cell office:value-type="float" office:value="813056">
            <text:p>813056</text:p>
          </table:table-cell>
          <table:table-cell table:number-columns-repeated="8"/>
        </table:table-row>
        <table:table-row table:style-name="ro3">
          <table:table-cell office:value-type="string">
            <text:p>DAT\avtforfinal\avt_pgs.tdp</text:p>
          </table:table-cell>
          <table:table-cell office:value-type="string">
            <text:p>2237509b</text:p>
          </table:table-cell>
          <table:table-cell office:value-type="float" office:value="755712">
            <text:p>755712</text:p>
          </table:table-cell>
          <table:table-cell table:number-columns-repeated="8"/>
        </table:table-row>
        <table:table-row table:style-name="ro3">
          <table:table-cell office:value-type="string">
            <text:p>DAT\avtforfinal\avt_pig.tdp</text:p>
          </table:table-cell>
          <table:table-cell office:value-type="string">
            <text:p>3eafb9c3</text:p>
          </table:table-cell>
          <table:table-cell office:value-type="float" office:value="399360">
            <text:p>399360</text:p>
          </table:table-cell>
          <table:table-cell table:number-columns-repeated="8"/>
        </table:table-row>
        <table:table-row table:style-name="ro3">
          <table:table-cell office:value-type="string">
            <text:p>DAT\avtforfinal\avt_pnd.tdp</text:p>
          </table:table-cell>
          <table:table-cell office:value-type="string">
            <text:p>77c35645</text:p>
          </table:table-cell>
          <table:table-cell office:value-type="float" office:value="481280">
            <text:p>481280</text:p>
          </table:table-cell>
          <table:table-cell table:number-columns-repeated="8"/>
        </table:table-row>
        <table:table-row table:style-name="ro3">
          <table:table-cell office:value-type="string">
            <text:p>DAT\avtforfinal\avt_png.tdp</text:p>
          </table:table-cell>
          <table:table-cell office:value-type="string">
            <text:p>f6f14c33</text:p>
          </table:table-cell>
          <table:table-cell office:value-type="float" office:value="591872">
            <text:p>591872</text:p>
          </table:table-cell>
          <table:table-cell table:number-columns-repeated="8"/>
        </table:table-row>
        <table:table-row table:style-name="ro3">
          <table:table-cell office:value-type="string">
            <text:p>DAT\avtforfinal\avt_rob.tdp</text:p>
          </table:table-cell>
          <table:table-cell office:value-type="string">
            <text:p>b7897920</text:p>
          </table:table-cell>
          <table:table-cell office:value-type="float" office:value="514048">
            <text:p>514048</text:p>
          </table:table-cell>
          <table:table-cell table:number-columns-repeated="8"/>
        </table:table-row>
        <table:table-row table:style-name="ro3">
          <table:table-cell office:value-type="string">
            <text:p>DAT\avtforfinal\avt_tak.tdp</text:p>
          </table:table-cell>
          <table:table-cell office:value-type="string">
            <text:p>253a4ada</text:p>
          </table:table-cell>
          <table:table-cell office:value-type="float" office:value="1873920">
            <text:p>1873920</text:p>
          </table:table-cell>
          <table:table-cell table:number-columns-repeated="8"/>
        </table:table-row>
        <table:table-row table:style-name="ro3">
          <table:table-cell office:value-type="string">
            <text:p>DAT\avtforfinal\avt_ton.tdp</text:p>
          </table:table-cell>
          <table:table-cell office:value-type="string">
            <text:p>55a1e24d</text:p>
          </table:table-cell>
          <table:table-cell office:value-type="float" office:value="649216">
            <text:p>649216</text:p>
          </table:table-cell>
          <table:table-cell table:number-columns-repeated="8"/>
        </table:table-row>
        <table:table-row table:style-name="ro3">
          <table:table-cell office:value-type="string">
            <text:p>DAT\avtforfinal\avt_tre.tdp</text:p>
          </table:table-cell>
          <table:table-cell office:value-type="string">
            <text:p>6cefe4ca</text:p>
          </table:table-cell>
          <table:table-cell office:value-type="float" office:value="653312">
            <text:p>653312</text:p>
          </table:table-cell>
          <table:table-cell table:number-columns-repeated="8"/>
        </table:table-row>
        <table:table-row table:style-name="ro3">
          <table:table-cell office:value-type="string">
            <text:p>DAT\avtforfinal\avt_uch.tdp</text:p>
          </table:table-cell>
          <table:table-cell office:value-type="string">
            <text:p>10c42b3a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3">
          <table:table-cell office:value-type="string">
            <text:p>DAT\avtforfinal\avt_wan.tdp</text:p>
          </table:table-cell>
          <table:table-cell office:value-type="string">
            <text:p>4af9acee</text:p>
          </table:table-cell>
          <table:table-cell office:value-type="float" office:value="653312">
            <text:p>653312</text:p>
          </table:table-cell>
          <table:table-cell table:number-columns-repeated="8"/>
        </table:table-row>
        <table:table-row table:style-name="ro3">
          <table:table-cell office:value-type="string">
            <text:p>DAT\avtforfinal\goodsdata.bin</text:p>
          </table:table-cell>
          <table:table-cell office:value-type="string">
            <text:p>6a9c0449</text:p>
          </table:table-cell>
          <table:table-cell office:value-type="float" office:value="32356">
            <text:p>32356</text:p>
          </table:table-cell>
          <table:table-cell table:number-columns-repeated="8"/>
        </table:table-row>
        <table:table-row table:style-name="ro1">
          <table:table-cell office:value-type="string">
            <text:p>DAT\camera\law_BO900.bin</text:p>
          </table:table-cell>
          <table:table-cell office:value-type="string">
            <text:p>15590f7f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3">
          <table:table-cell office:value-type="string">
            <text:p>DAT\camera\law_BO900_B.bin</text:p>
          </table:table-cell>
          <table:table-cell office:value-type="string">
            <text:p>42d6cf8e</text:p>
          </table:table-cell>
          <table:table-cell office:value-type="float" office:value="112372">
            <text:p>112372</text:p>
          </table:table-cell>
          <table:table-cell table:number-columns-repeated="8"/>
        </table:table-row>
        <table:table-row table:style-name="ro1">
          <table:table-cell office:value-type="string">
            <text:p>DAT\camera\law_BO901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2.bin</text:p>
          </table:table-cell>
          <table:table-cell office:value-type="string">
            <text:p>e801be97</text:p>
          </table:table-cell>
          <table:table-cell office:value-type="float" office:value="112340">
            <text:p>112340</text:p>
          </table:table-cell>
          <table:table-cell table:number-columns-repeated="8"/>
        </table:table-row>
        <table:table-row table:style-name="ro1">
          <table:table-cell office:value-type="string">
            <text:p>DAT\camera\law_BO904.bin</text:p>
          </table:table-cell>
          <table:table-cell office:value-type="string">
            <text:p>fab37c74</text:p>
          </table:table-cell>
          <table:table-cell office:value-type="float" office:value="84852">
            <text:p>84852</text:p>
          </table:table-cell>
          <table:table-cell table:number-columns-repeated="8"/>
        </table:table-row>
        <table:table-row table:style-name="ro1">
          <table:table-cell office:value-type="string">
            <text:p>DAT\camera\law_HA900.bin</text:p>
          </table:table-cell>
          <table:table-cell office:value-type="string">
            <text:p>654f3866</text:p>
          </table:table-cell>
          <table:table-cell office:value-type="float" office:value="16692">
            <text:p>16692</text:p>
          </table:table-cell>
          <table:table-cell table:number-columns-repeated="8"/>
        </table:table-row>
        <table:table-row table:style-name="ro1">
          <table:table-cell office:value-type="string">
            <text:p>DAT\camera\law_HA901.bin</text:p>
          </table:table-cell>
          <table:table-cell office:value-type="string">
            <text:p>245ada4e</text:p>
          </table:table-cell>
          <table:table-cell office:value-type="float" office:value="37172">
            <text:p>37172</text:p>
          </table:table-cell>
          <table:table-cell table:number-columns-repeated="8"/>
        </table:table-row>
        <table:table-row table:style-name="ro1">
          <table:table-cell office:value-type="string">
            <text:p>DAT\camera\law_HA902.bin</text:p>
          </table:table-cell>
          <table:table-cell office:value-type="string">
            <text:p>92050e93</text:p>
          </table:table-cell>
          <table:table-cell office:value-type="float" office:value="33908">
            <text:p>33908</text:p>
          </table:table-cell>
          <table:table-cell table:number-columns-repeated="8"/>
        </table:table-row>
        <table:table-row table:style-name="ro1">
          <table:table-cell office:value-type="string">
            <text:p>DAT\camera\law_HA903.bin</text:p>
          </table:table-cell>
          <table:table-cell office:value-type="string">
            <text:p>ee677b49</text:p>
          </table:table-cell>
          <table:table-cell office:value-type="float" office:value="88564">
            <text:p>88564</text:p>
          </table:table-cell>
          <table:table-cell table:number-columns-repeated="8"/>
        </table:table-row>
        <table:table-row table:style-name="ro1">
          <table:table-cell office:value-type="string">
            <text:p>DAT\camera\law_PR900.bin</text:p>
          </table:table-cell>
          <table:table-cell office:value-type="string">
            <text:p>def201fa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3">
          <table:table-cell office:value-type="string">
            <text:p>DAT\camera\law_PR900_B.bin</text:p>
          </table:table-cell>
          <table:table-cell office:value-type="string">
            <text:p>26dbbacf</text:p>
          </table:table-cell>
          <table:table-cell office:value-type="float" office:value="147252">
            <text:p>147252</text:p>
          </table:table-cell>
          <table:table-cell table:number-columns-repeated="8"/>
        </table:table-row>
        <table:table-row table:style-name="ro1">
          <table:table-cell office:value-type="string">
            <text:p>DAT\char\aya00\aya00.cat</text:p>
          </table:table-cell>
          <table:table-cell office:value-type="string">
            <text:p>608c9d05</text:p>
          </table:table-cell>
          <table:table-cell office:value-type="float" office:value="648656">
            <text:p>648656</text:p>
          </table:table-cell>
          <table:table-cell table:number-columns-repeated="8"/>
        </table:table-row>
        <table:table-row table:style-name="ro1">
          <table:table-cell office:value-type="string">
            <text:p>DAT\char\aya00\aya00.tpr</text:p>
          </table:table-cell>
          <table:table-cell office:value-type="string">
            <text:p>ce229bec</text:p>
          </table:table-cell>
          <table:table-cell office:value-type="float" office:value="6449152">
            <text:p>6449152</text:p>
          </table:table-cell>
          <table:table-cell table:number-columns-repeated="8"/>
        </table:table-row>
        <table:table-row table:style-name="ro1">
          <table:table-cell office:value-type="string">
            <text:p>DAT\char\aya03\aya03.cat</text:p>
          </table:table-cell>
          <table:table-cell office:value-type="string">
            <text:p>a720a77a</text:p>
          </table:table-cell>
          <table:table-cell office:value-type="float" office:value="681616">
            <text:p>681616</text:p>
          </table:table-cell>
          <table:table-cell table:number-columns-repeated="8"/>
        </table:table-row>
        <table:table-row table:style-name="ro1">
          <table:table-cell office:value-type="string">
            <text:p>DAT\char\aya03\aya03.tpr</text:p>
          </table:table-cell>
          <table:table-cell office:value-type="string">
            <text:p>7f51d12b</text:p>
          </table:table-cell>
          <table:table-cell office:value-type="float" office:value="11794432">
            <text:p>11794432</text:p>
          </table:table-cell>
          <table:table-cell table:number-columns-repeated="8"/>
        </table:table-row>
        <table:table-row table:style-name="ro1">
          <table:table-cell office:value-type="string">
            <text:p>DAT\char\boy00\boy00.cat</text:p>
          </table:table-cell>
          <table:table-cell office:value-type="string">
            <text:p>57f31021</text:p>
          </table:table-cell>
          <table:table-cell office:value-type="float" office:value="862416">
            <text:p>862416</text:p>
          </table:table-cell>
          <table:table-cell table:number-columns-repeated="8"/>
        </table:table-row>
        <table:table-row table:style-name="ro1">
          <table:table-cell office:value-type="string">
            <text:p>DAT\char\boy00\boy00.tpr</text:p>
          </table:table-cell>
          <table:table-cell office:value-type="string">
            <text:p>6ab97f0b</text:p>
          </table:table-cell>
          <table:table-cell office:value-type="float" office:value="12892160">
            <text:p>12892160</text:p>
          </table:table-cell>
          <table:table-cell table:number-columns-repeated="8"/>
        </table:table-row>
        <table:table-row table:style-name="ro1">
          <table:table-cell office:value-type="string">
            <text:p>DAT\char\boy03\boy03.cat</text:p>
          </table:table-cell>
          <table:table-cell office:value-type="string">
            <text:p>24577e1f</text:p>
          </table:table-cell>
          <table:table-cell office:value-type="float" office:value="749840">
            <text:p>749840</text:p>
          </table:table-cell>
          <table:table-cell table:number-columns-repeated="8"/>
        </table:table-row>
        <table:table-row table:style-name="ro1">
          <table:table-cell office:value-type="string">
            <text:p>DAT\char\boy03\boy03.tpr</text:p>
          </table:table-cell>
          <table:table-cell office:value-type="string">
            <text:p>acb7b016</text:p>
          </table:table-cell>
          <table:table-cell office:value-type="float" office:value="12634112">
            <text:p>12634112</text:p>
          </table:table-cell>
          <table:table-cell table:number-columns-repeated="8"/>
        </table:table-row>
        <table:table-row table:style-name="ro1">
          <table:table-cell office:value-type="string">
            <text:p>DAT\char\cri00\cri00.cat</text:p>
          </table:table-cell>
          <table:table-cell office:value-type="string">
            <text:p>843c23de</text:p>
          </table:table-cell>
          <table:table-cell office:value-type="float" office:value="518240">
            <text:p>518240</text:p>
          </table:table-cell>
          <table:table-cell table:number-columns-repeated="8"/>
        </table:table-row>
        <table:table-row table:style-name="ro1">
          <table:table-cell office:value-type="string">
            <text:p>DAT\char\cri00\cri00.tpr</text:p>
          </table:table-cell>
          <table:table-cell office:value-type="string">
            <text:p>25755d2c</text:p>
          </table:table-cell>
          <table:table-cell office:value-type="float" office:value="11945984">
            <text:p>11945984</text:p>
          </table:table-cell>
          <table:table-cell table:number-columns-repeated="8"/>
        </table:table-row>
        <table:table-row table:style-name="ro1">
          <table:table-cell office:value-type="string">
            <text:p>DAT\char\cri01\cri01.cat</text:p>
          </table:table-cell>
          <table:table-cell office:value-type="string">
            <text:p>1c7ba27a</text:p>
          </table:table-cell>
          <table:table-cell office:value-type="float" office:value="496400">
            <text:p>496400</text:p>
          </table:table-cell>
          <table:table-cell table:number-columns-repeated="8"/>
        </table:table-row>
        <table:table-row table:style-name="ro1">
          <table:table-cell office:value-type="string">
            <text:p>DAT\char\cri01\cri01.tpr</text:p>
          </table:table-cell>
          <table:table-cell office:value-type="string">
            <text:p>8bbc5963</text:p>
          </table:table-cell>
          <table:table-cell office:value-type="float" office:value="9275392">
            <text:p>9275392</text:p>
          </table:table-cell>
          <table:table-cell table:number-columns-repeated="8"/>
        </table:table-row>
        <table:table-row table:style-name="ro1">
          <table:table-cell office:value-type="string">
            <text:p>DAT\char\hak00\hak00.cat</text:p>
          </table:table-cell>
          <table:table-cell office:value-type="string">
            <text:p>d9c812e1</text:p>
          </table:table-cell>
          <table:table-cell office:value-type="float" office:value="1198400">
            <text:p>1198400</text:p>
          </table:table-cell>
          <table:table-cell table:number-columns-repeated="8"/>
        </table:table-row>
        <table:table-row table:style-name="ro1">
          <table:table-cell office:value-type="string">
            <text:p>DAT\char\hak00\hak00.tpr</text:p>
          </table:table-cell>
          <table:table-cell office:value-type="string">
            <text:p>eaf08468</text:p>
          </table:table-cell>
          <table:table-cell office:value-type="float" office:value="13244416">
            <text:p>13244416</text:p>
          </table:table-cell>
          <table:table-cell table:number-columns-repeated="8"/>
        </table:table-row>
        <table:table-row table:style-name="ro1">
          <table:table-cell office:value-type="string">
            <text:p>DAT\char\hak06\hak06.cat</text:p>
          </table:table-cell>
          <table:table-cell office:value-type="string">
            <text:p>556f148c</text:p>
          </table:table-cell>
          <table:table-cell office:value-type="float" office:value="1133552">
            <text:p>1133552</text:p>
          </table:table-cell>
          <table:table-cell table:number-columns-repeated="8"/>
        </table:table-row>
        <table:table-row table:style-name="ro1">
          <table:table-cell office:value-type="string">
            <text:p>DAT\char\hak06\hak06.tpr</text:p>
          </table:table-cell>
          <table:table-cell office:value-type="string">
            <text:p>80b727b0</text:p>
          </table:table-cell>
          <table:table-cell office:value-type="float" office:value="18827264">
            <text:p>18827264</text:p>
          </table:table-cell>
          <table:table-cell table:number-columns-repeated="8"/>
        </table:table-row>
        <table:table-row table:style-name="ro1">
          <table:table-cell office:value-type="string">
            <text:p>DAT\char\jan00\jan00.cat</text:p>
          </table:table-cell>
          <table:table-cell office:value-type="string">
            <text:p>1edbf751</text:p>
          </table:table-cell>
          <table:table-cell office:value-type="float" office:value="511360">
            <text:p>511360</text:p>
          </table:table-cell>
          <table:table-cell table:number-columns-repeated="8"/>
        </table:table-row>
        <table:table-row table:style-name="ro1">
          <table:table-cell office:value-type="string">
            <text:p>DAT\char\jan00\jan00.tpr</text:p>
          </table:table-cell>
          <table:table-cell office:value-type="string">
            <text:p>f113715d</text:p>
          </table:table-cell>
          <table:table-cell office:value-type="float" office:value="9275392">
            <text:p>9275392</text:p>
          </table:table-cell>
          <table:table-cell table:number-columns-repeated="8"/>
        </table:table-row>
        <table:table-row table:style-name="ro1">
          <table:table-cell office:value-type="string">
            <text:p>DAT\char\jan01\jan01.cat</text:p>
          </table:table-cell>
          <table:table-cell office:value-type="string">
            <text:p>3e7049a9</text:p>
          </table:table-cell>
          <table:table-cell office:value-type="float" office:value="481696">
            <text:p>481696</text:p>
          </table:table-cell>
          <table:table-cell table:number-columns-repeated="8"/>
        </table:table-row>
        <table:table-row table:style-name="ro1">
          <table:table-cell office:value-type="string">
            <text:p>DAT\char\jan01\jan01.tpr</text:p>
          </table:table-cell>
          <table:table-cell office:value-type="string">
            <text:p>9e7bffb4</text:p>
          </table:table-cell>
          <table:table-cell office:value-type="float" office:value="8865792">
            <text:p>8865792</text:p>
          </table:table-cell>
          <table:table-cell table:number-columns-repeated="8"/>
        </table:table-row>
        <table:table-row table:style-name="ro1">
          <table:table-cell office:value-type="string">
            <text:p>DAT\char\kas00\kas00.cat</text:p>
          </table:table-cell>
          <table:table-cell office:value-type="string">
            <text:p>2b4a0087</text:p>
          </table:table-cell>
          <table:table-cell office:value-type="float" office:value="827040">
            <text:p>827040</text:p>
          </table:table-cell>
          <table:table-cell table:number-columns-repeated="8"/>
        </table:table-row>
        <table:table-row table:style-name="ro1">
          <table:table-cell office:value-type="string">
            <text:p>DAT\char\kas00\kas00.tpr</text:p>
          </table:table-cell>
          <table:table-cell office:value-type="string">
            <text:p>f7856cbe</text:p>
          </table:table-cell>
          <table:table-cell office:value-type="float" office:value="18401280">
            <text:p>18401280</text:p>
          </table:table-cell>
          <table:table-cell table:number-columns-repeated="8"/>
        </table:table-row>
        <table:table-row table:style-name="ro1">
          <table:table-cell office:value-type="string">
            <text:p>DAT\char\kas02\kas02.cat</text:p>
          </table:table-cell>
          <table:table-cell office:value-type="string">
            <text:p>a3125ccb</text:p>
          </table:table-cell>
          <table:table-cell office:value-type="float" office:value="820688">
            <text:p>820688</text:p>
          </table:table-cell>
          <table:table-cell table:number-columns-repeated="8"/>
        </table:table-row>
        <table:table-row table:style-name="ro1">
          <table:table-cell office:value-type="string">
            <text:p>DAT\char\kas02\kas02.tpr</text:p>
          </table:table-cell>
          <table:table-cell office:value-type="string">
            <text:p>17e3bd50</text:p>
          </table:table-cell>
          <table:table-cell office:value-type="float" office:value="14661632">
            <text:p>14661632</text:p>
          </table:table-cell>
          <table:table-cell table:number-columns-repeated="8"/>
        </table:table-row>
        <table:table-row table:style-name="ro1">
          <table:table-cell office:value-type="string">
            <text:p>DAT\char\kor00\kor00.cat</text:p>
          </table:table-cell>
          <table:table-cell office:value-type="string">
            <text:p>977c0e31</text:p>
          </table:table-cell>
          <table:table-cell office:value-type="float" office:value="773120">
            <text:p>773120</text:p>
          </table:table-cell>
          <table:table-cell table:number-columns-repeated="8"/>
        </table:table-row>
        <table:table-row table:style-name="ro1">
          <table:table-cell office:value-type="string">
            <text:p>DAT\char\kor00\kor00.tpr</text:p>
          </table:table-cell>
          <table:table-cell office:value-type="string">
            <text:p>efee75a2</text:p>
          </table:table-cell>
          <table:table-cell office:value-type="float" office:value="10946560">
            <text:p>10946560</text:p>
          </table:table-cell>
          <table:table-cell table:number-columns-repeated="8"/>
        </table:table-row>
        <table:table-row table:style-name="ro1">
          <table:table-cell office:value-type="string">
            <text:p>DAT\char\kor01\kor01.cat</text:p>
          </table:table-cell>
          <table:table-cell office:value-type="string">
            <text:p>e711511b</text:p>
          </table:table-cell>
          <table:table-cell office:value-type="float" office:value="754656">
            <text:p>754656</text:p>
          </table:table-cell>
          <table:table-cell table:number-columns-repeated="8"/>
        </table:table-row>
        <table:table-row table:style-name="ro1">
          <table:table-cell office:value-type="string">
            <text:p>DAT\char\kor01\kor01.tpr</text:p>
          </table:table-cell>
          <table:table-cell office:value-type="string">
            <text:p>6ef98b57</text:p>
          </table:table-cell>
          <table:table-cell office:value-type="float" office:value="11012096">
            <text:p>11012096</text:p>
          </table:table-cell>
          <table:table-cell table:number-columns-repeated="8"/>
        </table:table-row>
        <table:table-row table:style-name="ro1">
          <table:table-cell office:value-type="string">
            <text:p>DAT\char\lei01\lei01.cat</text:p>
          </table:table-cell>
          <table:table-cell office:value-type="string">
            <text:p>cd0176f9</text:p>
          </table:table-cell>
          <table:table-cell office:value-type="float" office:value="1147584">
            <text:p>1147584</text:p>
          </table:table-cell>
          <table:table-cell table:number-columns-repeated="8"/>
        </table:table-row>
        <table:table-row table:style-name="ro1">
          <table:table-cell office:value-type="string">
            <text:p>DAT\char\lei01\lei01.tpr</text:p>
          </table:table-cell>
          <table:table-cell office:value-type="string">
            <text:p>b0067823</text:p>
          </table:table-cell>
          <table:table-cell office:value-type="float" office:value="13711360">
            <text:p>13711360</text:p>
          </table:table-cell>
          <table:table-cell table:number-columns-repeated="8"/>
        </table:table-row>
        <table:table-row table:style-name="ro1">
          <table:table-cell office:value-type="string">
            <text:p>DAT\char\lei06\lei06.cat</text:p>
          </table:table-cell>
          <table:table-cell office:value-type="string">
            <text:p>f52936cb</text:p>
          </table:table-cell>
          <table:table-cell office:value-type="float" office:value="1033664">
            <text:p>1033664</text:p>
          </table:table-cell>
          <table:table-cell table:number-columns-repeated="8"/>
        </table:table-row>
        <table:table-row table:style-name="ro1">
          <table:table-cell office:value-type="string">
            <text:p>DAT\char\lei06\lei06.tpr</text:p>
          </table:table-cell>
          <table:table-cell office:value-type="string">
            <text:p>d9bbbe26</text:p>
          </table:table-cell>
          <table:table-cell office:value-type="float" office:value="11065344">
            <text:p>11065344</text:p>
          </table:table-cell>
          <table:table-cell table:number-columns-repeated="8"/>
        </table:table-row>
        <table:table-row table:style-name="ro1">
          <table:table-cell office:value-type="string">
            <text:p>DAT\char\lis00\lis00.cat</text:p>
          </table:table-cell>
          <table:table-cell office:value-type="string">
            <text:p>d34c965f</text:p>
          </table:table-cell>
          <table:table-cell office:value-type="float" office:value="598288">
            <text:p>598288</text:p>
          </table:table-cell>
          <table:table-cell table:number-columns-repeated="8"/>
        </table:table-row>
        <table:table-row table:style-name="ro1">
          <table:table-cell office:value-type="string">
            <text:p>DAT\char\lis00\lis00.tpr</text:p>
          </table:table-cell>
          <table:table-cell office:value-type="string">
            <text:p>1787ba91</text:p>
          </table:table-cell>
          <table:table-cell office:value-type="float" office:value="11237376">
            <text:p>11237376</text:p>
          </table:table-cell>
          <table:table-cell table:number-columns-repeated="8"/>
        </table:table-row>
        <table:table-row table:style-name="ro1">
          <table:table-cell office:value-type="string">
            <text:p>DAT\char\lis02\lis02.cat</text:p>
          </table:table-cell>
          <table:table-cell office:value-type="string">
            <text:p>34dc553e</text:p>
          </table:table-cell>
          <table:table-cell office:value-type="float" office:value="514272">
            <text:p>514272</text:p>
          </table:table-cell>
          <table:table-cell table:number-columns-repeated="8"/>
        </table:table-row>
        <table:table-row table:style-name="ro1">
          <table:table-cell office:value-type="string">
            <text:p>DAT\char\lis02\lis02.tpr</text:p>
          </table:table-cell>
          <table:table-cell office:value-type="string">
            <text:p>b6d16130</text:p>
          </table:table-cell>
          <table:table-cell office:value-type="float" office:value="13125632">
            <text:p>13125632</text:p>
          </table:table-cell>
          <table:table-cell table:number-columns-repeated="8"/>
        </table:table-row>
        <table:table-row table:style-name="ro1">
          <table:table-cell office:value-type="string">
            <text:p>DAT\char\ryu00\ryu00.cat</text:p>
          </table:table-cell>
          <table:table-cell office:value-type="string">
            <text:p>e7036c37</text:p>
          </table:table-cell>
          <table:table-cell office:value-type="float" office:value="572896">
            <text:p>572896</text:p>
          </table:table-cell>
          <table:table-cell table:number-columns-repeated="8"/>
        </table:table-row>
        <table:table-row table:style-name="ro1">
          <table:table-cell office:value-type="string">
            <text:p>DAT\char\ryu00\ryu00.tpr</text:p>
          </table:table-cell>
          <table:table-cell office:value-type="string">
            <text:p>e7b822e4</text:p>
          </table:table-cell>
          <table:table-cell office:value-type="float" office:value="14333952">
            <text:p>14333952</text:p>
          </table:table-cell>
          <table:table-cell table:number-columns-repeated="8"/>
        </table:table-row>
        <table:table-row table:style-name="ro1">
          <table:table-cell office:value-type="string">
            <text:p>DAT\char\ryu02\ryu02.cat</text:p>
          </table:table-cell>
          <table:table-cell office:value-type="string">
            <text:p>cb7314ca</text:p>
          </table:table-cell>
          <table:table-cell office:value-type="float" office:value="583936">
            <text:p>583936</text:p>
          </table:table-cell>
          <table:table-cell table:number-columns-repeated="8"/>
        </table:table-row>
        <table:table-row table:style-name="ro1">
          <table:table-cell office:value-type="string">
            <text:p>DAT\char\ryu02\ryu02.tpr</text:p>
          </table:table-cell>
          <table:table-cell office:value-type="string">
            <text:p>c0e265a8</text:p>
          </table:table-cell>
          <table:table-cell office:value-type="float" office:value="8837120">
            <text:p>8837120</text:p>
          </table:table-cell>
          <table:table-cell table:number-columns-repeated="8"/>
        </table:table-row>
        <table:table-row table:style-name="ro1">
          <table:table-cell office:value-type="string">
            <text:p>DAT\char\zac00\zac00.cat</text:p>
          </table:table-cell>
          <table:table-cell office:value-type="string">
            <text:p>64bf75fb</text:p>
          </table:table-cell>
          <table:table-cell office:value-type="float" office:value="460768">
            <text:p>460768</text:p>
          </table:table-cell>
          <table:table-cell table:number-columns-repeated="8"/>
        </table:table-row>
        <table:table-row table:style-name="ro1">
          <table:table-cell office:value-type="string">
            <text:p>DAT\char\zac00\zac00.tpr</text:p>
          </table:table-cell>
          <table:table-cell office:value-type="string">
            <text:p>1daaf8c7</text:p>
          </table:table-cell>
          <table:table-cell office:value-type="float" office:value="5797888">
            <text:p>5797888</text:p>
          </table:table-cell>
          <table:table-cell table:number-columns-repeated="8"/>
        </table:table-row>
        <table:table-row table:style-name="ro1">
          <table:table-cell office:value-type="string">
            <text:p>DAT\char\zac02\zac02.cat</text:p>
          </table:table-cell>
          <table:table-cell office:value-type="string">
            <text:p>d5173ba5</text:p>
          </table:table-cell>
          <table:table-cell office:value-type="float" office:value="455120">
            <text:p>455120</text:p>
          </table:table-cell>
          <table:table-cell table:number-columns-repeated="8"/>
        </table:table-row>
        <table:table-row table:style-name="ro1">
          <table:table-cell office:value-type="string">
            <text:p>DAT\char\zac02\zac02.tpr</text:p>
          </table:table-cell>
          <table:table-cell office:value-type="string">
            <text:p>5dfe704f</text:p>
          </table:table-cell>
          <table:table-cell office:value-type="float" office:value="2672640">
            <text:p>2672640</text:p>
          </table:table-cell>
          <table:table-cell table:number-columns-repeated="8"/>
        </table:table-row>
        <table:table-row table:style-name="ro3">
          <table:table-cell office:value-type="string">
            <text:p>DAT\efc\efc0\efc0.tpr</text:p>
          </table:table-cell>
          <table:table-cell office:value-type="string">
            <text:p>1aa58b6a</text:p>
          </table:table-cell>
          <table:table-cell office:value-type="float" office:value="194560">
            <text:p>194560</text:p>
          </table:table-cell>
          <table:table-cell table:number-columns-repeated="8"/>
        </table:table-row>
        <table:table-row table:style-name="ro3">
          <table:table-cell office:value-type="string">
            <text:p>DAT\fur\BASS\fur_vertex.dat</text:p>
          </table:table-cell>
          <table:table-cell office:value-type="string">
            <text:p>790faf58</text:p>
          </table:table-cell>
          <table:table-cell office:value-type="float" office:value="95754">
            <text:p>95754</text:p>
          </table:table-cell>
          <table:table-cell table:number-columns-repeated="8"/>
        </table:table-row>
        <table:table-row table:style-name="ro3">
          <table:table-cell office:value-type="string">
            <text:p>DAT\fur\BRAD\FurBradLWrist.dat</text:p>
          </table:table-cell>
          <table:table-cell office:value-type="string">
            <text:p>7d5a2028</text:p>
          </table:table-cell>
          <table:table-cell office:value-type="float" office:value="156944">
            <text:p>156944</text:p>
          </table:table-cell>
          <table:table-cell table:number-columns-repeated="8"/>
        </table:table-row>
        <table:table-row table:style-name="ro3">
          <table:table-cell office:value-type="string">
            <text:p>DAT\fur\BRAD\FurBradRWrist.dat</text:p>
          </table:table-cell>
          <table:table-cell office:value-type="string">
            <text:p>fb1d95b6</text:p>
          </table:table-cell>
          <table:table-cell office:value-type="float" office:value="158123">
            <text:p>1581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Hips.dat</text:p>
          </table:table-cell>
          <table:table-cell office:value-type="string">
            <text:p>d7b351d</text:p>
          </table:table-cell>
          <table:table-cell office:value-type="float" office:value="49623">
            <text:p>4962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Arm.dat</text:p>
          </table:table-cell>
          <table:table-cell office:value-type="string">
            <text:p>862a9975</text:p>
          </table:table-cell>
          <table:table-cell office:value-type="float" office:value="59540">
            <text:p>595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Elbw.dat</text:p>
          </table:table-cell>
          <table:table-cell office:value-type="string">
            <text:p>b5bb3917</text:p>
          </table:table-cell>
          <table:table-cell office:value-type="float" office:value="28949">
            <text:p>289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Fore.dat</text:p>
          </table:table-cell>
          <table:table-cell office:value-type="string">
            <text:p>b5f71886</text:p>
          </table:table-cell>
          <table:table-cell office:value-type="float" office:value="126880">
            <text:p>12688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Hip.dat</text:p>
          </table:table-cell>
          <table:table-cell office:value-type="string">
            <text:p>b2b296c8</text:p>
          </table:table-cell>
          <table:table-cell office:value-type="float" office:value="80427">
            <text:p>8042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Knee.dat</text:p>
          </table:table-cell>
          <table:table-cell office:value-type="string">
            <text:p>a46596af</text:p>
          </table:table-cell>
          <table:table-cell office:value-type="float" office:value="44417">
            <text:p>44417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Leg.dat</text:p>
          </table:table-cell>
          <table:table-cell office:value-type="string">
            <text:p>746565f0</text:p>
          </table:table-cell>
          <table:table-cell office:value-type="float" office:value="11349">
            <text:p>1134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in.dat</text:p>
          </table:table-cell>
          <table:table-cell office:value-type="string">
            <text:p>388fc6c6</text:p>
          </table:table-cell>
          <table:table-cell office:value-type="float" office:value="164836">
            <text:p>164836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LShld.dat</text:p>
          </table:table-cell>
          <table:table-cell office:value-type="string">
            <text:p>eadbe489</text:p>
          </table:table-cell>
          <table:table-cell office:value-type="float" office:value="79279">
            <text:p>7927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Arm.dat</text:p>
          </table:table-cell>
          <table:table-cell office:value-type="string">
            <text:p>4433ddd5</text:p>
          </table:table-cell>
          <table:table-cell office:value-type="float" office:value="62181">
            <text:p>6218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Elbw.dat</text:p>
          </table:table-cell>
          <table:table-cell office:value-type="string">
            <text:p>550d4a9e</text:p>
          </table:table-cell>
          <table:table-cell office:value-type="float" office:value="29021">
            <text:p>29021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Fore.dat</text:p>
          </table:table-cell>
          <table:table-cell office:value-type="string">
            <text:p>6d6840fd</text:p>
          </table:table-cell>
          <table:table-cell office:value-type="float" office:value="127773">
            <text:p>127773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Hip.dat</text:p>
          </table:table-cell>
          <table:table-cell office:value-type="string">
            <text:p>43802d8c</text:p>
          </table:table-cell>
          <table:table-cell office:value-type="float" office:value="80340">
            <text:p>8034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Knee.dat</text:p>
          </table:table-cell>
          <table:table-cell office:value-type="string">
            <text:p>9fcee15f</text:p>
          </table:table-cell>
          <table:table-cell office:value-type="float" office:value="44445">
            <text:p>44445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Leg.dat</text:p>
          </table:table-cell>
          <table:table-cell office:value-type="string">
            <text:p>5568ea4b</text:p>
          </table:table-cell>
          <table:table-cell office:value-type="float" office:value="11360">
            <text:p>11360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in.dat</text:p>
          </table:table-cell>
          <table:table-cell office:value-type="string">
            <text:p>3a20f443</text:p>
          </table:table-cell>
          <table:table-cell office:value-type="float" office:value="164739">
            <text:p>164739</text:p>
          </table:table-cell>
          <table:table-cell table:number-columns-repeated="8"/>
        </table:table-row>
        <table:table-row table:style-name="ro1">
          <table:table-cell office:value-type="string">
            <text:p>DAT\fur\GENFU\P01\FurGenfu01RShld.dat</text:p>
          </table:table-cell>
          <table:table-cell office:value-type="string">
            <text:p>59f0de5d</text:p>
          </table:table-cell>
          <table:table-cell office:value-type="float" office:value="80387">
            <text:p>80387</text:p>
          </table:table-cell>
          <table:table-cell table:number-columns-repeated="8"/>
        </table:table-row>
        <table:table-row table:style-name="ro3">
          <table:table-cell office:value-type="string">
            <text:p>DAT\fur\TENGU\FurTenguBreast.dat</text:p>
          </table:table-cell>
          <table:table-cell office:value-type="string">
            <text:p>f5cd6edf</text:p>
          </table:table-cell>
          <table:table-cell office:value-type="float" office:value="129179">
            <text:p>129179</text:p>
          </table:table-cell>
          <table:table-cell table:number-columns-repeated="8"/>
        </table:table-row>
        <table:table-row table:style-name="ro3">
          <table:table-cell office:value-type="string">
            <text:p>DAT\fur\TINA\FurTinaBreast.dat</text:p>
          </table:table-cell>
          <table:table-cell office:value-type="string">
            <text:p>a8ee5b46</text:p>
          </table:table-cell>
          <table:table-cell office:value-type="float" office:value="183729">
            <text:p>183729</text:p>
          </table:table-cell>
          <table:table-cell table:number-columns-repeated="8"/>
        </table:table-row>
        <table:table-row table:style-name="ro3">
          <table:table-cell office:value-type="string">
            <text:p>DAT\fur\TINA\FurTinaLArm.dat</text:p>
          </table:table-cell>
          <table:table-cell office:value-type="string">
            <text:p>87c512ec</text:p>
          </table:table-cell>
          <table:table-cell office:value-type="float" office:value="72092">
            <text:p>72092</text:p>
          </table:table-cell>
          <table:table-cell table:number-columns-repeated="8"/>
        </table:table-row>
        <table:table-row table:style-name="ro3">
          <table:table-cell office:value-type="string">
            <text:p>DAT\fur\TINA\FurTinaLEar.dat</text:p>
          </table:table-cell>
          <table:table-cell office:value-type="string">
            <text:p>7dbcb06f</text:p>
          </table:table-cell>
          <table:table-cell office:value-type="float" office:value="29050">
            <text:p>29050</text:p>
          </table:table-cell>
          <table:table-cell table:number-columns-repeated="8"/>
        </table:table-row>
        <table:table-row table:style-name="ro3">
          <table:table-cell office:value-type="string">
            <text:p>DAT\fur\TINA\FurTinaLFoot.dat</text:p>
          </table:table-cell>
          <table:table-cell office:value-type="string">
            <text:p>e4d4b45f</text:p>
          </table:table-cell>
          <table:table-cell office:value-type="float" office:value="21662">
            <text:p>21662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2.dat</text:p>
          </table:table-cell>
          <table:table-cell office:value-type="string">
            <text:p>2eea2063</text:p>
          </table:table-cell>
          <table:table-cell office:value-type="float" office:value="21759">
            <text:p>21759</text:p>
          </table:table-cell>
          <table:table-cell table:number-columns-repeated="8"/>
        </table:table-row>
        <table:table-row table:style-name="ro1">
          <table:table-cell office:value-type="string">
            <text:p>DAT\fur\TINA\FurTinaLFoot3.dat</text:p>
          </table:table-cell>
          <table:table-cell office:value-type="string">
            <text:p>fc5146a3</text:p>
          </table:table-cell>
          <table:table-cell office:value-type="float" office:value="58161">
            <text:p>58161</text:p>
          </table:table-cell>
          <table:table-cell table:number-columns-repeated="8"/>
        </table:table-row>
        <table:table-row table:style-name="ro3">
          <table:table-cell office:value-type="string">
            <text:p>DAT\fur\TINA\FurTinaNew.dat</text:p>
          </table:table-cell>
          <table:table-cell office:value-type="string">
            <text:p>c7471327</text:p>
          </table:table-cell>
          <table:table-cell office:value-type="float" office:value="61636">
            <text:p>61636</text:p>
          </table:table-cell>
          <table:table-cell table:number-columns-repeated="8"/>
        </table:table-row>
        <table:table-row table:style-name="ro3">
          <table:table-cell office:value-type="string">
            <text:p>DAT\fur\TINA\FurTinaRArm.dat</text:p>
          </table:table-cell>
          <table:table-cell office:value-type="string">
            <text:p>bab121b1</text:p>
          </table:table-cell>
          <table:table-cell office:value-type="float" office:value="72523">
            <text:p>72523</text:p>
          </table:table-cell>
          <table:table-cell table:number-columns-repeated="8"/>
        </table:table-row>
        <table:table-row table:style-name="ro3">
          <table:table-cell office:value-type="string">
            <text:p>DAT\fur\TINA\FurTinaREar.dat</text:p>
          </table:table-cell>
          <table:table-cell office:value-type="string">
            <text:p>f835bd4c</text:p>
          </table:table-cell>
          <table:table-cell office:value-type="float" office:value="29371">
            <text:p>29371</text:p>
          </table:table-cell>
          <table:table-cell table:number-columns-repeated="8"/>
        </table:table-row>
        <table:table-row table:style-name="ro3">
          <table:table-cell office:value-type="string">
            <text:p>DAT\fur\TINA\FurTinaRFoot.dat</text:p>
          </table:table-cell>
          <table:table-cell office:value-type="string">
            <text:p>73ecd797</text:p>
          </table:table-cell>
          <table:table-cell office:value-type="float" office:value="21857">
            <text:p>21857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2.dat</text:p>
          </table:table-cell>
          <table:table-cell office:value-type="string">
            <text:p>1f5ff51f</text:p>
          </table:table-cell>
          <table:table-cell office:value-type="float" office:value="21954">
            <text:p>21954</text:p>
          </table:table-cell>
          <table:table-cell table:number-columns-repeated="8"/>
        </table:table-row>
        <table:table-row table:style-name="ro1">
          <table:table-cell office:value-type="string">
            <text:p>DAT\fur\TINA\FurTinaRFoot3.dat</text:p>
          </table:table-cell>
          <table:table-cell office:value-type="string">
            <text:p>2ee5beec</text:p>
          </table:table-cell>
          <table:table-cell office:value-type="float" office:value="58125">
            <text:p>58125</text:p>
          </table:table-cell>
          <table:table-cell table:number-columns-repeated="8"/>
        </table:table-row>
        <table:table-row table:style-name="ro3">
          <table:table-cell office:value-type="string">
            <text:p>DAT\fur\TINA\FurTinaTail.dat</text:p>
          </table:table-cell>
          <table:table-cell office:value-type="string">
            <text:p>d424b530</text:p>
          </table:table-cell>
          <table:table-cell office:value-type="float" office:value="100398">
            <text:p>100398</text:p>
          </table:table-cell>
          <table:table-cell table:number-columns-repeated="8"/>
        </table:table-row>
        <table:table-row table:style-name="ro3">
          <table:table-cell office:value-type="string">
            <text:p>DAT\house\hos_hol.tdp</text:p>
          </table:table-cell>
          <table:table-cell office:value-type="string">
            <text:p>175bf41c</text:p>
          </table:table-cell>
          <table:table-cell office:value-type="float" office:value="7157760">
            <text:p>7157760</text:p>
          </table:table-cell>
          <table:table-cell table:number-columns-repeated="8"/>
        </table:table-row>
        <table:table-row table:style-name="ro3">
          <table:table-cell office:value-type="string">
            <text:p>DAT\house\hos_ice.tdp</text:p>
          </table:table-cell>
          <table:table-cell office:value-type="string">
            <text:p>7598fb38</text:p>
          </table:table-cell>
          <table:table-cell office:value-type="float" office:value="8144896">
            <text:p>8144896</text:p>
          </table:table-cell>
          <table:table-cell table:number-columns-repeated="8"/>
        </table:table-row>
        <table:table-row table:style-name="ro3">
          <table:table-cell office:value-type="string">
            <text:p>DAT\house\hos_jun.tdp</text:p>
          </table:table-cell>
          <table:table-cell office:value-type="string">
            <text:p>1951b4d0</text:p>
          </table:table-cell>
          <table:table-cell office:value-type="float" office:value="8183808">
            <text:p>8183808</text:p>
          </table:table-cell>
          <table:table-cell table:number-columns-repeated="8"/>
        </table:table-row>
        <table:table-row table:style-name="ro3">
          <table:table-cell office:value-type="string">
            <text:p>DAT\house\hos_wat.tdp</text:p>
          </table:table-cell>
          <table:table-cell office:value-type="string">
            <text:p>44c9534c</text:p>
          </table:table-cell>
          <table:table-cell office:value-type="float" office:value="6086656">
            <text:p>6086656</text:p>
          </table:table-cell>
          <table:table-cell table:number-columns-repeated="8"/>
        </table:table-row>
        <table:table-row table:style-name="ro3">
          <table:table-cell office:value-type="string">
            <text:p>DAT\house\xtra.tpr</text:p>
          </table:table-cell>
          <table:table-cell office:value-type="string">
            <text:p>a6c08fa8</text:p>
          </table:table-cell>
          <table:table-cell office:value-type="float" office:value="1628160">
            <text:p>1628160</text:p>
          </table:table-cell>
          <table:table-cell table:number-columns-repeated="8"/>
        </table:table-row>
        <table:table-row table:style-name="ro3">
          <table:table-cell office:value-type="string">
            <text:p>DAT\light\rtmlight.bin</text:p>
          </table:table-cell>
          <table:table-cell office:value-type="string">
            <text:p>312d82d0</text:p>
          </table:table-cell>
          <table:table-cell office:value-type="float" office:value="177240">
            <text:p>177240</text:p>
          </table:table-cell>
          <table:table-cell table:number-columns-repeated="8"/>
        </table:table-row>
        <table:table-row table:style-name="ro3">
          <table:table-cell office:value-type="string">
            <text:p>DAT\sprite\avatar\spAvatar.xpr</text:p>
          </table:table-cell>
          <table:table-cell office:value-type="string">
            <text:p>6f57dcf9</text:p>
          </table:table-cell>
          <table:table-cell office:value-type="float" office:value="315392">
            <text:p>315392</text:p>
          </table:table-cell>
          <table:table-cell table:number-columns-repeated="8"/>
        </table:table-row>
        <table:table-row table:style-name="ro3">
          <table:table-cell office:value-type="string">
            <text:p>DAT\sprite\base\spBase.tpr</text:p>
          </table:table-cell>
          <table:table-cell office:value-type="string">
            <text:p>ac5a2d26</text:p>
          </table:table-cell>
          <table:table-cell office:value-type="float" office:value="8658944">
            <text:p>8658944</text:p>
          </table:table-cell>
          <table:table-cell table:number-columns-repeated="8"/>
        </table:table-row>
        <table:table-row table:style-name="ro3">
          <table:table-cell office:value-type="string">
            <text:p>DAT\sprite\base\spBase.xpr</text:p>
          </table:table-cell>
          <table:table-cell office:value-type="string">
            <text:p>ae23c337</text:p>
          </table:table-cell>
          <table:table-cell office:value-type="float" office:value="2199552">
            <text:p>2199552</text:p>
          </table:table-cell>
          <table:table-cell table:number-columns-repeated="8"/>
        </table:table-row>
        <table:table-row table:style-name="ro3">
          <table:table-cell office:value-type="string">
            <text:p>DAT\sprite\chrsel\spChrE.tpr</text:p>
          </table:table-cell>
          <table:table-cell office:value-type="string">
            <text:p>de9d0961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E.xpr</text:p>
          </table:table-cell>
          <table:table-cell office:value-type="string">
            <text:p>14aa9fd6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3">
          <table:table-cell office:value-type="string">
            <text:p>DAT\sprite\chrsel\spChrF.tpr</text:p>
          </table:table-cell>
          <table:table-cell office:value-type="string">
            <text:p>c3c51cfa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F.xpr</text:p>
          </table:table-cell>
          <table:table-cell office:value-type="float" office:value="36120705">
            <text:p>36120705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3">
          <table:table-cell office:value-type="string">
            <text:p>DAT\sprite\chrsel\spChrG.tpr</text:p>
          </table:table-cell>
          <table:table-cell office:value-type="string">
            <text:p>c87a4b22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G.xpr</text:p>
          </table:table-cell>
          <table:table-cell office:value-type="string">
            <text:p>4169c99c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3">
          <table:table-cell office:value-type="string">
            <text:p>DAT\sprite\chrsel\spChrI.tpr</text:p>
          </table:table-cell>
          <table:table-cell office:value-type="string">
            <text:p>f040db09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I.xpr</text:p>
          </table:table-cell>
          <table:table-cell office:value-type="string">
            <text:p>9c269480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3">
          <table:table-cell office:value-type="string">
            <text:p>DAT\sprite\chrsel\spChrsel.tpr</text:p>
          </table:table-cell>
          <table:table-cell office:value-type="string">
            <text:p>88fbc1c4</text:p>
          </table:table-cell>
          <table:table-cell office:value-type="float" office:value="2109440">
            <text:p>2109440</text:p>
          </table:table-cell>
          <table:table-cell table:number-columns-repeated="8"/>
        </table:table-row>
        <table:table-row table:style-name="ro3">
          <table:table-cell office:value-type="string">
            <text:p>DAT\sprite\chrsel\spChrsel.xpr</text:p>
          </table:table-cell>
          <table:table-cell office:value-type="string">
            <text:p>d3bf93ba</text:p>
          </table:table-cell>
          <table:table-cell office:value-type="float" office:value="2613248">
            <text:p>2613248</text:p>
          </table:table-cell>
          <table:table-cell table:number-columns-repeated="8"/>
        </table:table-row>
        <table:table-row table:style-name="ro3">
          <table:table-cell office:value-type="string">
            <text:p>DAT\sprite\cmdlst\spCmdlst.xpr</text:p>
          </table:table-cell>
          <table:table-cell office:value-type="string">
            <text:p>3f946547</text:p>
          </table:table-cell>
          <table:table-cell office:value-type="float" office:value="425984">
            <text:p>425984</text:p>
          </table:table-cell>
          <table:table-cell table:number-columns-repeated="8"/>
        </table:table-row>
        <table:table-row table:style-name="ro3">
          <table:table-cell office:value-type="string">
            <text:p>DAT\sprite\game\spGame.xpr</text:p>
          </table:table-cell>
          <table:table-cell office:value-type="string">
            <text:p>689b6027</text:p>
          </table:table-cell>
          <table:table-cell office:value-type="float" office:value="8196096">
            <text:p>8196096</text:p>
          </table:table-cell>
          <table:table-cell table:number-columns-repeated="8"/>
        </table:table-row>
        <table:table-row table:style-name="ro3">
          <table:table-cell office:value-type="string">
            <text:p>DAT\sprite\live\spLive.tpr</text:p>
          </table:table-cell>
          <table:table-cell office:value-type="string">
            <text:p>d2842e1</text:p>
          </table:table-cell>
          <table:table-cell office:value-type="float" office:value="2326528">
            <text:p>2326528</text:p>
          </table:table-cell>
          <table:table-cell table:number-columns-repeated="8"/>
        </table:table-row>
        <table:table-row table:style-name="ro3">
          <table:table-cell office:value-type="string">
            <text:p>DAT\sprite\live\spLive.xpr</text:p>
          </table:table-cell>
          <table:table-cell office:value-type="string">
            <text:p>88d1c21c</text:p>
          </table:table-cell>
          <table:table-cell office:value-type="float" office:value="3211264">
            <text:p>3211264</text:p>
          </table:table-cell>
          <table:table-cell table:number-columns-repeated="8"/>
        </table:table-row>
        <table:table-row table:style-name="ro3">
          <table:table-cell office:value-type="string">
            <text:p>DAT\sprite\livemode\spLvmode.xpr</text:p>
          </table:table-cell>
          <table:table-cell office:value-type="string">
            <text:p>afb5123f</text:p>
          </table:table-cell>
          <table:table-cell office:value-type="float" office:value="5513216">
            <text:p>5513216</text:p>
          </table:table-cell>
          <table:table-cell table:number-columns-repeated="8"/>
        </table:table-row>
        <table:table-row table:style-name="ro3">
          <table:table-cell office:value-type="string">
            <text:p>DAT\sprite\logo\spLogo.tpr</text:p>
          </table:table-cell>
          <table:table-cell office:value-type="string">
            <text:p>5b3ddd5a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logo\spLogoE.tpr</text:p>
          </table:table-cell>
          <table:table-cell office:value-type="string">
            <text:p>d35f202b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E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logo\spLogoF.tpr</text:p>
          </table:table-cell>
          <table:table-cell office:value-type="string">
            <text:p>ffa1ee05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F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logo\spLogoG.tpr</text:p>
          </table:table-cell>
          <table:table-cell office:value-type="string">
            <text:p>2bb74fa0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G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logo\spLogoI.tpr</text:p>
          </table:table-cell>
          <table:table-cell office:value-type="string">
            <text:p>b418ab9f</text:p>
          </table:table-cell>
          <table:table-cell office:value-type="float" office:value="1183744">
            <text:p>1183744</text:p>
          </table:table-cell>
          <table:table-cell table:number-columns-repeated="8"/>
        </table:table-row>
        <table:table-row table:style-name="ro3">
          <table:table-cell office:value-type="string">
            <text:p>DAT\sprite\logo\spLogoI.xpr</text:p>
          </table:table-cell>
          <table:table-cell office:value-type="string">
            <text:p>a4d431c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modsel\spModeW.tpr</text:p>
          </table:table-cell>
          <table:table-cell office:value-type="string">
            <text:p>1cab9b88</text:p>
          </table:table-cell>
          <table:table-cell office:value-type="float" office:value="1605632">
            <text:p>1605632</text:p>
          </table:table-cell>
          <table:table-cell table:number-columns-repeated="8"/>
        </table:table-row>
        <table:table-row table:style-name="ro3">
          <table:table-cell office:value-type="string">
            <text:p>DAT\sprite\modsel\spModeW.xpr</text:p>
          </table:table-cell>
          <table:table-cell office:value-type="string">
            <text:p>ae3359e3</text:p>
          </table:table-cell>
          <table:table-cell office:value-type="float" office:value="1695744">
            <text:p>1695744</text:p>
          </table:table-cell>
          <table:table-cell table:number-columns-repeated="8"/>
        </table:table-row>
        <table:table-row table:style-name="ro3">
          <table:table-cell office:value-type="string">
            <text:p>DAT\sprite\modsel\spModsel.tpr</text:p>
          </table:table-cell>
          <table:table-cell office:value-type="string">
            <text:p>6a4039e6</text:p>
          </table:table-cell>
          <table:table-cell office:value-type="float" office:value="1605632">
            <text:p>1605632</text:p>
          </table:table-cell>
          <table:table-cell table:number-columns-repeated="8"/>
        </table:table-row>
        <table:table-row table:style-name="ro3">
          <table:table-cell office:value-type="string">
            <text:p>DAT\sprite\modsel\spModsel.xpr</text:p>
          </table:table-cell>
          <table:table-cell office:value-type="string">
            <text:p>ba6ecabe</text:p>
          </table:table-cell>
          <table:table-cell office:value-type="float" office:value="1695744">
            <text:p>1695744</text:p>
          </table:table-cell>
          <table:table-cell table:number-columns-repeated="8"/>
        </table:table-row>
        <table:table-row table:style-name="ro3">
          <table:table-cell office:value-type="string">
            <text:p>DAT\sprite\movie\spmovie.xpr</text:p>
          </table:table-cell>
          <table:table-cell office:value-type="string">
            <text:p>968e7879</text:p>
          </table:table-cell>
          <table:table-cell office:value-type="float" office:value="8433664">
            <text:p>8433664</text:p>
          </table:table-cell>
          <table:table-cell table:number-columns-repeated="8"/>
        </table:table-row>
        <table:table-row table:style-name="ro3">
          <table:table-cell office:value-type="string">
            <text:p>DAT\sprite\option\spOption.tpr</text:p>
          </table:table-cell>
          <table:table-cell office:value-type="string">
            <text:p>cd59e2af</text:p>
          </table:table-cell>
          <table:table-cell office:value-type="float" office:value="819200">
            <text:p>819200</text:p>
          </table:table-cell>
          <table:table-cell table:number-columns-repeated="8"/>
        </table:table-row>
        <table:table-row table:style-name="ro3">
          <table:table-cell office:value-type="string">
            <text:p>DAT\sprite\option\spOption.xpr</text:p>
          </table:table-cell>
          <table:table-cell office:value-type="string">
            <text:p>cd59e2af</text:p>
          </table:table-cell>
          <table:table-cell office:value-type="float" office:value="819200">
            <text:p>819200</text:p>
          </table:table-cell>
          <table:table-cell table:number-columns-repeated="8"/>
        </table:table-row>
        <table:table-row table:style-name="ro3">
          <table:table-cell office:value-type="string">
            <text:p>DAT\sprite\optkey\spOptkey.xpr</text:p>
          </table:table-cell>
          <table:table-cell office:value-type="string">
            <text:p>ffc909c6</text:p>
          </table:table-cell>
          <table:table-cell office:value-type="float" office:value="991232">
            <text:p>991232</text:p>
          </table:table-cell>
          <table:table-cell table:number-columns-repeated="8"/>
        </table:table-row>
        <table:table-row table:style-name="ro3">
          <table:table-cell office:value-type="string">
            <text:p>DAT\sprite\optrnk\spOptrnk.xpr</text:p>
          </table:table-cell>
          <table:table-cell office:value-type="string">
            <text:p>95ce0fa7</text:p>
          </table:table-cell>
          <table:table-cell office:value-type="float" office:value="1617920">
            <text:p>1617920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E.tpr</text:p>
          </table:table-cell>
          <table:table-cell office:value-type="string">
            <text:p>6c774cf1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E.xpr</text:p>
          </table:table-cell>
          <table:table-cell office:value-type="string">
            <text:p>6c774cf1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F.tpr</text:p>
          </table:table-cell>
          <table:table-cell office:value-type="string">
            <text:p>fa595234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F.xpr</text:p>
          </table:table-cell>
          <table:table-cell office:value-type="string">
            <text:p>fa595234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G.tpr</text:p>
          </table:table-cell>
          <table:table-cell office:value-type="string">
            <text:p>132aa63e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G.xpr</text:p>
          </table:table-cell>
          <table:table-cell office:value-type="string">
            <text:p>132aa63e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I.tpr</text:p>
          </table:table-cell>
          <table:table-cell office:value-type="string">
            <text:p>7a3400d0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I.xpr</text:p>
          </table:table-cell>
          <table:table-cell office:value-type="string">
            <text:p>7a3400d0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J.tpr</text:p>
          </table:table-cell>
          <table:table-cell office:value-type="string">
            <text:p>8e0e4076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J.xpr</text:p>
          </table:table-cell>
          <table:table-cell office:value-type="string">
            <text:p>8e0e4076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U.tpr</text:p>
          </table:table-cell>
          <table:table-cell office:value-type="string">
            <text:p>f79df09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_ext\spPfExtU.xpr</text:p>
          </table:table-cell>
          <table:table-cell office:value-type="string">
            <text:p>f79df097</text:p>
          </table:table-cell>
          <table:table-cell office:value-type="float" office:value="659456">
            <text:p>65945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C.xpr</text:p>
          </table:table-cell>
          <table:table-cell office:value-type="string">
            <text:p>fc81ae2e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E.tpr</text:p>
          </table:table-cell>
          <table:table-cell office:value-type="string">
            <text:p>533fb459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E.xpr</text:p>
          </table:table-cell>
          <table:table-cell office:value-type="string">
            <text:p>bcb77c86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F.tpr</text:p>
          </table:table-cell>
          <table:table-cell office:value-type="string">
            <text:p>8cab324d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F.xpr</text:p>
          </table:table-cell>
          <table:table-cell office:value-type="string">
            <text:p>95594e41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G.tpr</text:p>
          </table:table-cell>
          <table:table-cell office:value-type="string">
            <text:p>4710ad49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G.xpr</text:p>
          </table:table-cell>
          <table:table-cell office:value-type="string">
            <text:p>9c5bd078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I.tpr</text:p>
          </table:table-cell>
          <table:table-cell office:value-type="string">
            <text:p>6a3fe35e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I.xpr</text:p>
          </table:table-cell>
          <table:table-cell office:value-type="string">
            <text:p>479b29da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J.tpr</text:p>
          </table:table-cell>
          <table:table-cell office:value-type="string">
            <text:p>c13cd891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J.xpr</text:p>
          </table:table-cell>
          <table:table-cell office:value-type="string">
            <text:p>27de84e1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K.xpr</text:p>
          </table:table-cell>
          <table:table-cell office:value-type="string">
            <text:p>fc81ae2e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U.tpr</text:p>
          </table:table-cell>
          <table:table-cell office:value-type="string">
            <text:p>910204ae</text:p>
          </table:table-cell>
          <table:table-cell office:value-type="float" office:value="2134016">
            <text:p>2134016</text:p>
          </table:table-cell>
          <table:table-cell table:number-columns-repeated="8"/>
        </table:table-row>
        <table:table-row table:style-name="ro3">
          <table:table-cell office:value-type="string">
            <text:p>DAT\sprite\pfile\spPfileU.xpr</text:p>
          </table:table-cell>
          <table:table-cell office:value-type="string">
            <text:p>614a462c</text:p>
          </table:table-cell>
          <table:table-cell office:value-type="float" office:value="3280896">
            <text:p>3280896</text:p>
          </table:table-cell>
          <table:table-cell table:number-columns-repeated="8"/>
        </table:table-row>
        <table:table-row table:style-name="ro3">
          <table:table-cell office:value-type="string">
            <text:p>DAT\sprite\selcmn\spSelcmn.tpr</text:p>
          </table:table-cell>
          <table:table-cell office:value-type="string">
            <text:p>9a187982</text:p>
          </table:table-cell>
          <table:table-cell office:value-type="float" office:value="1777664">
            <text:p>1777664</text:p>
          </table:table-cell>
          <table:table-cell table:number-columns-repeated="8"/>
        </table:table-row>
        <table:table-row table:style-name="ro3">
          <table:table-cell office:value-type="string">
            <text:p>DAT\sprite\selcmn\spSelcmn.xpr</text:p>
          </table:table-cell>
          <table:table-cell office:value-type="string">
            <text:p>f51e91ee</text:p>
          </table:table-cell>
          <table:table-cell office:value-type="float" office:value="2076672">
            <text:p>207667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E.tpr</text:p>
          </table:table-cell>
          <table:table-cell office:value-type="string">
            <text:p>31fcd032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E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F.tpr</text:p>
          </table:table-cell>
          <table:table-cell office:value-type="string">
            <text:p>31fcd032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F.xpr</text:p>
          </table:table-cell>
          <table:table-cell office:value-type="string">
            <text:p>3044c9d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G.tpr</text:p>
          </table:table-cell>
          <table:table-cell office:value-type="string">
            <text:p>d631a884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G.xpr</text:p>
          </table:table-cell>
          <table:table-cell office:value-type="string">
            <text:p>7ced3a75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I.tpr</text:p>
          </table:table-cell>
          <table:table-cell office:value-type="string">
            <text:p>5d36cd46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I.xpr</text:p>
          </table:table-cell>
          <table:table-cell office:value-type="string">
            <text:p>d7f95353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stgsel\spStgsel.tpr</text:p>
          </table:table-cell>
          <table:table-cell office:value-type="string">
            <text:p>4cb8be2b</text:p>
          </table:table-cell>
          <table:table-cell office:value-type="float" office:value="1585152">
            <text:p>1585152</text:p>
          </table:table-cell>
          <table:table-cell table:number-columns-repeated="8"/>
        </table:table-row>
        <table:table-row table:style-name="ro3">
          <table:table-cell office:value-type="string">
            <text:p>DAT\sprite\stgsel\spStgsel.xpr</text:p>
          </table:table-cell>
          <table:table-cell office:value-type="string">
            <text:p>53c7159d</text:p>
          </table:table-cell>
          <table:table-cell office:value-type="float" office:value="1273856">
            <text:p>1273856</text:p>
          </table:table-cell>
          <table:table-cell table:number-columns-repeated="8"/>
        </table:table-row>
        <table:table-row table:style-name="ro3">
          <table:table-cell office:value-type="string">
            <text:p>DAT\sprite\team\spTeam.tpr</text:p>
          </table:table-cell>
          <table:table-cell office:value-type="string">
            <text:p>b42d4d99</text:p>
          </table:table-cell>
          <table:table-cell office:value-type="float" office:value="364544">
            <text:p>364544</text:p>
          </table:table-cell>
          <table:table-cell table:number-columns-repeated="8"/>
        </table:table-row>
        <table:table-row table:style-name="ro3">
          <table:table-cell office:value-type="string">
            <text:p>DAT\sprite\team\spTeam.xpr</text:p>
          </table:table-cell>
          <table:table-cell office:value-type="string">
            <text:p>927a4a0</text:p>
          </table:table-cell>
          <table:table-cell office:value-type="float" office:value="315392">
            <text:p>315392</text:p>
          </table:table-cell>
          <table:table-cell table:number-columns-repeated="8"/>
        </table:table-row>
        <table:table-row table:style-name="ro3">
          <table:table-cell office:value-type="string">
            <text:p>DAT\sprite\test\spTest.tpr</text:p>
          </table:table-cell>
          <table:table-cell office:value-type="string">
            <text:p>9677e6e1</text:p>
          </table:table-cell>
          <table:table-cell office:value-type="float" office:value="4198400">
            <text:p>4198400</text:p>
          </table:table-cell>
          <table:table-cell table:number-columns-repeated="8"/>
        </table:table-row>
        <table:table-row table:style-name="ro3">
          <table:table-cell office:value-type="string">
            <text:p>DAT\sprite\test\spTest.xpr</text:p>
          </table:table-cell>
          <table:table-cell office:value-type="string">
            <text:p>9677e6e1</text:p>
          </table:table-cell>
          <table:table-cell office:value-type="float" office:value="4198400">
            <text:p>4198400</text:p>
          </table:table-cell>
          <table:table-cell table:number-columns-repeated="8"/>
        </table:table-row>
        <table:table-row table:style-name="ro3">
          <table:table-cell office:value-type="string">
            <text:p>DAT\sprite\Ups\spUps.tpr</text:p>
          </table:table-cell>
          <table:table-cell office:value-type="string">
            <text:p>fbbb3931</text:p>
          </table:table-cell>
          <table:table-cell office:value-type="float" office:value="1073152">
            <text:p>1073152</text:p>
          </table:table-cell>
          <table:table-cell table:number-columns-repeated="8"/>
        </table:table-row>
        <table:table-row table:style-name="ro3">
          <table:table-cell office:value-type="string">
            <text:p>DAT\sprite\Ups\spUps.xpr</text:p>
          </table:table-cell>
          <table:table-cell office:value-type="string">
            <text:p>fbbb3931</text:p>
          </table:table-cell>
          <table:table-cell office:value-type="float" office:value="1073152">
            <text:p>1073152</text:p>
          </table:table-cell>
          <table:table-cell table:number-columns-repeated="8"/>
        </table:table-row>
        <table:table-row table:style-name="ro3">
          <table:table-cell office:value-type="string">
            <text:p>DAT\sprite\vs\spVs.xpr</text:p>
          </table:table-cell>
          <table:table-cell office:value-type="string">
            <text:p>3d2fbdd</text:p>
          </table:table-cell>
          <table:table-cell office:value-type="float" office:value="2297856">
            <text:p>2297856</text:p>
          </table:table-cell>
          <table:table-cell table:number-columns-repeated="8"/>
        </table:table-row>
        <table:table-row table:style-name="ro3">
          <table:table-cell office:value-type="string">
            <text:p>DAT\sprite\warning\spWarn.xpr</text:p>
          </table:table-cell>
          <table:table-cell office:value-type="string">
            <text:p>3d351a9a</text:p>
          </table:table-cell>
          <table:table-cell office:value-type="float" office:value="1478656">
            <text:p>1478656</text:p>
          </table:table-cell>
          <table:table-cell table:number-columns-repeated="8"/>
        </table:table-row>
        <table:table-row table:style-name="ro3">
          <table:table-cell office:value-type="string">
            <text:p>DAT\stage\stage_CP\sCP_dat.bin</text:p>
          </table:table-cell>
          <table:table-cell office:value-type="string">
            <text:p>f6d61889</text:p>
          </table:table-cell>
          <table:table-cell office:value-type="float" office:value="1723268">
            <text:p>1723268</text:p>
          </table:table-cell>
          <table:table-cell table:number-columns-repeated="8"/>
        </table:table-row>
        <table:table-row table:style-name="ro3">
          <table:table-cell office:value-type="string">
            <text:p>DAT\stage\stage_CP\stage_CP.tpr</text:p>
          </table:table-cell>
          <table:table-cell office:value-type="string">
            <text:p>a46787aa</text:p>
          </table:table-cell>
          <table:table-cell office:value-type="float" office:value="37287936">
            <text:p>37287936</text:p>
          </table:table-cell>
          <table:table-cell table:number-columns-repeated="8"/>
        </table:table-row>
        <table:table-row table:style-name="ro3">
          <table:table-cell office:value-type="string">
            <text:p>DAT\stage\stage_DS\data\dino_mot.b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DAT\stage\stage_DS\sDS_dat.bin</text:p>
          </table:table-cell>
          <table:table-cell office:value-type="string">
            <text:p>53ccd108</text:p>
          </table:table-cell>
          <table:table-cell office:value-type="float" office:value="3394536">
            <text:p>3394536</text:p>
          </table:table-cell>
          <table:table-cell table:number-columns-repeated="8"/>
        </table:table-row>
        <table:table-row table:style-name="ro3">
          <table:table-cell office:value-type="string">
            <text:p>DAT\stage\stage_DS\stage_DS.tpr</text:p>
          </table:table-cell>
          <table:table-cell office:value-type="string">
            <text:p>9d08a44b</text:p>
          </table:table-cell>
          <table:table-cell office:value-type="float" office:value="34813952">
            <text:p>34813952</text:p>
          </table:table-cell>
          <table:table-cell table:number-columns-repeated="8"/>
        </table:table-row>
        <table:table-row table:style-name="ro3">
          <table:table-cell office:value-type="string">
            <text:p>DAT\stage\stage_HEL\sHEL_dat.bin</text:p>
          </table:table-cell>
          <table:table-cell office:value-type="string">
            <text:p>eb1d1eac</text:p>
          </table:table-cell>
          <table:table-cell office:value-type="float" office:value="1725792">
            <text:p>1725792</text:p>
          </table:table-cell>
          <table:table-cell table:number-columns-repeated="8"/>
        </table:table-row>
        <table:table-row table:style-name="ro3">
          <table:table-cell office:value-type="string">
            <text:p>DAT\stage\stage_HEL\stage_HEL.tpr</text:p>
          </table:table-cell>
          <table:table-cell office:value-type="string">
            <text:p>8bf2f4a2</text:p>
          </table:table-cell>
          <table:table-cell office:value-type="float" office:value="38041600">
            <text:p>38041600</text:p>
          </table:table-cell>
          <table:table-cell table:number-columns-repeated="8"/>
        </table:table-row>
        <table:table-row table:style-name="ro3">
          <table:table-cell office:value-type="string">
            <text:p>DAT\stage\stage_KYO\sKYO_dat.bin</text:p>
          </table:table-cell>
          <table:table-cell office:value-type="string">
            <text:p>fd79d3ff</text:p>
          </table:table-cell>
          <table:table-cell office:value-type="float" office:value="100104">
            <text:p>100104</text:p>
          </table:table-cell>
          <table:table-cell table:number-columns-repeated="8"/>
        </table:table-row>
        <table:table-row table:style-name="ro3">
          <table:table-cell office:value-type="string">
            <text:p>DAT\stage\stage_KYO\stage_KYO.tpr</text:p>
          </table:table-cell>
          <table:table-cell office:value-type="string">
            <text:p>7fc82651</text:p>
          </table:table-cell>
          <table:table-cell office:value-type="float" office:value="36116480">
            <text:p>36116480</text:p>
          </table:table-cell>
          <table:table-cell table:number-columns-repeated="8"/>
        </table:table-row>
        <table:table-row table:style-name="ro3">
          <table:table-cell office:value-type="string">
            <text:p>DAT\stage\stage_KYO\water_mesh_data.bin</text:p>
          </table:table-cell>
          <table:table-cell office:value-type="float" office:value="89989311">
            <text:p>89989311</text:p>
          </table:table-cell>
          <table:table-cell office:value-type="float" office:value="10080036">
            <text:p>10080036</text:p>
          </table:table-cell>
          <table:table-cell table:number-columns-repeated="8"/>
        </table:table-row>
        <table:table-row table:style-name="ro3">
          <table:table-cell office:value-type="string">
            <text:p>DAT\stage\stage_MK2\sMK2_dat.bin</text:p>
          </table:table-cell>
          <table:table-cell office:value-type="string">
            <text:p>32fb1743</text:p>
          </table:table-cell>
          <table:table-cell office:value-type="float" office:value="492304">
            <text:p>492304</text:p>
          </table:table-cell>
          <table:table-cell table:number-columns-repeated="8"/>
        </table:table-row>
        <table:table-row table:style-name="ro1">
          <table:table-cell office:value-type="string">
            <text:p>DAT\stage\stage_MK2\stage_MK2.tpr</text:p>
          </table:table-cell>
          <table:table-cell office:value-type="string">
            <text:p>5c162de3</text:p>
          </table:table-cell>
          <table:table-cell office:value-type="float" office:value="37058560">
            <text:p>37058560</text:p>
          </table:table-cell>
          <table:table-cell table:number-columns-repeated="8"/>
        </table:table-row>
        <table:table-row table:style-name="ro3">
          <table:table-cell office:value-type="string">
            <text:p>DAT\stage\stage_MK\sMK_dat.bin</text:p>
          </table:table-cell>
          <table:table-cell office:value-type="string">
            <text:p>7c536f3c</text:p>
          </table:table-cell>
          <table:table-cell office:value-type="float" office:value="3576496">
            <text:p>3576496</text:p>
          </table:table-cell>
          <table:table-cell table:number-columns-repeated="8"/>
        </table:table-row>
        <table:table-row table:style-name="ro3">
          <table:table-cell office:value-type="string">
            <text:p>DAT\stage\stage_MK\stage_MK.tpr</text:p>
          </table:table-cell>
          <table:table-cell office:value-type="string">
            <text:p>54b33562</text:p>
          </table:table-cell>
          <table:table-cell office:value-type="float" office:value="44466176">
            <text:p>44466176</text:p>
          </table:table-cell>
          <table:table-cell table:number-columns-repeated="8"/>
        </table:table-row>
        <table:table-row table:style-name="ro3">
          <table:table-cell office:value-type="string">
            <text:p>DAT\stage\stage_NY2\sNY2_dat.bin</text:p>
          </table:table-cell>
          <table:table-cell office:value-type="string">
            <text:p>3793ea6b</text:p>
          </table:table-cell>
          <table:table-cell office:value-type="float" office:value="353776">
            <text:p>353776</text:p>
          </table:table-cell>
          <table:table-cell table:number-columns-repeated="8"/>
        </table:table-row>
        <table:table-row table:style-name="ro1">
          <table:table-cell office:value-type="string">
            <text:p>DAT\stage\stage_NY2\stage_NY2.tpr</text:p>
          </table:table-cell>
          <table:table-cell office:value-type="string">
            <text:p>6e784798</text:p>
          </table:table-cell>
          <table:table-cell office:value-type="float" office:value="33269760">
            <text:p>33269760</text:p>
          </table:table-cell>
          <table:table-cell table:number-columns-repeated="8"/>
        </table:table-row>
        <table:table-row table:style-name="ro3">
          <table:table-cell office:value-type="string">
            <text:p>DAT\stage\stage_NY\sNY_dat.bin</text:p>
          </table:table-cell>
          <table:table-cell office:value-type="string">
            <text:p>b61736e2</text:p>
          </table:table-cell>
          <table:table-cell office:value-type="float" office:value="88992">
            <text:p>88992</text:p>
          </table:table-cell>
          <table:table-cell table:number-columns-repeated="8"/>
        </table:table-row>
        <table:table-row table:style-name="ro3">
          <table:table-cell office:value-type="string">
            <text:p>DAT\stage\stage_NY\stage_NY.tpr</text:p>
          </table:table-cell>
          <table:table-cell office:value-type="string">
            <text:p>c16d51a</text:p>
          </table:table-cell>
          <table:table-cell office:value-type="float" office:value="33118208">
            <text:p>33118208</text:p>
          </table:table-cell>
          <table:table-cell table:number-columns-repeated="8"/>
        </table:table-row>
        <table:table-row table:style-name="ro3">
          <table:table-cell office:value-type="string">
            <text:p>DAT\stage\stage_PRO\sPRO_dat.bin</text:p>
          </table:table-cell>
          <table:table-cell office:value-type="string">
            <text:p>a48002fa</text:p>
          </table:table-cell>
          <table:table-cell office:value-type="float" office:value="1690936">
            <text:p>1690936</text:p>
          </table:table-cell>
          <table:table-cell table:number-columns-repeated="8"/>
        </table:table-row>
        <table:table-row table:style-name="ro3">
          <table:table-cell office:value-type="string">
            <text:p>DAT\stage\stage_PRO\stage_PRO.tpr</text:p>
          </table:table-cell>
          <table:table-cell office:value-type="string">
            <text:p>94b11774</text:p>
          </table:table-cell>
          <table:table-cell office:value-type="float" office:value="32620544">
            <text:p>32620544</text:p>
          </table:table-cell>
          <table:table-cell table:number-columns-repeated="8"/>
        </table:table-row>
        <table:table-row table:style-name="ro3">
          <table:table-cell office:value-type="string">
            <text:p>DAT\stage\stage_TC\stage_TC.tpr</text:p>
          </table:table-cell>
          <table:table-cell office:value-type="string">
            <text:p>eff2f590</text:p>
          </table:table-cell>
          <table:table-cell office:value-type="float" office:value="36988928">
            <text:p>36988928</text:p>
          </table:table-cell>
          <table:table-cell table:number-columns-repeated="8"/>
        </table:table-row>
        <table:table-row table:style-name="ro3">
          <table:table-cell office:value-type="string">
            <text:p>DAT\stage\stage_TC\sTC_dat.bin</text:p>
          </table:table-cell>
          <table:table-cell office:value-type="string">
            <text:p>b360a960</text:p>
          </table:table-cell>
          <table:table-cell office:value-type="float" office:value="136068">
            <text:p>136068</text:p>
          </table:table-cell>
          <table:table-cell table:number-columns-repeated="8"/>
        </table:table-row>
        <table:table-row table:style-name="ro1">
          <table:table-cell office:value-type="string">
            <text:p>DAT\stage\stage_TS2\stage_TS2.tpr</text:p>
          </table:table-cell>
          <table:table-cell office:value-type="string">
            <text:p>884d196f</text:p>
          </table:table-cell>
          <table:table-cell office:value-type="float" office:value="18192384">
            <text:p>18192384</text:p>
          </table:table-cell>
          <table:table-cell table:number-columns-repeated="8"/>
        </table:table-row>
        <table:table-row table:style-name="ro3">
          <table:table-cell office:value-type="string">
            <text:p>DAT\stage\stage_TS2\sTS2_dat.bin</text:p>
          </table:table-cell>
          <table:table-cell office:value-type="string">
            <text:p>738b1119</text:p>
          </table:table-cell>
          <table:table-cell office:value-type="float" office:value="1642704">
            <text:p>1642704</text:p>
          </table:table-cell>
          <table:table-cell table:number-columns-repeated="8"/>
        </table:table-row>
        <table:table-row table:style-name="ro3">
          <table:table-cell office:value-type="string">
            <text:p>DAT\stage\stage_TS\stage_TS.tpr</text:p>
          </table:table-cell>
          <table:table-cell office:value-type="string">
            <text:p>c39b57e1</text:p>
          </table:table-cell>
          <table:table-cell office:value-type="float" office:value="32299008">
            <text:p>32299008</text:p>
          </table:table-cell>
          <table:table-cell table:number-columns-repeated="8"/>
        </table:table-row>
        <table:table-row table:style-name="ro3">
          <table:table-cell office:value-type="string">
            <text:p>DAT\stage\stage_TS\sTS_dat.bin</text:p>
          </table:table-cell>
          <table:table-cell office:value-type="string">
            <text:p>c7cc56ec</text:p>
          </table:table-cell>
          <table:table-cell office:value-type="float" office:value="1980824">
            <text:p>1980824</text:p>
          </table:table-cell>
          <table:table-cell table:number-columns-repeated="8"/>
        </table:table-row>
        <table:table-row table:style-name="ro3">
          <table:table-cell office:value-type="string">
            <text:p>DAT\watch\rtmwatch.bin</text:p>
          </table:table-cell>
          <table:table-cell office:value-type="string">
            <text:p>d968558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3">
          <table:table-cell office:value-type="string">
            <text:p>dic\ximejpmain.dic</text:p>
          </table:table-cell>
          <table:table-cell office:value-type="string">
            <text:p>cd52265b</text:p>
          </table:table-cell>
          <table:table-cell office:value-type="float" office:value="250528">
            <text:p>250528</text:p>
          </table:table-cell>
          <table:table-cell table:number-columns-repeated="8"/>
        </table:table-row>
        <table:table-row table:style-name="ro3">
          <table:table-cell office:value-type="string">
            <text:p>dic\ximejpnameaddr.dic</text:p>
          </table:table-cell>
          <table:table-cell office:value-type="string">
            <text:p>d2aa9a8a</text:p>
          </table:table-cell>
          <table:table-cell office:value-type="float" office:value="188352">
            <text:p>188352</text:p>
          </table:table-cell>
          <table:table-cell table:number-columns-repeated="8"/>
        </table:table-row>
        <table:table-row table:style-name="ro3">
          <table:table-cell office:value-type="string">
            <text:p>dic\ximejpsub.dic</text:p>
          </table:table-cell>
          <table:table-cell office:value-type="string">
            <text:p>e5e59404</text:p>
          </table:table-cell>
          <table:table-cell office:value-type="float" office:value="218304">
            <text:p>218304</text:p>
          </table:table-cell>
          <table:table-cell table:number-columns-repeated="8"/>
        </table:table-row>
        <table:table-row table:style-name="ro1">
          <table:table-cell office:value-type="string">
            <text:p>doa4.exe</text:p>
          </table:table-cell>
          <table:table-cell office:value-type="string">
            <text:p>acd39634</text:p>
          </table:table-cell>
          <table:table-cell office:value-type="float" office:value="12267520">
            <text:p>1226752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4">
          <table:table-cell office:value-type="string">
            <text:p>movie\ninja_vi_hd.sfd</text:p>
          </table:table-cell>
          <table:table-cell office:value-type="string">
            <text:p>9fd613b0</text:p>
          </table:table-cell>
          <table:table-cell office:value-type="float" office:value="81242112">
            <text:p>81242112</text:p>
          </table:table-cell>
          <table:table-cell table:number-columns-repeated="8"/>
        </table:table-row>
        <table:table-row table:style-name="ro4">
          <table:table-cell office:value-type="string">
            <text:p>SOUND\bgm_stream.xsb</text:p>
          </table:table-cell>
          <table:table-cell office:value-type="string">
            <text:p>3148917c</text:p>
          </table:table-cell>
          <table:table-cell office:value-type="float" office:value="1290">
            <text:p>1290</text:p>
          </table:table-cell>
          <table:table-cell table:number-columns-repeated="8"/>
        </table:table-row>
        <table:table-row table:style-name="ro4">
          <table:table-cell office:value-type="string">
            <text:p>SOUND\bgm_stream.xwb</text:p>
          </table:table-cell>
          <table:table-cell office:value-type="float" office:value="671081">
            <text:p>671081</text:p>
          </table:table-cell>
          <table:table-cell office:value-type="float" office:value="47376384">
            <text:p>47376384</text:p>
          </table:table-cell>
          <table:table-cell table:number-columns-repeated="8"/>
        </table:table-row>
        <table:table-row table:style-name="ro4">
          <table:table-cell office:value-type="string">
            <text:p>SOUND\doa4_avatar.xgs</text:p>
          </table:table-cell>
          <table:table-cell office:value-type="string">
            <text:p>4e2b9a07</text:p>
          </table:table-cell>
          <table:table-cell office:value-type="float" office:value="416">
            <text:p>416</text:p>
          </table:table-cell>
          <table:table-cell table:number-columns-repeated="8"/>
        </table:table-row>
        <table:table-row table:style-name="ro4">
          <table:table-cell office:value-type="string">
            <text:p>SOUND\doa4_sound.xgs</text:p>
          </table:table-cell>
          <table:table-cell office:value-type="string">
            <text:p>e8867285</text:p>
          </table:table-cell>
          <table:table-cell office:value-type="float" office:value="1630">
            <text:p>1630</text:p>
          </table:table-cell>
          <table:table-cell table:number-columns-repeated="8"/>
        </table:table-row>
        <table:table-row table:style-name="ro4">
          <table:table-cell office:value-type="string">
            <text:p>SOUND\hos_000_zak.xsb</text:p>
          </table:table-cell>
          <table:table-cell office:value-type="string">
            <text:p>1a4cd1f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0_zak.xwb</text:p>
          </table:table-cell>
          <table:table-cell office:value-type="string">
            <text:p>4d07fcb9</text:p>
          </table:table-cell>
          <table:table-cell office:value-type="float" office:value="886784">
            <text:p>886784</text:p>
          </table:table-cell>
          <table:table-cell table:number-columns-repeated="8"/>
        </table:table-row>
        <table:table-row table:style-name="ro4">
          <table:table-cell office:value-type="string">
            <text:p>SOUND\hos_001_flo.xsb</text:p>
          </table:table-cell>
          <table:table-cell office:value-type="string">
            <text:p>577cac0c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1_flo.xwb</text:p>
          </table:table-cell>
          <table:table-cell office:value-type="string">
            <text:p>2834e555</text:p>
          </table:table-cell>
          <table:table-cell office:value-type="float" office:value="870400">
            <text:p>870400</text:p>
          </table:table-cell>
          <table:table-cell table:number-columns-repeated="8"/>
        </table:table-row>
        <table:table-row table:style-name="ro4">
          <table:table-cell office:value-type="string">
            <text:p>SOUND\hos_002_wat.xsb</text:p>
          </table:table-cell>
          <table:table-cell office:value-type="string">
            <text:p>9c29366c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4">
          <table:table-cell office:value-type="string">
            <text:p>SOUND\hos_002_wat.xwb</text:p>
          </table:table-cell>
          <table:table-cell office:value-type="string">
            <text:p>4381f6e5</text:p>
          </table:table-cell>
          <table:table-cell office:value-type="float" office:value="1402880">
            <text:p>1402880</text:p>
          </table:table-cell>
          <table:table-cell table:number-columns-repeated="8"/>
        </table:table-row>
        <table:table-row table:style-name="ro4">
          <table:table-cell office:value-type="string">
            <text:p>SOUND\hos_003_oka.xsb</text:p>
          </table:table-cell>
          <table:table-cell office:value-type="string">
            <text:p>55e4322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3_oka.xwb</text:p>
          </table:table-cell>
          <table:table-cell office:value-type="string">
            <text:p>fc15a023</text:p>
          </table:table-cell>
          <table:table-cell office:value-type="float" office:value="980992">
            <text:p>980992</text:p>
          </table:table-cell>
          <table:table-cell table:number-columns-repeated="8"/>
        </table:table-row>
        <table:table-row table:style-name="ro4">
          <table:table-cell office:value-type="string">
            <text:p>SOUND\hos_004_jun.xsb</text:p>
          </table:table-cell>
          <table:table-cell office:value-type="string">
            <text:p>ae77ad2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4_jun.xwb</text:p>
          </table:table-cell>
          <table:table-cell office:value-type="string">
            <text:p>fb22b48</text:p>
          </table:table-cell>
          <table:table-cell office:value-type="float" office:value="598016">
            <text:p>598016</text:p>
          </table:table-cell>
          <table:table-cell table:number-columns-repeated="8"/>
        </table:table-row>
        <table:table-row table:style-name="ro4">
          <table:table-cell office:value-type="string">
            <text:p>SOUND\hos_005_bok.xsb</text:p>
          </table:table-cell>
          <table:table-cell office:value-type="string">
            <text:p>e7af73aa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5_bok.xwb</text:p>
          </table:table-cell>
          <table:table-cell office:value-type="string">
            <text:p>336b36b6</text:p>
          </table:table-cell>
          <table:table-cell office:value-type="float" office:value="663552">
            <text:p>663552</text:p>
          </table:table-cell>
          <table:table-cell table:number-columns-repeated="8"/>
        </table:table-row>
        <table:table-row table:style-name="ro4">
          <table:table-cell office:value-type="string">
            <text:p>SOUND\hos_006_gor.xsb</text:p>
          </table:table-cell>
          <table:table-cell office:value-type="string">
            <text:p>5f0d98d0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6_gor.xwb</text:p>
          </table:table-cell>
          <table:table-cell office:value-type="string">
            <text:p>a377fa27</text:p>
          </table:table-cell>
          <table:table-cell office:value-type="float" office:value="534528">
            <text:p>534528</text:p>
          </table:table-cell>
          <table:table-cell table:number-columns-repeated="8"/>
        </table:table-row>
        <table:table-row table:style-name="ro4">
          <table:table-cell office:value-type="string">
            <text:p>SOUND\hos_007_unv.xsb</text:p>
          </table:table-cell>
          <table:table-cell office:value-type="string">
            <text:p>59835d41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7_unv.xwb</text:p>
          </table:table-cell>
          <table:table-cell office:value-type="string">
            <text:p>74c7fe6e</text:p>
          </table:table-cell>
          <table:table-cell office:value-type="float" office:value="866304">
            <text:p>866304</text:p>
          </table:table-cell>
          <table:table-cell table:number-columns-repeated="8"/>
        </table:table-row>
        <table:table-row table:style-name="ro4">
          <table:table-cell office:value-type="string">
            <text:p>SOUND\hos_008_ice.xsb</text:p>
          </table:table-cell>
          <table:table-cell office:value-type="string">
            <text:p>1ef6e9db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8_ice.xwb</text:p>
          </table:table-cell>
          <table:table-cell office:value-type="string">
            <text:p>dc700d7d</text:p>
          </table:table-cell>
          <table:table-cell office:value-type="float" office:value="825344">
            <text:p>825344</text:p>
          </table:table-cell>
          <table:table-cell table:number-columns-repeated="8"/>
        </table:table-row>
        <table:table-row table:style-name="ro4">
          <table:table-cell office:value-type="string">
            <text:p>SOUND\hos_009_hol.xsb</text:p>
          </table:table-cell>
          <table:table-cell office:value-type="string">
            <text:p>f28c5956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09_hol.xwb</text:p>
          </table:table-cell>
          <table:table-cell office:value-type="string">
            <text:p>9a768679</text:p>
          </table:table-cell>
          <table:table-cell office:value-type="float" office:value="665600">
            <text:p>665600</text:p>
          </table:table-cell>
          <table:table-cell table:number-columns-repeated="8"/>
        </table:table-row>
        <table:table-row table:style-name="ro4">
          <table:table-cell office:value-type="string">
            <text:p>SOUND\hos_010_clo.xsb</text:p>
          </table:table-cell>
          <table:table-cell office:value-type="string">
            <text:p>f97e697d</text:p>
          </table:table-cell>
          <table:table-cell office:value-type="float" office:value="292">
            <text:p>292</text:p>
          </table:table-cell>
          <table:table-cell table:number-columns-repeated="8"/>
        </table:table-row>
        <table:table-row table:style-name="ro4">
          <table:table-cell office:value-type="string">
            <text:p>SOUND\hos_010_clo.xwb</text:p>
          </table:table-cell>
          <table:table-cell office:value-type="string">
            <text:p>e2b6fc55</text:p>
          </table:table-cell>
          <table:table-cell office:value-type="float" office:value="1077248">
            <text:p>1077248</text:p>
          </table:table-cell>
          <table:table-cell table:number-columns-repeated="8"/>
        </table:table-row>
        <table:table-row table:style-name="ro4">
          <table:table-cell office:value-type="string">
            <text:p>SOUND\stage_cp.xsb</text:p>
          </table:table-cell>
          <table:table-cell office:value-type="string">
            <text:p>eaf6191</text:p>
          </table:table-cell>
          <table:table-cell office:value-type="float" office:value="5823">
            <text:p>5823</text:p>
          </table:table-cell>
          <table:table-cell table:number-columns-repeated="8"/>
        </table:table-row>
        <table:table-row table:style-name="ro4">
          <table:table-cell office:value-type="string">
            <text:p>SOUND\stage_cp.xwb</text:p>
          </table:table-cell>
          <table:table-cell office:value-type="string">
            <text:p>b2bcae1e</text:p>
          </table:table-cell>
          <table:table-cell office:value-type="float" office:value="1456128">
            <text:p>1456128</text:p>
          </table:table-cell>
          <table:table-cell table:number-columns-repeated="8"/>
        </table:table-row>
        <table:table-row table:style-name="ro4">
          <table:table-cell office:value-type="string">
            <text:p>SOUND\stage_ds.xsb</text:p>
          </table:table-cell>
          <table:table-cell office:value-type="string">
            <text:p>a5e2c4f6</text:p>
          </table:table-cell>
          <table:table-cell office:value-type="float" office:value="1333">
            <text:p>1333</text:p>
          </table:table-cell>
          <table:table-cell table:number-columns-repeated="8"/>
        </table:table-row>
        <table:table-row table:style-name="ro4">
          <table:table-cell office:value-type="string">
            <text:p>SOUND\stage_ds.xwb</text:p>
          </table:table-cell>
          <table:table-cell office:value-type="string">
            <text:p>bc5253c4</text:p>
          </table:table-cell>
          <table:table-cell office:value-type="float" office:value="1144832">
            <text:p>1144832</text:p>
          </table:table-cell>
          <table:table-cell table:number-columns-repeated="8"/>
        </table:table-row>
        <table:table-row table:style-name="ro4">
          <table:table-cell office:value-type="string">
            <text:p>SOUND\stage_hel.xsb</text:p>
          </table:table-cell>
          <table:table-cell office:value-type="string">
            <text:p>3313fc17</text:p>
          </table:table-cell>
          <table:table-cell office:value-type="float" office:value="627">
            <text:p>627</text:p>
          </table:table-cell>
          <table:table-cell table:number-columns-repeated="8"/>
        </table:table-row>
        <table:table-row table:style-name="ro4">
          <table:table-cell office:value-type="string">
            <text:p>SOUND\stage_hel.xwb</text:p>
          </table:table-cell>
          <table:table-cell office:value-type="string">
            <text:p>abb18197</text:p>
          </table:table-cell>
          <table:table-cell office:value-type="float" office:value="458752">
            <text:p>458752</text:p>
          </table:table-cell>
          <table:table-cell table:number-columns-repeated="8"/>
        </table:table-row>
        <table:table-row table:style-name="ro4">
          <table:table-cell office:value-type="string">
            <text:p>SOUND\stage_kyo.xsb</text:p>
          </table:table-cell>
          <table:table-cell office:value-type="string">
            <text:p>d563de44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4">
          <table:table-cell office:value-type="string">
            <text:p>SOUND\stage_kyo.xwb</text:p>
          </table:table-cell>
          <table:table-cell office:value-type="string">
            <text:p>6d163e61</text:p>
          </table:table-cell>
          <table:table-cell office:value-type="float" office:value="284672">
            <text:p>284672</text:p>
          </table:table-cell>
          <table:table-cell table:number-columns-repeated="8"/>
        </table:table-row>
        <table:table-row table:style-name="ro4">
          <table:table-cell office:value-type="string">
            <text:p>SOUND\stage_mk.xsb</text:p>
          </table:table-cell>
          <table:table-cell office:value-type="string">
            <text:p>4acede0a</text:p>
          </table:table-cell>
          <table:table-cell office:value-type="float" office:value="3580">
            <text:p>3580</text:p>
          </table:table-cell>
          <table:table-cell table:number-columns-repeated="8"/>
        </table:table-row>
        <table:table-row table:style-name="ro4">
          <table:table-cell office:value-type="string">
            <text:p>SOUND\stage_mk.xwb</text:p>
          </table:table-cell>
          <table:table-cell office:value-type="string">
            <text:p>1a6df723</text:p>
          </table:table-cell>
          <table:table-cell office:value-type="float" office:value="1153024">
            <text:p>1153024</text:p>
          </table:table-cell>
          <table:table-cell table:number-columns-repeated="8"/>
        </table:table-row>
        <table:table-row table:style-name="ro4">
          <table:table-cell office:value-type="string">
            <text:p>SOUND\stage_ny.xsb</text:p>
          </table:table-cell>
          <table:table-cell office:value-type="string">
            <text:p>2e4cd7bf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4">
          <table:table-cell office:value-type="string">
            <text:p>SOUND\stage_ny.xwb</text:p>
          </table:table-cell>
          <table:table-cell office:value-type="string">
            <text:p>5b68eeba</text:p>
          </table:table-cell>
          <table:table-cell office:value-type="float" office:value="241664">
            <text:p>241664</text:p>
          </table:table-cell>
          <table:table-cell table:number-columns-repeated="8"/>
        </table:table-row>
        <table:table-row table:style-name="ro4">
          <table:table-cell office:value-type="string">
            <text:p>SOUND\stage_pro.xsb</text:p>
          </table:table-cell>
          <table:table-cell office:value-type="string">
            <text:p>fee344db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4">
          <table:table-cell office:value-type="string">
            <text:p>SOUND\stage_pro.xwb</text:p>
          </table:table-cell>
          <table:table-cell office:value-type="string">
            <text:p>46b760e0</text:p>
          </table:table-cell>
          <table:table-cell office:value-type="float" office:value="342016">
            <text:p>342016</text:p>
          </table:table-cell>
          <table:table-cell table:number-columns-repeated="8"/>
        </table:table-row>
        <table:table-row table:style-name="ro4">
          <table:table-cell office:value-type="string">
            <text:p>SOUND\stage_tc.xsb</text:p>
          </table:table-cell>
          <table:table-cell office:value-type="string">
            <text:p>2413d840</text:p>
          </table:table-cell>
          <table:table-cell office:value-type="float" office:value="397">
            <text:p>397</text:p>
          </table:table-cell>
          <table:table-cell table:number-columns-repeated="8"/>
        </table:table-row>
        <table:table-row table:style-name="ro4">
          <table:table-cell office:value-type="string">
            <text:p>SOUND\stage_tc.xwb</text:p>
          </table:table-cell>
          <table:table-cell office:value-type="string">
            <text:p>db781c0</text:p>
          </table:table-cell>
          <table:table-cell office:value-type="float" office:value="184320">
            <text:p>184320</text:p>
          </table:table-cell>
          <table:table-cell table:number-columns-repeated="8"/>
        </table:table-row>
        <table:table-row table:style-name="ro4">
          <table:table-cell office:value-type="string">
            <text:p>SOUND\stage_ts.xsb</text:p>
          </table:table-cell>
          <table:table-cell office:value-type="string">
            <text:p>3b9b3ab0</text:p>
          </table:table-cell>
          <table:table-cell office:value-type="float" office:value="2721">
            <text:p>2721</text:p>
          </table:table-cell>
          <table:table-cell table:number-columns-repeated="8"/>
        </table:table-row>
        <table:table-row table:style-name="ro4">
          <table:table-cell office:value-type="string">
            <text:p>SOUND\stage_ts.xwb</text:p>
          </table:table-cell>
          <table:table-cell office:value-type="string">
            <text:p>36051de5</text:p>
          </table:table-cell>
          <table:table-cell office:value-type="float" office:value="415744">
            <text:p>415744</text:p>
          </table:table-cell>
          <table:table-cell table:number-columns-repeated="8"/>
        </table:table-row>
        <table:table-row table:style-name="ro4">
          <table:table-cell office:value-type="string">
            <text:p>SOUND\system_se.xsb</text:p>
          </table:table-cell>
          <table:table-cell office:value-type="string">
            <text:p>7b747076</text:p>
          </table:table-cell>
          <table:table-cell office:value-type="float" office:value="13895">
            <text:p>13895</text:p>
          </table:table-cell>
          <table:table-cell table:number-columns-repeated="8"/>
        </table:table-row>
        <table:table-row table:style-name="ro4">
          <table:table-cell office:value-type="string">
            <text:p>SOUND\system_se.xwb</text:p>
          </table:table-cell>
          <table:table-cell office:value-type="string">
            <text:p>50cb61e2</text:p>
          </table:table-cell>
          <table:table-cell office:value-type="float" office:value="1294336">
            <text:p>1294336</text:p>
          </table:table-cell>
          <table:table-cell table:number-columns-repeated="8"/>
        </table:table-row>
        <table:table-row table:style-name="ro4">
          <table:table-cell office:value-type="string">
            <text:p>SOUND\voice_aya.xsb</text:p>
          </table:table-cell>
          <table:table-cell office:value-type="string">
            <text:p>69813aef</text:p>
          </table:table-cell>
          <table:table-cell office:value-type="float" office:value="4361">
            <text:p>4361</text:p>
          </table:table-cell>
          <table:table-cell table:number-columns-repeated="8"/>
        </table:table-row>
        <table:table-row table:style-name="ro4">
          <table:table-cell office:value-type="string">
            <text:p>SOUND\voice_aya.xwb</text:p>
          </table:table-cell>
          <table:table-cell office:value-type="string">
            <text:p>f856d79b</text:p>
          </table:table-cell>
          <table:table-cell office:value-type="float" office:value="718848">
            <text:p>718848</text:p>
          </table:table-cell>
          <table:table-cell table:number-columns-repeated="8"/>
        </table:table-row>
        <table:table-row table:style-name="ro4">
          <table:table-cell office:value-type="string">
            <text:p>SOUND\voice_aya_stream.xwb</text:p>
          </table:table-cell>
          <table:table-cell office:value-type="string">
            <text:p>4ea41387</text:p>
          </table:table-cell>
          <table:table-cell office:value-type="float" office:value="1214464">
            <text:p>1214464</text:p>
          </table:table-cell>
          <table:table-cell table:number-columns-repeated="8"/>
        </table:table-row>
        <table:table-row table:style-name="ro4">
          <table:table-cell office:value-type="string">
            <text:p>SOUND\voice_boy.xsb</text:p>
          </table:table-cell>
          <table:table-cell office:value-type="string">
            <text:p>ccfc17a0</text:p>
          </table:table-cell>
          <table:table-cell office:value-type="float" office:value="4247">
            <text:p>4247</text:p>
          </table:table-cell>
          <table:table-cell table:number-columns-repeated="8"/>
        </table:table-row>
        <table:table-row table:style-name="ro4">
          <table:table-cell office:value-type="string">
            <text:p>SOUND\voice_boy.xwb</text:p>
          </table:table-cell>
          <table:table-cell office:value-type="string">
            <text:p>4cf263aa</text:p>
          </table:table-cell>
          <table:table-cell office:value-type="float" office:value="950272">
            <text:p>950272</text:p>
          </table:table-cell>
          <table:table-cell table:number-columns-repeated="8"/>
        </table:table-row>
        <table:table-row table:style-name="ro4">
          <table:table-cell office:value-type="string">
            <text:p>SOUND\voice_boy_stream.xwb</text:p>
          </table:table-cell>
          <table:table-cell office:value-type="string">
            <text:p>fb10c1e</text:p>
          </table:table-cell>
          <table:table-cell office:value-type="float" office:value="1423360">
            <text:p>1423360</text:p>
          </table:table-cell>
          <table:table-cell table:number-columns-repeated="8"/>
        </table:table-row>
        <table:table-row table:style-name="ro4">
          <table:table-cell office:value-type="string">
            <text:p>SOUND\voice_cri.xsb</text:p>
          </table:table-cell>
          <table:table-cell office:value-type="string">
            <text:p>5d68245d</text:p>
          </table:table-cell>
          <table:table-cell office:value-type="float" office:value="3863">
            <text:p>3863</text:p>
          </table:table-cell>
          <table:table-cell table:number-columns-repeated="8"/>
        </table:table-row>
        <table:table-row table:style-name="ro4">
          <table:table-cell office:value-type="string">
            <text:p>SOUND\voice_cri.xwb</text:p>
          </table:table-cell>
          <table:table-cell office:value-type="string">
            <text:p>b716fce5</text:p>
          </table:table-cell>
          <table:table-cell office:value-type="float" office:value="821248">
            <text:p>821248</text:p>
          </table:table-cell>
          <table:table-cell table:number-columns-repeated="8"/>
        </table:table-row>
        <table:table-row table:style-name="ro4">
          <table:table-cell office:value-type="string">
            <text:p>SOUND\voice_cri_stream.xwb</text:p>
          </table:table-cell>
          <table:table-cell office:value-type="string">
            <text:p>552ea0d6</text:p>
          </table:table-cell>
          <table:table-cell office:value-type="float" office:value="1611776">
            <text:p>1611776</text:p>
          </table:table-cell>
          <table:table-cell table:number-columns-repeated="8"/>
        </table:table-row>
        <table:table-row table:style-name="ro4">
          <table:table-cell office:value-type="string">
            <text:p>SOUND\voice_hak.xsb</text:p>
          </table:table-cell>
          <table:table-cell office:value-type="string">
            <text:p>a2fa8660</text:p>
          </table:table-cell>
          <table:table-cell office:value-type="float" office:value="5700">
            <text:p>5700</text:p>
          </table:table-cell>
          <table:table-cell table:number-columns-repeated="8"/>
        </table:table-row>
        <table:table-row table:style-name="ro4">
          <table:table-cell office:value-type="string">
            <text:p>SOUND\voice_hak.xwb</text:p>
          </table:table-cell>
          <table:table-cell office:value-type="string">
            <text:p>c66c306e</text:p>
          </table:table-cell>
          <table:table-cell office:value-type="float" office:value="962560">
            <text:p>962560</text:p>
          </table:table-cell>
          <table:table-cell table:number-columns-repeated="8"/>
        </table:table-row>
        <table:table-row table:style-name="ro4">
          <table:table-cell office:value-type="string">
            <text:p>SOUND\voice_hak_stream.xwb</text:p>
          </table:table-cell>
          <table:table-cell office:value-type="string">
            <text:p>9b5c1920</text:p>
          </table:table-cell>
          <table:table-cell office:value-type="float" office:value="974848">
            <text:p>974848</text:p>
          </table:table-cell>
          <table:table-cell table:number-columns-repeated="8"/>
        </table:table-row>
        <table:table-row table:style-name="ro4">
          <table:table-cell office:value-type="string">
            <text:p>SOUND\voice_jan.xsb</text:p>
          </table:table-cell>
          <table:table-cell office:value-type="string">
            <text:p>e0a08a9f</text:p>
          </table:table-cell>
          <table:table-cell office:value-type="float" office:value="6370">
            <text:p>6370</text:p>
          </table:table-cell>
          <table:table-cell table:number-columns-repeated="8"/>
        </table:table-row>
        <table:table-row table:style-name="ro4">
          <table:table-cell office:value-type="string">
            <text:p>SOUND\voice_jan.xwb</text:p>
          </table:table-cell>
          <table:table-cell office:value-type="string">
            <text:p>47e69ad</text:p>
          </table:table-cell>
          <table:table-cell office:value-type="float" office:value="1232896">
            <text:p>1232896</text:p>
          </table:table-cell>
          <table:table-cell table:number-columns-repeated="8"/>
        </table:table-row>
        <table:table-row table:style-name="ro4">
          <table:table-cell office:value-type="string">
            <text:p>SOUND\voice_jan_stream.xwb</text:p>
          </table:table-cell>
          <table:table-cell office:value-type="string">
            <text:p>1373325d</text:p>
          </table:table-cell>
          <table:table-cell office:value-type="float" office:value="980992">
            <text:p>980992</text:p>
          </table:table-cell>
          <table:table-cell table:number-columns-repeated="8"/>
        </table:table-row>
        <table:table-row table:style-name="ro4">
          <table:table-cell office:value-type="string">
            <text:p>SOUND\voice_kas.xsb</text:p>
          </table:table-cell>
          <table:table-cell office:value-type="string">
            <text:p>ac35065c</text:p>
          </table:table-cell>
          <table:table-cell office:value-type="float" office:value="3894">
            <text:p>3894</text:p>
          </table:table-cell>
          <table:table-cell table:number-columns-repeated="8"/>
        </table:table-row>
        <table:table-row table:style-name="ro4">
          <table:table-cell office:value-type="string">
            <text:p>SOUND\voice_kas.xwb</text:p>
          </table:table-cell>
          <table:table-cell office:value-type="string">
            <text:p>dec5aa2c</text:p>
          </table:table-cell>
          <table:table-cell office:value-type="float" office:value="612352">
            <text:p>612352</text:p>
          </table:table-cell>
          <table:table-cell table:number-columns-repeated="8"/>
        </table:table-row>
        <table:table-row table:style-name="ro4">
          <table:table-cell office:value-type="string">
            <text:p>SOUND\voice_kas_stream.xwb</text:p>
          </table:table-cell>
          <table:table-cell office:value-type="string">
            <text:p>6bbd09b3</text:p>
          </table:table-cell>
          <table:table-cell office:value-type="float" office:value="1255424">
            <text:p>1255424</text:p>
          </table:table-cell>
          <table:table-cell table:number-columns-repeated="8"/>
        </table:table-row>
        <table:table-row table:style-name="ro4">
          <table:table-cell office:value-type="string">
            <text:p>SOUND\voice_kor.xsb</text:p>
          </table:table-cell>
          <table:table-cell office:value-type="string">
            <text:p>7cdc5747</text:p>
          </table:table-cell>
          <table:table-cell office:value-type="float" office:value="6309">
            <text:p>6309</text:p>
          </table:table-cell>
          <table:table-cell table:number-columns-repeated="8"/>
        </table:table-row>
        <table:table-row table:style-name="ro4">
          <table:table-cell office:value-type="string">
            <text:p>SOUND\voice_kor.xwb</text:p>
          </table:table-cell>
          <table:table-cell office:value-type="string">
            <text:p>e0185028</text:p>
          </table:table-cell>
          <table:table-cell office:value-type="float" office:value="1165312">
            <text:p>1165312</text:p>
          </table:table-cell>
          <table:table-cell table:number-columns-repeated="8"/>
        </table:table-row>
        <table:table-row table:style-name="ro4">
          <table:table-cell office:value-type="string">
            <text:p>SOUND\voice_kor_stream.xwb</text:p>
          </table:table-cell>
          <table:table-cell office:value-type="string">
            <text:p>a708f3d2</text:p>
          </table:table-cell>
          <table:table-cell office:value-type="float" office:value="1196032">
            <text:p>1196032</text:p>
          </table:table-cell>
          <table:table-cell table:number-columns-repeated="8"/>
        </table:table-row>
        <table:table-row table:style-name="ro4">
          <table:table-cell office:value-type="string">
            <text:p>SOUND\voice_lei.xsb</text:p>
          </table:table-cell>
          <table:table-cell office:value-type="string">
            <text:p>aeb2e615</text:p>
          </table:table-cell>
          <table:table-cell office:value-type="float" office:value="3496">
            <text:p>3496</text:p>
          </table:table-cell>
          <table:table-cell table:number-columns-repeated="8"/>
        </table:table-row>
        <table:table-row table:style-name="ro4">
          <table:table-cell office:value-type="string">
            <text:p>SOUND\voice_lei.xwb</text:p>
          </table:table-cell>
          <table:table-cell office:value-type="string">
            <text:p>2fbd84b5</text:p>
          </table:table-cell>
          <table:table-cell office:value-type="float" office:value="712704">
            <text:p>712704</text:p>
          </table:table-cell>
          <table:table-cell table:number-columns-repeated="8"/>
        </table:table-row>
        <table:table-row table:style-name="ro4">
          <table:table-cell office:value-type="string">
            <text:p>SOUND\voice_lei_stream.xwb</text:p>
          </table:table-cell>
          <table:table-cell office:value-type="string">
            <text:p>4091045c</text:p>
          </table:table-cell>
          <table:table-cell office:value-type="float" office:value="983040">
            <text:p>983040</text:p>
          </table:table-cell>
          <table:table-cell table:number-columns-repeated="8"/>
        </table:table-row>
        <table:table-row table:style-name="ro4">
          <table:table-cell office:value-type="string">
            <text:p>SOUND\voice_lis.xsb</text:p>
          </table:table-cell>
          <table:table-cell office:value-type="string">
            <text:p>1cafac0e</text:p>
          </table:table-cell>
          <table:table-cell office:value-type="float" office:value="4589">
            <text:p>4589</text:p>
          </table:table-cell>
          <table:table-cell table:number-columns-repeated="8"/>
        </table:table-row>
        <table:table-row table:style-name="ro4">
          <table:table-cell office:value-type="string">
            <text:p>SOUND\voice_lis.xwb</text:p>
          </table:table-cell>
          <table:table-cell office:value-type="string">
            <text:p>8d81efa2</text:p>
          </table:table-cell>
          <table:table-cell office:value-type="float" office:value="794624">
            <text:p>794624</text:p>
          </table:table-cell>
          <table:table-cell table:number-columns-repeated="8"/>
        </table:table-row>
        <table:table-row table:style-name="ro4">
          <table:table-cell office:value-type="string">
            <text:p>SOUND\voice_lis_stream.xwb</text:p>
          </table:table-cell>
          <table:table-cell office:value-type="string">
            <text:p>519092a7</text:p>
          </table:table-cell>
          <table:table-cell office:value-type="float" office:value="1275904">
            <text:p>1275904</text:p>
          </table:table-cell>
          <table:table-cell table:number-columns-repeated="8"/>
        </table:table-row>
        <table:table-row table:style-name="ro4">
          <table:table-cell office:value-type="string">
            <text:p>SOUND\voice_ryu.xsb</text:p>
          </table:table-cell>
          <table:table-cell office:value-type="string">
            <text:p>cf1d2588</text:p>
          </table:table-cell>
          <table:table-cell office:value-type="float" office:value="3119">
            <text:p>3119</text:p>
          </table:table-cell>
          <table:table-cell table:number-columns-repeated="8"/>
        </table:table-row>
        <table:table-row table:style-name="ro4">
          <table:table-cell office:value-type="string">
            <text:p>SOUND\voice_ryu.xwb</text:p>
          </table:table-cell>
          <table:table-cell office:value-type="string">
            <text:p>593bae50</text:p>
          </table:table-cell>
          <table:table-cell office:value-type="float" office:value="585728">
            <text:p>585728</text:p>
          </table:table-cell>
          <table:table-cell table:number-columns-repeated="8"/>
        </table:table-row>
        <table:table-row table:style-name="ro4">
          <table:table-cell office:value-type="string">
            <text:p>SOUND\voice_ryu_stream.xwb</text:p>
          </table:table-cell>
          <table:table-cell office:value-type="string">
            <text:p>40d62dea</text:p>
          </table:table-cell>
          <table:table-cell office:value-type="float" office:value="1339392">
            <text:p>1339392</text:p>
          </table:table-cell>
          <table:table-cell table:number-columns-repeated="8"/>
        </table:table-row>
        <table:table-row table:style-name="ro4">
          <table:table-cell office:value-type="string">
            <text:p>SOUND\voice_stream_female.xsb</text:p>
          </table:table-cell>
          <table:table-cell office:value-type="string">
            <text:p>b54653b4</text:p>
          </table:table-cell>
          <table:table-cell office:value-type="float" office:value="18289">
            <text:p>18289</text:p>
          </table:table-cell>
          <table:table-cell table:number-columns-repeated="8"/>
        </table:table-row>
        <table:table-row table:style-name="ro4">
          <table:table-cell office:value-type="string">
            <text:p>SOUND\voice_stream_male.xsb</text:p>
          </table:table-cell>
          <table:table-cell office:value-type="string">
            <text:p>848bb709</text:p>
          </table:table-cell>
          <table:table-cell office:value-type="float" office:value="21395">
            <text:p>21395</text:p>
          </table:table-cell>
          <table:table-cell table:number-columns-repeated="8"/>
        </table:table-row>
        <table:table-row table:style-name="ro4">
          <table:table-cell office:value-type="string">
            <text:p>SOUND\voice_sys.xsb</text:p>
          </table:table-cell>
          <table:table-cell office:value-type="string">
            <text:p>66c79e13</text:p>
          </table:table-cell>
          <table:table-cell office:value-type="float" office:value="15363">
            <text:p>15363</text:p>
          </table:table-cell>
          <table:table-cell table:number-columns-repeated="8"/>
        </table:table-row>
        <table:table-row table:style-name="ro4">
          <table:table-cell office:value-type="string">
            <text:p>SOUND\voice_sys_stream.xwb</text:p>
          </table:table-cell>
          <table:table-cell office:value-type="string">
            <text:p>52818b2b</text:p>
          </table:table-cell>
          <table:table-cell office:value-type="float" office:value="10502144">
            <text:p>10502144</text:p>
          </table:table-cell>
          <table:table-cell table:number-columns-repeated="8"/>
        </table:table-row>
        <table:table-row table:style-name="ro4">
          <table:table-cell office:value-type="string">
            <text:p>SOUND\voice_zac.xsb</text:p>
          </table:table-cell>
          <table:table-cell office:value-type="string">
            <text:p>4a1fe0f9</text:p>
          </table:table-cell>
          <table:table-cell office:value-type="float" office:value="5082">
            <text:p>5082</text:p>
          </table:table-cell>
          <table:table-cell table:number-columns-repeated="8"/>
        </table:table-row>
        <table:table-row table:style-name="ro4">
          <table:table-cell office:value-type="string">
            <text:p>SOUND\voice_zac.xwb</text:p>
          </table:table-cell>
          <table:table-cell office:value-type="string">
            <text:p>8fc98cc7</text:p>
          </table:table-cell>
          <table:table-cell office:value-type="float" office:value="1206272">
            <text:p>1206272</text:p>
          </table:table-cell>
          <table:table-cell table:number-columns-repeated="8"/>
        </table:table-row>
        <table:table-row table:style-name="ro4">
          <table:table-cell office:value-type="string">
            <text:p>SOUND\voice_zac_stream.xwb</text:p>
          </table:table-cell>
          <table:table-cell office:value-type="string">
            <text:p>9f7a1cca</text:p>
          </table:table-cell>
          <table:table-cell office:value-type="float" office:value="1363968">
            <text:p>1363968</text:p>
          </table:table-cell>
          <table:table-cell table:number-columns-repeated="8"/>
        </table:table-row>
        <table:table-row table:style-name="ro4">
          <table:table-cell/>
          <table:table-cell table:style-name="Default"/>
          <table:table-cell/>
          <table:table-cell office:value-type="string">
            <text:p>scanned</text:p>
          </table:table-cell>
          <table:table-cell office:value-type="string">
            <text:p>files,</text:p>
          </table:table-cell>
          <table:table-cell office:value-type="string">
            <text:p>their</text:p>
          </table:table-cell>
          <table:table-cell office:value-type="string">
            <text:p>CRC</text:p>
          </table:table-cell>
          <table:table-cell office:value-type="string">
            <text:p>and</text:p>
          </table:table-cell>
          <table:table-cell office:value-type="string">
            <text:p>their</text:p>
          </table:table-cell>
          <table:table-cell office:value-type="string">
            <text:p>filesize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End</text:p>
          </table:table-cell>
          <table:table-cell office:value-type="string">
            <text:p>of</text:p>
          </table:table-cell>
          <table:table-cell table:number-columns-repeated="8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Performance</text:p>
          </table:table-cell>
          <table:table-cell office:value-type="string">
            <text:p>statistics:</text:p>
          </table:table-cell>
          <table:table-cell office:value-type="string">
            <text:p>processing</text:p>
          </table:table-cell>
          <table:table-cell office:value-type="string">
            <text:p>time,</text:p>
          </table:table-cell>
          <table:table-cell office:value-type="string">
            <text:p>of</text:p>
          </table:table-cell>
          <table:table-cell office:value-type="string">
            <text:p>which,</text:p>
          </table:table-cell>
          <table:table-cell table:number-columns-repeated="4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00:00:55.8</text:p>
          </table:table-cell>
          <table:table-cell office:value-type="string">
            <text:p>total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scann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disk</text:p>
          </table:table-cell>
          <table:table-cell office:value-type="string">
            <text:p>folders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00:00:00.0</text:p>
          </table:table-cell>
          <table:table-cell office:value-type="string">
            <text:p>were</text:p>
          </table:table-cell>
          <table:table-cell office:value-type="string">
            <text:p>the</text:p>
          </table:table-cell>
          <table:table-cell office:value-type="string">
            <text:p>sorting</text:p>
          </table:table-cell>
          <table:table-cell office:value-type="string">
            <text:p>of</text:p>
          </table:table-cell>
          <table:table-cell office:value-type="string">
            <text:p>the</text:p>
          </table:table-cell>
          <table:table-cell office:value-type="string">
            <text:p>files</text:p>
          </table:table-cell>
          <table:table-cell office:value-type="string">
            <text:p>in</text:p>
          </table:table-cell>
          <table:table-cell office:value-type="string">
            <text:p>memory.</text:p>
          </table:table-cell>
          <table:table-cell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00:00:00.0</text:p>
          </table:table-cell>
          <table:table-cell office:value-type="string">
            <text:p>for</text:p>
          </table:table-cell>
          <table:table-cell office:value-type="string">
            <text:p>1'168'665'277</text:p>
          </table:table-cell>
          <table:table-cell office:value-type="string">
            <text:p>bytes.</text:p>
          </table:table-cell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table:style-name="Default" office:value-type="float" office:value="649">
            <text:p>649</text:p>
          </table:table-cell>
          <table:table-cell office:value-type="string">
            <text:p>files,</text:p>
          </table:table-cell>
          <table:table-cell office:value-type="float" office:value="11">
            <text:p>11</text:p>
          </table:table-cell>
          <table:table-cell office:value-type="string">
            <text:p>files/sec,</text:p>
          </table:table-cell>
          <table:table-cell office:value-type="float" office:value="20443">
            <text:p>20443</text:p>
          </table:table-cell>
          <table:table-cell office:value-type="string">
            <text:p>Kb/sec.</text:p>
          </table:table-cell>
          <table:table-cell table:number-columns-repeated="4"/>
        </table:table-row>
        <table:table-row table:style-name="ro1">
          <table:table-cell office:value-type="string">
            <text:p>#</text:p>
          </table:table-cell>
          <table:table-cell table:style-name="Default" office:value-type="string">
            <text:p>Processing</text:p>
          </table:table-cell>
          <table:table-cell office:value-type="string">
            <text:p>rate: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Bold Italic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style:font-name="Courier New" fo:font-style="italic" fo:font-weight="bold"/>
    </style:style>
    <style:style style:name="Untitled2" style:family="table-cell" style:parent-style-name="Default">
      <style:text-properties fo:font-weight="bold"/>
    </style:style>
    <style:style style:name="Untitled3" style:family="table-cell" style:parent-style-name="Default"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3/20/2024</text:date>, <text:time>14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0T14:02:12.77</dc:date>
    <meta:generator>OpenOffice/4.1.6$Win32 OpenOffice.org_project/416m1$Build-9790</meta:generator>
    <meta:editing-duration>PT3H26M34S</meta:editing-duration>
    <meta:editing-cycles>1</meta:editing-cycles>
    <meta:document-statistic meta:table-count="2" meta:cell-count="4011" meta:object-count="0"/>
  </office:meta>
</office:document-meta>
</file>